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mm"/>
    </style:style>
    <style:style style:name="co2" style:family="table-column">
      <style:table-column-properties fo:break-before="auto" style:column-width="3.23mm"/>
    </style:style>
    <style:style style:name="co3" style:family="table-column">
      <style:table-column-properties fo:break-before="auto" style:column-width="61.28mm"/>
    </style:style>
    <style:style style:name="co4" style:family="table-column">
      <style:table-column-properties fo:break-before="auto" style:column-width="25.15mm"/>
    </style:style>
    <style:style style:name="co5" style:family="table-column">
      <style:table-column-properties fo:break-before="auto" style:column-width="22.15mm"/>
    </style:style>
    <style:style style:name="co6" style:family="table-column">
      <style:table-column-properties fo:break-before="auto" style:column-width="1.73mm"/>
    </style:style>
    <style:style style:name="co7" style:family="table-column">
      <style:table-column-properties fo:break-before="auto" style:column-width="2.98mm"/>
    </style:style>
    <style:style style:name="co8" style:family="table-column">
      <style:table-column-properties fo:break-before="auto" style:column-width="19.17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4.22mm"/>
    </style:style>
    <style:style style:name="co11" style:family="table-column">
      <style:table-column-properties fo:break-before="auto" style:column-width="21.66mm"/>
    </style:style>
    <style:style style:name="co12" style:family="table-column">
      <style:table-column-properties fo:break-before="auto" style:column-width="0.72mm"/>
    </style:style>
    <style:style style:name="co13" style:family="table-column">
      <style:table-column-properties fo:break-before="auto" style:column-width="0.99mm"/>
    </style:style>
    <style:style style:name="co14" style:family="table-column">
      <style:table-column-properties fo:break-before="auto" style:column-width="3.47mm"/>
    </style:style>
    <style:style style:name="co15" style:family="table-column">
      <style:table-column-properties fo:break-before="auto" style:column-width="34.11mm"/>
    </style:style>
    <style:style style:name="co16" style:family="table-column">
      <style:table-column-properties fo:break-before="auto" style:column-width="3.97mm"/>
    </style:style>
    <style:style style:name="co17" style:family="table-column">
      <style:table-column-properties fo:break-before="auto" style:column-width="33.13mm"/>
    </style:style>
    <style:style style:name="co18" style:family="table-column">
      <style:table-column-properties fo:break-before="auto" style:column-width="74.98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24mm" fo:break-before="auto" style:use-optimal-row-height="false"/>
    </style:style>
    <style:style style:name="ro3" style:family="table-row">
      <style:table-row-properties style:row-height="6.03mm" fo:break-before="auto" style:use-optimal-row-height="false"/>
    </style:style>
    <style:style style:name="ro4" style:family="table-row">
      <style:table-row-properties style:row-height="4.57mm" fo:break-before="auto" style:use-optimal-row-height="false"/>
    </style:style>
    <style:style style:name="ro5" style:family="table-row">
      <style:table-row-properties style:row-height="4.04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一般_5f_WESRB0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9" style:family="table-cell" style:parent-style-name="一般_5f_WESRB00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一般_5f_WESRB00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一般_5f_WESRB0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6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6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6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69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70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69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一般_5f_WESRB00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 style:data-style-name="N17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 style:data-style-name="N17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0" style:family="table-cell" style:parent-style-name="一般_5f_WESRB00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一般_5f_WESRB001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一般_5f_WESRB00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一般_5f_WESRB00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一般_5f_WESRB00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69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 style:data-style-name="N16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一般_5f_WESRB00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一般_5f_WESRB00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 style:data-style-name="N16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6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69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70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style:use-window-font-color="true" style:font-name="細明體" fo:font-size="8pt" fo:font-weight="normal" style:text-underline-style="none" style:text-underline-color="font-color" style:text-line-through-type="none" fo:font-style="normal" style:text-outline="false" fo:text-shadow="none" style:text-position="33% 58%" style:font-name-asian="細明體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細明體" fo:font-size="8pt" fo:font-weight="normal" style:text-underline-style="none" style:text-underline-color="font-color" style:text-line-through-type="none" fo:font-style="normal" style:text-outline="false" fo:text-shadow="none" style:font-name-asian="細明體" style:font-size-asian="8pt" style:font-size-complex="8pt" style:font-weight-asian="normal" style:font-weight-complex="normal" style:font-style-asian="normal" style:font-style-complex="normal" style:text-position="0% 100%"/>
    </style:style>
    <style:style style:name="T3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4" table:default-cell-style-name="ce15"/>
        <table:table-column table:style-name="co5" table:number-columns-repeated="8" table:default-cell-style-name="ce15"/>
        <table:table-column table:style-name="co6" table:default-cell-style-name="ce14"/>
        <table:table-column table:style-name="co7" table:default-cell-style-name="ce15"/>
        <table:table-column table:style-name="co8" table:default-cell-style-name="ce15"/>
        <table:table-column table:style-name="co9" table:number-columns-repeated="242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6-5 能源平衡表－OECD能源統計格式（公噸油當量單位）</text:p>
            </table:table-cell>
            <table:covered-table-cell table:number-columns-repeated="11" table:style-name="ce16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 110 年 1 - 11 月</text:p>
            </table:table-cell>
            <table:covered-table-cell table:number-columns-repeated="2" table:style-name="ce2"/>
            <table:table-cell table:style-name="ce37" table:number-columns-repeated="6"/>
            <table:table-cell table:style-name="ce50" office:value-type="string" calcext:value-type="string" table:number-columns-spanned="3" table:number-rows-spanned="1">
              <text:p>(單位：公噸油當量 / 10<text:span text:style-name="T1">7</text:span><text:span text:style-name="T2">千卡)</text:span></text:p>
            </table:table-cell>
            <table:covered-table-cell table:number-columns-repeated="2" table:style-name="ce50"/>
            <table:table-cell table:style-name="ce13"/>
            <table:table-cell table:style-name="ce37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5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 office:value-type="float" office:value="4" calcext:value-type="float">
              <text:p>4</text:p>
            </table:table-cell>
            <table:table-cell table:style-name="ce38" office:value-type="float" office:value="5" calcext:value-type="float">
              <text:p>5</text:p>
            </table:table-cell>
            <table:table-cell table:style-name="ce38" office:value-type="float" office:value="6" calcext:value-type="float">
              <text:p>6</text:p>
            </table:table-cell>
            <table:table-cell table:style-name="ce38" office:value-type="float" office:value="7" calcext:value-type="float">
              <text:p>7</text:p>
            </table:table-cell>
            <table:table-cell table:style-name="ce38" office:value-type="float" office:value="8" calcext:value-type="float">
              <text:p>8</text:p>
            </table:table-cell>
            <table:table-cell table:style-name="ce38" office:value-type="float" office:value="9" calcext:value-type="float">
              <text:p>9</text:p>
            </table:table-cell>
            <table:table-cell table:style-name="ce4"/>
            <table:table-cell table:style-name="ce52" table:number-columns-repeated="1011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煤及煤產品</text:p>
            </table:table-cell>
            <table:table-cell table:style-name="ce39" office:value-type="string" calcext:value-type="string">
              <text:p>煙煤-煉焦煤</text:p>
            </table:table-cell>
            <table:table-cell table:style-name="ce39" office:value-type="string" calcext:value-type="string">
              <text:p>煙煤-燃料煤</text:p>
            </table:table-cell>
            <table:table-cell table:style-name="ce39" office:value-type="string" calcext:value-type="string">
              <text:p>無煙煤</text:p>
            </table:table-cell>
            <table:table-cell table:style-name="ce39" office:value-type="string" calcext:value-type="string">
              <text:p>亞煙煤</text:p>
            </table:table-cell>
            <table:table-cell table:style-name="ce39" office:value-type="string" calcext:value-type="string">
              <text:p>褐煤</text:p>
            </table:table-cell>
            <table:table-cell table:style-name="ce39" office:value-type="string" calcext:value-type="string">
              <text:p>泥煤</text:p>
            </table:table-cell>
            <table:table-cell table:style-name="ce39" office:value-type="string" calcext:value-type="string">
              <text:p>焦炭</text:p>
            </table:table-cell>
            <table:table-cell table:style-name="ce39" office:value-type="string" calcext:value-type="string">
              <text:p>煤球</text:p>
            </table:table-cell>
            <table:table-cell table:style-name="ce4"/>
            <table:table-cell table:style-name="ce52" table:number-columns-repeated="1011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table:number-columns-repeated="9"/>
            <table:table-cell table:style-name="ce4"/>
            <table:table-cell table:style-name="ce52" table:number-columns-repeated="1011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40" table:number-columns-repeated="9"/>
            <table:table-cell table:style-name="ce4"/>
            <table:table-cell table:style-name="ce52" table:number-columns-repeated="1011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office:value-type="string" calcext:value-type="string">
              <text:p>C2 ~ C12</text:p>
            </table:table-cell>
            <table:table-cell table:style-name="ce41" table:number-columns-repeated="8"/>
            <table:table-cell table:style-name="ce4"/>
            <table:table-cell table:style-name="ce52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42" table:number-columns-repeated="9"/>
          <table:table-cell table:style-name="ce13"/>
          <table:table-cell table:style-name="ce37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office:value-type="float" office:value="37538896.129536" calcext:value-type="float">
            <text:p><text:s/>37,538,896 <text:s/></text:p>
          </table:table-cell>
          <table:table-cell table:style-name="ce43" office:value-type="float" office:value="4743228.174" calcext:value-type="float">
            <text:p><text:s/>4,743,228 <text:s/></text:p>
          </table:table-cell>
          <table:table-cell table:style-name="ce43" office:value-type="float" office:value="27352092.565536" calcext:value-type="float">
            <text:p><text:s/>27,352,093 <text:s/></text:p>
          </table:table-cell>
          <table:table-cell table:style-name="ce43" office:value-type="float" office:value="167154.59" calcext:value-type="float">
            <text:p><text:s/>167,155 <text:s/></text:p>
          </table:table-cell>
          <table:table-cell table:style-name="ce43" office:value-type="float" office:value="5142076.8" calcext:value-type="float">
            <text:p><text:s/>5,142,077 <text:s/></text:p>
          </table:table-cell>
          <table:table-cell table:style-name="ce43" table:number-columns-repeated="2"/>
          <table:table-cell table:style-name="ce43" office:value-type="float" office:value="134344" calcext:value-type="float">
            <text:p><text:s/>134,344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office:value-type="float" office:value="30106.57" calcext:value-type="float">
            <text:p><text:s/>30,107 <text:s/></text:p>
          </table:table-cell>
          <table:table-cell table:style-name="ce43" table:number-columns-repeated="2"/>
          <table:table-cell table:style-name="ce43" office:value-type="float" office:value="665.27" calcext:value-type="float">
            <text:p><text:s/>665 <text:s/></text:p>
          </table:table-cell>
          <table:table-cell table:style-name="ce43" table:number-columns-repeated="3"/>
          <table:table-cell table:style-name="ce43" office:value-type="float" office:value="29441.3" calcext:value-type="float">
            <text:p><text:s/>29,441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office:value-type="float" office:value="1130103.391817" calcext:value-type="float">
            <text:p><text:s/>1,130,103 <text:s/></text:p>
          </table:table-cell>
          <table:table-cell table:style-name="ce43" office:value-type="float" office:value="100965.841758" calcext:value-type="float">
            <text:p><text:s/>100,966 <text:s/></text:p>
          </table:table-cell>
          <table:table-cell table:style-name="ce43" office:value-type="float" office:value="1074200.295359" calcext:value-type="float">
            <text:p><text:s/>1,074,200 <text:s/></text:p>
          </table:table-cell>
          <table:table-cell table:style-name="ce43" office:value-type="float" office:value="-12096.22598" calcext:value-type="float">
            <text:p><text:s/>-12,096 <text:s/></text:p>
          </table:table-cell>
          <table:table-cell table:style-name="ce43" office:value-type="float" office:value="12623.54758" calcext:value-type="float">
            <text:p><text:s/>12,624 <text:s/></text:p>
          </table:table-cell>
          <table:table-cell table:style-name="ce43" table:number-columns-repeated="2"/>
          <table:table-cell table:style-name="ce43" office:value-type="float" office:value="-45590.0669" calcext:value-type="float">
            <text:p><text:s/>-45,590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office:value-type="float" office:value="36378686.167719" calcext:value-type="float">
            <text:p><text:s/>36,378,686 <text:s/></text:p>
          </table:table-cell>
          <table:table-cell table:style-name="ce44" office:value-type="float" office:value="4642262.332242" calcext:value-type="float">
            <text:p><text:s/>4,642,262 <text:s/></text:p>
          </table:table-cell>
          <table:table-cell table:style-name="ce44" office:value-type="float" office:value="26277892.270177" calcext:value-type="float">
            <text:p><text:s/>26,277,892 <text:s/></text:p>
          </table:table-cell>
          <table:table-cell table:style-name="ce44" office:value-type="float" office:value="178585.54598" calcext:value-type="float">
            <text:p><text:s/>178,586 <text:s/></text:p>
          </table:table-cell>
          <table:table-cell table:style-name="ce44" office:value-type="float" office:value="5129453.25242" calcext:value-type="float">
            <text:p><text:s/>5,129,453 <text:s/></text:p>
          </table:table-cell>
          <table:table-cell table:style-name="ce44" table:number-columns-repeated="2"/>
          <table:table-cell table:style-name="ce44" office:value-type="float" office:value="150492.7669" calcext:value-type="float">
            <text:p><text:s/>150,493 <text:s/></text:p>
          </table:table-cell>
          <table:table-cell table:style-name="ce44"/>
          <table:table-cell table:style-name="ce13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 office:value-type="float" office:value="697901.813744404" calcext:value-type="float">
            <text:p><text:s/>697,902 <text:s/></text:p>
          </table:table-cell>
          <table:table-cell table:style-name="ce44" office:value-type="float" office:value="430547.378569" calcext:value-type="float">
            <text:p><text:s/>430,547 <text:s/></text:p>
          </table:table-cell>
          <table:table-cell table:style-name="ce44" office:value-type="float" office:value="-269263.866454596" calcext:value-type="float">
            <text:p><text:s/>-269,264 <text:s/></text:p>
          </table:table-cell>
          <table:table-cell table:style-name="ce44" office:value-type="float" office:value="3090.80111" calcext:value-type="float">
            <text:p><text:s/>3,091 <text:s/></text:p>
          </table:table-cell>
          <table:table-cell table:style-name="ce44" office:value-type="float" office:value="545890.57432" calcext:value-type="float">
            <text:p><text:s/>545,891 <text:s/></text:p>
          </table:table-cell>
          <table:table-cell table:style-name="ce44" table:number-columns-repeated="2"/>
          <table:table-cell table:style-name="ce44" office:value-type="float" office:value="-12363.0738" calcext:value-type="float">
            <text:p><text:s/>-12,363 <text:s/></text:p>
          </table:table-cell>
          <table:table-cell table:style-name="ce44"/>
          <table:table-cell table:style-name="ce13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office:value-type="float" office:value="36686536.7057237" calcext:value-type="float">
            <text:p><text:s/>36,686,537 <text:s/></text:p>
          </table:table-cell>
          <table:table-cell table:style-name="ce43" office:value-type="float" office:value="4211714.953673" calcext:value-type="float">
            <text:p><text:s/>4,211,715 <text:s/></text:p>
          </table:table-cell>
          <table:table-cell table:style-name="ce43" office:value-type="float" office:value="23443758.0189747" calcext:value-type="float">
            <text:p><text:s/>23,443,758 <text:s/></text:p>
          </table:table-cell>
          <table:table-cell table:style-name="ce43"/>
          <table:table-cell table:style-name="ce43" office:value-type="float" office:value="4583562.6781" calcext:value-type="float">
            <text:p><text:s/>4,583,563 <text:s/></text:p>
          </table:table-cell>
          <table:table-cell table:style-name="ce43" table:number-columns-repeated="2"/>
          <table:table-cell table:style-name="ce43" office:value-type="float" office:value="3442053.9251" calcext:value-type="float">
            <text:p><text:s/>3,442,054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office:value-type="float" office:value="5333479.9872846" calcext:value-type="float">
            <text:p><text:s/>5,333,480 <text:s/></text:p>
          </table:table-cell>
          <table:table-cell table:style-name="ce43" office:value-type="float" office:value="4211714.953673" calcext:value-type="float">
            <text:p><text:s/>4,211,715 <text:s/></text:p>
          </table:table-cell>
          <table:table-cell table:style-name="ce43" office:value-type="float" office:value="1121765.0336116" calcext:value-type="float">
            <text:p><text:s/>1,121,76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office:value-type="float" office:value="4663265.32882" calcext:value-type="float">
            <text:p><text:s/>4,663,265 <text:s/></text:p>
          </table:table-cell>
          <table:table-cell table:style-name="ce43"/>
          <table:table-cell table:style-name="ce43" office:value-type="float" office:value="1221211.40372" calcext:value-type="float">
            <text:p><text:s/>1,221,211 <text:s/></text:p>
          </table:table-cell>
          <table:table-cell table:style-name="ce43" table:number-columns-repeated="4"/>
          <table:table-cell table:style-name="ce43" office:value-type="float" office:value="3442053.9251" calcext:value-type="float">
            <text:p><text:s/>3,442,054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18157152.4966" calcext:value-type="float">
            <text:p><text:s/>18,157,152 <text:s/></text:p>
          </table:table-cell>
          <table:table-cell table:style-name="ce43"/>
          <table:table-cell table:style-name="ce43" office:value-type="float" office:value="13640554.5009" calcext:value-type="float">
            <text:p><text:s/>13,640,555 <text:s/></text:p>
          </table:table-cell>
          <table:table-cell table:style-name="ce43"/>
          <table:table-cell table:style-name="ce43" office:value-type="float" office:value="4516597.9957" calcext:value-type="float">
            <text:p><text:s/>4,516,598 <text:s/>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 office:value-type="float" office:value="336292.491808" calcext:value-type="float">
            <text:p><text:s/>336,292 <text:s/></text:p>
          </table:table-cell>
          <table:table-cell table:style-name="ce43"/>
          <table:table-cell table:style-name="ce43" office:value-type="float" office:value="336292.491808" calcext:value-type="float">
            <text:p><text:s/>336,29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office:value-type="float" office:value="393221.547936" calcext:value-type="float">
            <text:p><text:s/>393,222 <text:s/></text:p>
          </table:table-cell>
          <table:table-cell table:style-name="ce43"/>
          <table:table-cell table:style-name="ce43" office:value-type="float" office:value="393221.547936" calcext:value-type="float">
            <text:p><text:s/>393,22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office:value-type="float" office:value="7803124.85327513" calcext:value-type="float">
            <text:p><text:s/>7,803,125 <text:s/></text:p>
          </table:table-cell>
          <table:table-cell table:style-name="ce44"/>
          <table:table-cell table:style-name="ce44" office:value-type="float" office:value="6730713.04099906" calcext:value-type="float">
            <text:p><text:s/>6,730,713 <text:s/></text:p>
          </table:table-cell>
          <table:table-cell table:style-name="ce44"/>
          <table:table-cell table:style-name="ce44" office:value-type="float" office:value="66964.6824" calcext:value-type="float">
            <text:p><text:s/>66,965 <text:s/></text:p>
          </table:table-cell>
          <table:table-cell table:style-name="ce44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 office:value-type="float" office:value="7128395.1632572" calcext:value-type="float">
            <text:p><text:s/>7,128,395 <text:s/></text:p>
          </table:table-cell>
          <table:table-cell table:style-name="ce43" table:number-columns-repeated="6"/>
          <table:table-cell table:style-name="ce43" office:value-type="float" office:value="4038733.3" calcext:value-type="float">
            <text:p><text:s/>4,038,733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 office:value-type="float" office:value="7128395.1632572" calcext:value-type="float">
            <text:p><text:s/>7,128,395 <text:s/></text:p>
          </table:table-cell>
          <table:table-cell table:style-name="ce43" table:number-columns-repeated="6"/>
          <table:table-cell table:style-name="ce43" office:value-type="float" office:value="4038733.3" calcext:value-type="float">
            <text:p><text:s/>4,038,733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 office:value-type="float" office:value="1080321.8685126" calcext:value-type="float">
            <text:p><text:s/>1,080,322 <text:s/></text:p>
          </table:table-cell>
          <table:table-cell table:style-name="ce43" table:number-columns-repeated="8"/>
          <table:table-cell table:style-name="ce13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office:value-type="float" office:value="534891.6367725" calcext:value-type="float">
            <text:p><text:s/>534,892 <text:s/></text:p>
          </table:table-cell>
          <table:table-cell table:style-name="ce43" table:number-columns-repeated="8"/>
          <table:table-cell table:style-name="ce13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office:value-type="float" office:value="545430.2317401" calcext:value-type="float">
            <text:p><text:s/>545,430 <text:s/></text:p>
          </table:table-cell>
          <table:table-cell table:style-name="ce43" table:number-columns-repeated="8"/>
          <table:table-cell table:style-name="ce13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office:value-type="float" office:value="94805.8823761" calcext:value-type="float">
            <text:p><text:s/>94,806 <text:s/></text:p>
          </table:table-cell>
          <table:table-cell table:style-name="ce45" table:number-columns-repeated="6"/>
          <table:table-cell table:style-name="ce45" office:value-type="float" office:value="79996.924" calcext:value-type="float">
            <text:p><text:s/>79,997 <text:s/></text:p>
          </table:table-cell>
          <table:table-cell table:style-name="ce45"/>
          <table:table-cell table:style-name="ce13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office:value-type="float" office:value="4947515.06061937" calcext:value-type="float">
            <text:p><text:s/>4,947,515 <text:s/></text:p>
          </table:table-cell>
          <table:table-cell table:style-name="ce45"/>
          <table:table-cell table:style-name="ce45" office:value-type="float" office:value="3103398.11765694" calcext:value-type="float">
            <text:p><text:s/>3,103,398 <text:s/></text:p>
          </table:table-cell>
          <table:table-cell table:style-name="ce45" office:value-type="float" office:value="175494.74487" calcext:value-type="float">
            <text:p><text:s/>175,495 <text:s/></text:p>
          </table:table-cell>
          <table:table-cell table:style-name="ce45" table:number-columns-repeated="3"/>
          <table:table-cell table:style-name="ce45" office:value-type="float" office:value="679538.2916" calcext:value-type="float">
            <text:p><text:s/>679,538 <text:s/></text:p>
          </table:table-cell>
          <table:table-cell table:style-name="ce45"/>
          <table:table-cell table:style-name="ce13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office:value-type="float" office:value="4695172.12161938" calcext:value-type="float">
            <text:p><text:s/>4,695,172 <text:s/></text:p>
          </table:table-cell>
          <table:table-cell table:style-name="ce45"/>
          <table:table-cell table:style-name="ce45" office:value-type="float" office:value="3103398.11765694" calcext:value-type="float">
            <text:p><text:s/>3,103,398 <text:s/></text:p>
          </table:table-cell>
          <table:table-cell table:style-name="ce45" office:value-type="float" office:value="132982.71387" calcext:value-type="float">
            <text:p><text:s/>132,983 <text:s/></text:p>
          </table:table-cell>
          <table:table-cell table:style-name="ce45" table:number-columns-repeated="3"/>
          <table:table-cell table:style-name="ce45" office:value-type="float" office:value="469707.3836" calcext:value-type="float">
            <text:p><text:s/>469,707 <text:s/></text:p>
          </table:table-cell>
          <table:table-cell table:style-name="ce45"/>
          <table:table-cell table:style-name="ce13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 office:value-type="float" office:value="4695172.12161938" calcext:value-type="float">
            <text:p><text:s/>4,695,172 <text:s/></text:p>
          </table:table-cell>
          <table:table-cell table:style-name="ce43"/>
          <table:table-cell table:style-name="ce43" office:value-type="float" office:value="3103398.11765694" calcext:value-type="float">
            <text:p><text:s/>3,103,398 <text:s/></text:p>
          </table:table-cell>
          <table:table-cell table:style-name="ce43" office:value-type="float" office:value="132982.71387" calcext:value-type="float">
            <text:p><text:s/>132,983 <text:s/></text:p>
          </table:table-cell>
          <table:table-cell table:style-name="ce43" table:number-columns-repeated="3"/>
          <table:table-cell table:style-name="ce43" office:value-type="float" office:value="469707.3836" calcext:value-type="float">
            <text:p><text:s/>469,707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 office:value-type="float" office:value="24328.640288" calcext:value-type="float">
            <text:p><text:s/>24,329 <text:s/></text:p>
          </table:table-cell>
          <table:table-cell table:style-name="ce43"/>
          <table:table-cell table:style-name="ce43" office:value-type="float" office:value="24328.640288" calcext:value-type="float">
            <text:p><text:s/>24,329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 office:value-type="float" office:value="198645.281287552" calcext:value-type="float">
            <text:p><text:s/>198,645 <text:s/></text:p>
          </table:table-cell>
          <table:table-cell table:style-name="ce43"/>
          <table:table-cell table:style-name="ce43" office:value-type="float" office:value="198645.281287552" calcext:value-type="float">
            <text:p><text:s/>198,64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 office:value-type="float" office:value="463810.772623684" calcext:value-type="float">
            <text:p><text:s/>463,811 <text:s/></text:p>
          </table:table-cell>
          <table:table-cell table:style-name="ce43"/>
          <table:table-cell table:style-name="ce43" office:value-type="float" office:value="463810.772623684" calcext:value-type="float">
            <text:p><text:s/>463,81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 office:value-type="float" office:value="1492377.7181097" calcext:value-type="float">
            <text:p><text:s/>1,492,378 <text:s/></text:p>
          </table:table-cell>
          <table:table-cell table:style-name="ce43"/>
          <table:table-cell table:style-name="ce43" office:value-type="float" office:value="1492099.5911697" calcext:value-type="float">
            <text:p><text:s/>1,492,100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 office:value-type="float" office:value="1214439.79800841" calcext:value-type="float">
            <text:p><text:s/>1,214,440 <text:s/></text:p>
          </table:table-cell>
          <table:table-cell table:style-name="ce43"/>
          <table:table-cell table:style-name="ce43" office:value-type="float" office:value="1214439.79800841" calcext:value-type="float">
            <text:p><text:s/>1,214,440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 office:value-type="float" office:value="27040.7267397635" calcext:value-type="float">
            <text:p>( 27,041 <text:s/>)</text:p>
          </table:table-cell>
          <table:table-cell table:style-name="ce46"/>
          <table:table-cell table:style-name="ce46" office:value-type="float" office:value="27040.7267397635" calcext:value-type="float">
            <text:p>( 27,041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office:value-type="float" office:value="1187399.07126864" calcext:value-type="float">
            <text:p>( 1,187,399 <text:s/>)</text:p>
          </table:table-cell>
          <table:table-cell table:style-name="ce46"/>
          <table:table-cell table:style-name="ce46" office:value-type="float" office:value="1187399.07126864" calcext:value-type="float">
            <text:p>( 1,187,399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 office:value-type="float" office:value="213629.389251635" calcext:value-type="float">
            <text:p><text:s/>213,629 <text:s/></text:p>
          </table:table-cell>
          <table:table-cell table:style-name="ce43"/>
          <table:table-cell table:style-name="ce43" office:value-type="float" office:value="213629.389251635" calcext:value-type="float">
            <text:p><text:s/>213,629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 office:value-type="float" office:value="64030.4039096608" calcext:value-type="float">
            <text:p><text:s/>64,030 <text:s/></text:p>
          </table:table-cell>
          <table:table-cell table:style-name="ce43"/>
          <table:table-cell table:style-name="ce43" office:value-type="float" office:value="64030.4039096608" calcext:value-type="float">
            <text:p><text:s/>64,030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 office:value-type="float" office:value="278.12694" calcext:value-type="float">
            <text:p><text:s/>278 <text:s/></text:p>
          </table:table-cell>
          <table:table-cell table:style-name="ce47" table:number-columns-repeated="8"/>
          <table:table-cell table:style-name="ce13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 office:value-type="float" office:value="11554.29824" calcext:value-type="float">
            <text:p><text:s/>11,554 <text:s/></text:p>
          </table:table-cell>
          <table:table-cell table:style-name="ce43"/>
          <table:table-cell table:style-name="ce43" office:value-type="float" office:value="11554.29824" calcext:value-type="float">
            <text:p><text:s/>11,554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office:value-type="float" office:value="360.544" calcext:value-type="float">
            <text:p><text:s/>361 <text:s/></text:p>
          </table:table-cell>
          <table:table-cell table:style-name="ce43"/>
          <table:table-cell table:style-name="ce43" office:value-type="float" office:value="360.544" calcext:value-type="float">
            <text:p><text:s/>36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 office:value-type="float" office:value="10965.53536" calcext:value-type="float">
            <text:p><text:s/>10,966 <text:s/></text:p>
          </table:table-cell>
          <table:table-cell table:style-name="ce47"/>
          <table:table-cell table:style-name="ce47" office:value-type="float" office:value="10965.53536" calcext:value-type="float">
            <text:p><text:s/>10,966 <text:s/></text:p>
          </table:table-cell>
          <table:table-cell table:style-name="ce47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office:value-type="float" office:value="889368.232384" calcext:value-type="float">
            <text:p><text:s/>889,368 <text:s/></text:p>
          </table:table-cell>
          <table:table-cell table:style-name="ce43"/>
          <table:table-cell table:style-name="ce43" office:value-type="float" office:value="889368.232384" calcext:value-type="float">
            <text:p><text:s/>889,36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office:value-type="float" office:value="867760.562944" calcext:value-type="float">
            <text:p><text:s/>867,761 <text:s/></text:p>
          </table:table-cell>
          <table:table-cell table:style-name="ce43"/>
          <table:table-cell table:style-name="ce43" office:value-type="float" office:value="867760.562944" calcext:value-type="float">
            <text:p><text:s/>867,76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office:value-type="float" office:value="21607.66944" calcext:value-type="float">
            <text:p><text:s/>21,608 <text:s/></text:p>
          </table:table-cell>
          <table:table-cell table:style-name="ce43"/>
          <table:table-cell table:style-name="ce43" office:value-type="float" office:value="21607.66944" calcext:value-type="float">
            <text:p><text:s/>21,60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 office:value-type="float" office:value="1591495.87702244" calcext:value-type="float">
            <text:p><text:s/>1,591,496 <text:s/></text:p>
          </table:table-cell>
          <table:table-cell table:style-name="ce43" table:number-columns-repeated="2"/>
          <table:table-cell table:style-name="ce43" office:value-type="float" office:value="132982.71387" calcext:value-type="float">
            <text:p><text:s/>132,983 <text:s/></text:p>
          </table:table-cell>
          <table:table-cell table:style-name="ce43" table:number-columns-repeated="3"/>
          <table:table-cell table:style-name="ce43" office:value-type="float" office:value="469707.3836" calcext:value-type="float">
            <text:p><text:s/>469,707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 office:value-type="float" office:value="1591495.87702244" calcext:value-type="float">
            <text:p><text:s/>1,591,496 <text:s/></text:p>
          </table:table-cell>
          <table:table-cell table:style-name="ce43" table:number-columns-repeated="2"/>
          <table:table-cell table:style-name="ce43" office:value-type="float" office:value="132982.71387" calcext:value-type="float">
            <text:p><text:s/>132,983 <text:s/></text:p>
          </table:table-cell>
          <table:table-cell table:style-name="ce43" table:number-columns-repeated="3"/>
          <table:table-cell table:style-name="ce43" office:value-type="float" office:value="469707.3836" calcext:value-type="float">
            <text:p><text:s/>469,707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 office:value-type="float" office:value="12265.222304" calcext:value-type="float">
            <text:p><text:s/>12,265 <text:s/></text:p>
          </table:table-cell>
          <table:table-cell table:style-name="ce43"/>
          <table:table-cell table:style-name="ce43" office:value-type="float" office:value="12265.222304" calcext:value-type="float">
            <text:p><text:s/>12,26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office:value-type="float" office:value="252342.939" calcext:value-type="float">
            <text:p><text:s/>252,343 <text:s/></text:p>
          </table:table-cell>
          <table:table-cell table:style-name="ce43" table:number-columns-repeated="2"/>
          <table:table-cell table:style-name="ce43" office:value-type="float" office:value="42512.031" calcext:value-type="float">
            <text:p><text:s/>42,512 <text:s/></text:p>
          </table:table-cell>
          <table:table-cell table:style-name="ce43" table:number-columns-repeated="3"/>
          <table:table-cell table:style-name="ce43" office:value-type="float" office:value="209830.908" calcext:value-type="float">
            <text:p><text:s/>209,831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office:value-type="float" office:value="252342.939" calcext:value-type="float">
            <text:p><text:s/>252,343 <text:s/></text:p>
          </table:table-cell>
          <table:table-cell table:style-name="ce43" table:number-columns-repeated="2"/>
          <table:table-cell table:style-name="ce43" office:value-type="float" office:value="42512.031" calcext:value-type="float">
            <text:p><text:s/>42,512 <text:s/></text:p>
          </table:table-cell>
          <table:table-cell table:style-name="ce43" table:number-columns-repeated="3"/>
          <table:table-cell table:style-name="ce43" office:value-type="float" office:value="209830.908" calcext:value-type="float">
            <text:p><text:s/>209,831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office:value-type="float" office:value="119708391.143973" calcext:value-type="float">
            <text:p><text:s/>119,708,391 <text:s/></text:p>
          </table:table-cell>
          <table:table-cell table:style-name="ce43"/>
          <table:table-cell table:style-name="ce43" office:value-type="float" office:value="93516770.9194702" calcext:value-type="float">
            <text:p><text:s/>93,516,771 <text:s/></text:p>
          </table:table-cell>
          <table:table-cell table:style-name="ce43"/>
          <table:table-cell table:style-name="ce43" office:value-type="float" office:value="22004050.1798298" calcext:value-type="float">
            <text:p><text:s/>22,004,050 <text:s/>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87393656.175" calcext:value-type="float">
            <text:p><text:s/>87,393,656 <text:s/></text:p>
          </table:table-cell>
          <table:table-cell table:style-name="ce43"/>
          <table:table-cell table:style-name="ce43" office:value-type="float" office:value="65597818.8494612" calcext:value-type="float">
            <text:p><text:s/>65,597,819 <text:s/></text:p>
          </table:table-cell>
          <table:table-cell table:style-name="ce43"/>
          <table:table-cell table:style-name="ce43" office:value-type="float" office:value="21795837.3255388" calcext:value-type="float">
            <text:p><text:s/>21,795,837 <text:s/>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 office:value-type="float" office:value="1984504.976849" calcext:value-type="float">
            <text:p><text:s/>1,984,505 <text:s/></text:p>
          </table:table-cell>
          <table:table-cell table:style-name="ce43"/>
          <table:table-cell table:style-name="ce43" office:value-type="float" office:value="1984504.976849" calcext:value-type="float">
            <text:p><text:s/>1,984,50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office:value-type="float" office:value="1369257.815263" calcext:value-type="float">
            <text:p><text:s/>1,369,258 <text:s/></text:p>
          </table:table-cell>
          <table:table-cell table:style-name="ce43"/>
          <table:table-cell table:style-name="ce43" office:value-type="float" office:value="1369257.815263" calcext:value-type="float">
            <text:p><text:s/>1,369,25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8960972.176861" calcext:value-type="float">
            <text:p><text:s/>28,960,972 <text:s/></text:p>
          </table:table-cell>
          <table:table-cell table:style-name="ce43"/>
          <table:table-cell table:style-name="ce43" office:value-type="float" office:value="24565189.277897" calcext:value-type="float">
            <text:p><text:s/>24,565,189 <text:s/></text:p>
          </table:table-cell>
          <table:table-cell table:style-name="ce43"/>
          <table:table-cell table:style-name="ce43" office:value-type="float" office:value="208212.854291" calcext:value-type="float">
            <text:p><text:s/>208,213 <text:s/>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office:value-type="float" office:value="25736631.14943" calcext:value-type="float">
            <text:p><text:s/>25,736,631 <text:s/></text:p>
          </table:table-cell>
          <table:table-cell table:style-name="ce43"/>
          <table:table-cell table:style-name="ce43" office:value-type="float" office:value="24292370.28107" calcext:value-type="float">
            <text:p><text:s/>24,292,370 <text:s/></text:p>
          </table:table-cell>
          <table:table-cell table:style-name="ce43"/>
          <table:table-cell table:style-name="ce43" office:value-type="float" office:value="128774.190915" calcext:value-type="float">
            <text:p><text:s/>128,774 <text:s/>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office:value-type="float" office:value="25736631.14943" calcext:value-type="float">
            <text:p><text:s/>25,736,631 <text:s/></text:p>
          </table:table-cell>
          <table:table-cell table:style-name="ce44"/>
          <table:table-cell table:style-name="ce44" office:value-type="float" office:value="24292370.28107" calcext:value-type="float">
            <text:p><text:s/>24,292,370 <text:s/></text:p>
          </table:table-cell>
          <table:table-cell table:style-name="ce44"/>
          <table:table-cell table:style-name="ce44" office:value-type="float" office:value="128774.190915" calcext:value-type="float">
            <text:p><text:s/>128,774 <text:s/></text:p>
          </table:table-cell>
          <table:table-cell table:style-name="ce44" table:number-columns-repeated="4"/>
          <table:table-cell table:style-name="ce13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1"/>
          <table:table-cell table:style-name="ce53" table:number-columns-repeated="1011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1"/>
          <table:table-cell table:style-name="ce53" table:number-columns-repeated="1011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1"/>
          <table:table-cell table:style-name="ce53" table:number-columns-repeated="1011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11"/>
          <table:table-cell table:style-name="ce37" table:number-columns-repeated="1011"/>
        </table:table-row>
        <table:table-row table:style-name="ro6">
          <table:table-cell table:style-name="ce13"/>
          <table:table-cell table:style-name="ce4"/>
          <table:table-cell table:style-name="ce13" table:number-columns-repeated="11"/>
          <table:table-cell table:style-name="ce37" table:number-columns-repeated="1011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"/>
          <table:table-cell/>
          <table:table-cell table:style-name="ce14" table:number-columns-repeated="1011"/>
        </table:table-row>
        <table:table-row table:style-name="ro7" table:number-rows-repeated="104835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1.$A$1:.$AMJ$7" table:range-usable-as="repeat-column repeat-row"/>
        </table:named-expressions>
      </table:table>
      <table:table table:name="Page2" table:style-name="ta2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5" table:number-columns-repeated="3" table:default-cell-style-name="ce15"/>
        <table:table-column table:style-name="co4" table:default-cell-style-name="ce15"/>
        <table:table-column table:style-name="co5" table:number-columns-repeated="5" table:default-cell-style-name="ce15"/>
        <table:table-column table:style-name="co6" table:default-cell-style-name="ce15"/>
        <table:table-column table:style-name="co10" table:default-cell-style-name="ce15"/>
        <table:table-column table:style-name="co9" table:number-columns-repeated="243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6-5 能源平衡表－OECD能源統計格式（公噸油當量單位）</text:p>
            </table:table-cell>
            <table:covered-table-cell table:number-columns-repeated="11" table:style-name="ce16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 110 年 1 - 11 月</text:p>
            </table:table-cell>
            <table:covered-table-cell table:number-columns-repeated="2" table:style-name="ce2"/>
            <table:table-cell table:style-name="ce37" table:number-columns-repeated="6"/>
            <table:table-cell table:style-name="ce50" office:value-type="string" calcext:value-type="string" table:number-columns-spanned="3" table:number-rows-spanned="1">
              <text:p>(單位：公噸油當量 / 10<text:span text:style-name="T1">7</text:span><text:span text:style-name="T2">千卡)</text:span></text:p>
            </table:table-cell>
            <table:covered-table-cell table:number-columns-repeated="2" table:style-name="ce50"/>
            <table:table-cell table:style-name="ce37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5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38" office:value-type="float" office:value="10" calcext:value-type="float">
              <text:p>10</text:p>
            </table:table-cell>
            <table:table-cell table:style-name="ce38" office:value-type="float" office:value="11" calcext:value-type="float">
              <text:p>11</text:p>
            </table:table-cell>
            <table:table-cell table:style-name="ce38" office:value-type="float" office:value="12" calcext:value-type="float">
              <text:p>12</text:p>
            </table:table-cell>
            <table:table-cell table:style-name="ce38" office:value-type="float" office:value="13" calcext:value-type="float">
              <text:p>13</text:p>
            </table:table-cell>
            <table:table-cell table:style-name="ce38" office:value-type="float" office:value="14" calcext:value-type="float">
              <text:p>14</text:p>
            </table:table-cell>
            <table:table-cell table:style-name="ce38" office:value-type="float" office:value="15" calcext:value-type="float">
              <text:p>15</text:p>
            </table:table-cell>
            <table:table-cell table:style-name="ce38" office:value-type="float" office:value="16" calcext:value-type="float">
              <text:p>16</text:p>
            </table:table-cell>
            <table:table-cell table:style-name="ce38" office:value-type="float" office:value="17" calcext:value-type="float">
              <text:p>17</text:p>
            </table:table-cell>
            <table:table-cell table:style-name="ce38" office:value-type="float" office:value="18" calcext:value-type="float">
              <text:p>18</text:p>
            </table:table-cell>
            <table:table-cell table:style-name="ce52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焦爐氣</text:p>
            </table:table-cell>
            <table:table-cell table:style-name="ce39" office:value-type="string" calcext:value-type="string">
              <text:p>高爐氣</text:p>
            </table:table-cell>
            <table:table-cell table:style-name="ce39" office:value-type="string" calcext:value-type="string">
              <text:p>轉爐氣</text:p>
            </table:table-cell>
            <table:table-cell table:style-name="ce39" office:value-type="string" calcext:value-type="string">
              <text:p>原油及石油</text:p>
            </table:table-cell>
            <table:table-cell table:style-name="ce39" office:value-type="string" calcext:value-type="string">
              <text:p>原油</text:p>
            </table:table-cell>
            <table:table-cell table:style-name="ce39" office:value-type="string" calcext:value-type="string">
              <text:p>煉油廠進料</text:p>
            </table:table-cell>
            <table:table-cell table:style-name="ce39" office:value-type="string" calcext:value-type="string">
              <text:p>添加劑/</text:p>
            </table:table-cell>
            <table:table-cell table:style-name="ce39" office:value-type="string" calcext:value-type="string">
              <text:p>煉油氣</text:p>
            </table:table-cell>
            <table:table-cell table:style-name="ce39" office:value-type="string" calcext:value-type="string">
              <text:p>液化石油氣</text:p>
            </table:table-cell>
            <table:table-cell table:style-name="ce52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/>
            <table:table-cell table:style-name="ce54" table:number-columns-repeated="2"/>
            <table:table-cell table:style-name="ce39" office:value-type="string" calcext:value-type="string">
              <text:p>產品合計</text:p>
            </table:table-cell>
            <table:table-cell table:style-name="ce54" table:number-columns-repeated="2"/>
            <table:table-cell table:style-name="ce54" office:value-type="string" calcext:value-type="string">
              <text:p>含氧化合物</text:p>
            </table:table-cell>
            <table:table-cell table:style-name="ce54"/>
            <table:table-cell table:style-name="ce39"/>
            <table:table-cell table:style-name="ce52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40"/>
            <table:table-cell table:style-name="ce55" table:number-columns-repeated="2"/>
            <table:table-cell table:style-name="ce40"/>
            <table:table-cell table:style-name="ce55" table:number-columns-repeated="4"/>
            <table:table-cell table:style-name="ce40"/>
            <table:table-cell table:style-name="ce52" table:number-columns-repeated="1012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table:number-columns-repeated="3"/>
            <table:table-cell table:style-name="ce41" office:value-type="string" calcext:value-type="string">
              <text:p>C14 ~ C36</text:p>
            </table:table-cell>
            <table:table-cell table:style-name="ce41" table:number-columns-repeated="5"/>
            <table:table-cell table:style-name="ce52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42" table:number-columns-repeated="3"/>
          <table:table-cell table:style-name="ce43" office:value-type="float" office:value="79154.1775189571" calcext:value-type="float">
            <text:p><text:s/>79,154 <text:s/></text:p>
          </table:table-cell>
          <table:table-cell table:style-name="ce42" office:value-type="float" office:value="2048.229" calcext:value-type="float">
            <text:p><text:s/>2,048 <text:s/></text:p>
          </table:table-cell>
          <table:table-cell table:style-name="ce42" office:value-type="float" office:value="77105.9485189571" calcext:value-type="float">
            <text:p><text:s/>77,106 <text:s/></text:p>
          </table:table-cell>
          <table:table-cell table:style-name="ce42" table:number-columns-repeated="3"/>
          <table:table-cell table:style-name="ce37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table:number-columns-repeated="3"/>
          <table:table-cell table:style-name="ce43" office:value-type="float" office:value="51598705.1184412" calcext:value-type="float">
            <text:p><text:s/>51,598,705 <text:s/></text:p>
          </table:table-cell>
          <table:table-cell table:style-name="ce43" office:value-type="float" office:value="36650006.3106" calcext:value-type="float">
            <text:p><text:s/>36,650,006 <text:s/></text:p>
          </table:table-cell>
          <table:table-cell table:style-name="ce43"/>
          <table:table-cell table:style-name="ce43" office:value-type="float" office:value="213086.5713" calcext:value-type="float">
            <text:p><text:s/>213,087 <text:s/></text:p>
          </table:table-cell>
          <table:table-cell table:style-name="ce43"/>
          <table:table-cell table:style-name="ce43" office:value-type="float" office:value="573488.486945847" calcext:value-type="float">
            <text:p><text:s/>573,488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table:number-columns-repeated="3"/>
          <table:table-cell table:style-name="ce43" office:value-type="float" office:value="13101440.3953868" calcext:value-type="float">
            <text:p><text:s/>13,101,440 <text:s/></text:p>
          </table:table-cell>
          <table:table-cell table:style-name="ce43" table:number-columns-repeated="2"/>
          <table:table-cell table:style-name="ce43" office:value-type="float" office:value="706266.6993" calcext:value-type="float">
            <text:p><text:s/>706,267 <text:s/></text:p>
          </table:table-cell>
          <table:table-cell table:style-name="ce43"/>
          <table:table-cell table:style-name="ce43" office:value-type="float" office:value="2324.737852965" calcext:value-type="float">
            <text:p><text:s/>2,325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table:number-columns-repeated="3"/>
          <table:table-cell table:style-name="ce43" office:value-type="float" office:value="1346786.68488" calcext:value-type="float">
            <text:p><text:s/>1,346,787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3"/>
          <table:table-cell table:style-name="ce43" office:value-type="float" office:value="1662250.8328" calcext:value-type="float">
            <text:p><text:s/>1,662,251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table:number-columns-repeated="3"/>
          <table:table-cell table:style-name="ce43" office:value-type="float" office:value="40233.7426045282" calcext:value-type="float">
            <text:p><text:s/>40,234 <text:s/></text:p>
          </table:table-cell>
          <table:table-cell table:style-name="ce43" office:value-type="float" office:value="125174.2545" calcext:value-type="float">
            <text:p><text:s/>125,174 <text:s/></text:p>
          </table:table-cell>
          <table:table-cell table:style-name="ce43" office:value-type="float" office:value="1928.63053848177" calcext:value-type="float">
            <text:p><text:s/>1,929 <text:s/></text:p>
          </table:table-cell>
          <table:table-cell table:style-name="ce43" office:value-type="float" office:value="-214107.0813" calcext:value-type="float">
            <text:p><text:s/>-214,107 <text:s/></text:p>
          </table:table-cell>
          <table:table-cell table:style-name="ce43" office:value-type="float" office:value="-0.000000000009" calcext:value-type="float">
            <text:p><text:s/>-0 <text:s/></text:p>
          </table:table-cell>
          <table:table-cell table:style-name="ce43" office:value-type="float" office:value="-21519.227958354" calcext:value-type="float">
            <text:p><text:s/>-21,519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table:number-columns-repeated="3"/>
          <table:table-cell table:style-name="ce44" office:value-type="float" office:value="35527147.6402888" calcext:value-type="float">
            <text:p><text:s/>35,527,148 <text:s/></text:p>
          </table:table-cell>
          <table:table-cell table:style-name="ce44" office:value-type="float" office:value="36526880.2851" calcext:value-type="float">
            <text:p><text:s/>36,526,880 <text:s/></text:p>
          </table:table-cell>
          <table:table-cell table:style-name="ce44" office:value-type="float" office:value="75177.3179804754" calcext:value-type="float">
            <text:p><text:s/>75,177 <text:s/></text:p>
          </table:table-cell>
          <table:table-cell table:style-name="ce44" office:value-type="float" office:value="-279073.0467" calcext:value-type="float">
            <text:p><text:s/>-279,073 <text:s/></text:p>
          </table:table-cell>
          <table:table-cell table:style-name="ce44" office:value-type="float" office:value="0.000000000009" calcext:value-type="float">
            <text:p><text:s/>0 <text:s/></text:p>
          </table:table-cell>
          <table:table-cell table:style-name="ce44" office:value-type="float" office:value="592682.977051236" calcext:value-type="float">
            <text:p><text:s/>592,683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table:number-columns-repeated="3"/>
          <table:table-cell table:style-name="ce43" office:value-type="float" office:value="2348928.726423" calcext:value-type="float">
            <text:p><text:s/>2,348,929 <text:s/></text:p>
          </table:table-cell>
          <table:table-cell table:style-name="ce43" table:number-columns-repeated="4"/>
          <table:table-cell table:style-name="ce43" office:value-type="float" office:value="86621.516073" calcext:value-type="float">
            <text:p><text:s/>86,622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/>
          <table:table-cell table:style-name="ce44" office:value-type="float" office:value="-0.000000000001" calcext:value-type="float">
            <text:p><text:s/>-0 <text:s/></text:p>
          </table:table-cell>
          <table:table-cell table:style-name="ce44"/>
          <table:table-cell table:style-name="ce44" office:value-type="float" office:value="-455154.066624472" calcext:value-type="float">
            <text:p><text:s/>-455,154 <text:s/></text:p>
          </table:table-cell>
          <table:table-cell table:style-name="ce44" office:value-type="float" office:value="-22518.6516" calcext:value-type="float">
            <text:p><text:s/>-22,519 <text:s/></text:p>
          </table:table-cell>
          <table:table-cell table:style-name="ce44" office:value-type="float" office:value="0.00633390039" calcext:value-type="float">
            <text:p><text:s/>0 <text:s/></text:p>
          </table:table-cell>
          <table:table-cell table:style-name="ce44" table:number-columns-repeated="2"/>
          <table:table-cell table:style-name="ce44" office:value-type="float" office:value="7028.33253162725" calcext:value-type="float">
            <text:p><text:s/>7,028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office:value-type="float" office:value="307277.904782201" calcext:value-type="float">
            <text:p><text:s/>307,278 <text:s/></text:p>
          </table:table-cell>
          <table:table-cell table:style-name="ce43" office:value-type="float" office:value="571993.705079348" calcext:value-type="float">
            <text:p><text:s/>571,994 <text:s/></text:p>
          </table:table-cell>
          <table:table-cell table:style-name="ce43" office:value-type="float" office:value="126175.520014514" calcext:value-type="float">
            <text:p><text:s/>126,176 <text:s/></text:p>
          </table:table-cell>
          <table:table-cell table:style-name="ce43" office:value-type="float" office:value="38146028.3193295" calcext:value-type="float">
            <text:p><text:s/>38,146,028 <text:s/></text:p>
          </table:table-cell>
          <table:table-cell table:style-name="ce43" office:value-type="float" office:value="36549398.9367" calcext:value-type="float">
            <text:p><text:s/>36,549,399 <text:s/></text:p>
          </table:table-cell>
          <table:table-cell table:style-name="ce43" office:value-type="float" office:value="75177.311646575" calcext:value-type="float">
            <text:p><text:s/>75,177 <text:s/></text:p>
          </table:table-cell>
          <table:table-cell table:style-name="ce43" office:value-type="float" office:value="213086.5713" calcext:value-type="float">
            <text:p><text:s/>213,087 <text:s/></text:p>
          </table:table-cell>
          <table:table-cell table:style-name="ce43" office:value-type="float" office:value="253138.054227181" calcext:value-type="float">
            <text:p><text:s/>253,138 <text:s/></text:p>
          </table:table-cell>
          <table:table-cell table:style-name="ce43" office:value-type="float" office:value="3034.37856475228" calcext:value-type="float">
            <text:p><text:s/>3,034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table:number-columns-repeated="3"/>
          <table:table-cell table:style-name="ce43" office:value-type="float" office:value="36837662.8196466" calcext:value-type="float">
            <text:p><text:s/>36,837,663 <text:s/></text:p>
          </table:table-cell>
          <table:table-cell table:style-name="ce43" office:value-type="float" office:value="36549398.9367" calcext:value-type="float">
            <text:p><text:s/>36,549,399 <text:s/></text:p>
          </table:table-cell>
          <table:table-cell table:style-name="ce43" office:value-type="float" office:value="75177.311646575" calcext:value-type="float">
            <text:p><text:s/>75,177 <text:s/></text:p>
          </table:table-cell>
          <table:table-cell table:style-name="ce43" office:value-type="float" office:value="213086.5713" calcext:value-type="float">
            <text:p><text:s/>213,087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table:number-columns-repeated="3"/>
          <table:table-cell table:style-name="ce43" office:value-type="float" office:value="934593.3366" calcext:value-type="float">
            <text:p><text:s/>934,593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 table:number-columns-repeated="3"/>
          <table:table-cell table:style-name="ce43" office:value-type="float" office:value="2234.40228" calcext:value-type="float">
            <text:p><text:s/>2,234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3"/>
          <table:table-cell table:style-name="ce43" office:value-type="float" office:value="14542.2528" calcext:value-type="float">
            <text:p><text:s/>14,542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office:value-type="float" office:value="307277.904782201" calcext:value-type="float">
            <text:p><text:s/>307,278 <text:s/></text:p>
          </table:table-cell>
          <table:table-cell table:style-name="ce44" office:value-type="float" office:value="571993.705079348" calcext:value-type="float">
            <text:p><text:s/>571,994 <text:s/></text:p>
          </table:table-cell>
          <table:table-cell table:style-name="ce44" office:value-type="float" office:value="126175.520014514" calcext:value-type="float">
            <text:p><text:s/>126,176 <text:s/></text:p>
          </table:table-cell>
          <table:table-cell table:style-name="ce44" office:value-type="float" office:value="356995.508002926" calcext:value-type="float">
            <text:p><text:s/>356,996 <text:s/></text:p>
          </table:table-cell>
          <table:table-cell table:style-name="ce44" table:number-columns-repeated="3"/>
          <table:table-cell table:style-name="ce44" office:value-type="float" office:value="253138.054227181" calcext:value-type="float">
            <text:p><text:s/>253,138 <text:s/></text:p>
          </table:table-cell>
          <table:table-cell table:style-name="ce44" office:value-type="float" office:value="3034.37856475228" calcext:value-type="float">
            <text:p><text:s/>3,034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 office:value-type="float" office:value="1185358.48242" calcext:value-type="float">
            <text:p><text:s/>1,185,358 <text:s/></text:p>
          </table:table-cell>
          <table:table-cell table:style-name="ce43" office:value-type="float" office:value="1649510.1763623" calcext:value-type="float">
            <text:p><text:s/>1,649,510 <text:s/></text:p>
          </table:table-cell>
          <table:table-cell table:style-name="ce43" office:value-type="float" office:value="254793.2044749" calcext:value-type="float">
            <text:p><text:s/>254,793 <text:s/></text:p>
          </table:table-cell>
          <table:table-cell table:style-name="ce43" office:value-type="float" office:value="42428677.4854265" calcext:value-type="float">
            <text:p><text:s/>42,428,677 <text:s/></text:p>
          </table:table-cell>
          <table:table-cell table:style-name="ce43" table:number-columns-repeated="2"/>
          <table:table-cell table:style-name="ce43" office:value-type="float" office:value="550512.018" calcext:value-type="float">
            <text:p><text:s/>550,512 <text:s/></text:p>
          </table:table-cell>
          <table:table-cell table:style-name="ce43" office:value-type="float" office:value="2237190.4202272" calcext:value-type="float">
            <text:p><text:s/>2,237,190 <text:s/></text:p>
          </table:table-cell>
          <table:table-cell table:style-name="ce43" office:value-type="float" office:value="1177293.53469787" calcext:value-type="float">
            <text:p><text:s/>1,177,294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 office:value-type="float" office:value="1185358.48242" calcext:value-type="float">
            <text:p><text:s/>1,185,358 <text:s/></text:p>
          </table:table-cell>
          <table:table-cell table:style-name="ce43" office:value-type="float" office:value="1649510.1763623" calcext:value-type="float">
            <text:p><text:s/>1,649,510 <text:s/></text:p>
          </table:table-cell>
          <table:table-cell table:style-name="ce43" office:value-type="float" office:value="254793.2044749" calcext:value-type="float">
            <text:p><text:s/>254,793 <text:s/></text:p>
          </table:table-cell>
          <table:table-cell table:style-name="ce43" office:value-type="float" office:value="40373575.4851108" calcext:value-type="float">
            <text:p><text:s/>40,373,575 <text:s/></text:p>
          </table:table-cell>
          <table:table-cell table:style-name="ce43" table:number-columns-repeated="2"/>
          <table:table-cell table:style-name="ce43" office:value-type="float" office:value="550512.018" calcext:value-type="float">
            <text:p><text:s/>550,512 <text:s/></text:p>
          </table:table-cell>
          <table:table-cell table:style-name="ce43" office:value-type="float" office:value="2237190.4202272" calcext:value-type="float">
            <text:p><text:s/>2,237,190 <text:s/></text:p>
          </table:table-cell>
          <table:table-cell table:style-name="ce43" office:value-type="float" office:value="1060507.41595263" calcext:value-type="float">
            <text:p><text:s/>1,060,507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table:number-columns-repeated="3"/>
          <table:table-cell table:style-name="ce44" office:value-type="float" office:value="2055102.00031564" calcext:value-type="float">
            <text:p><text:s/>2,055,102 <text:s/></text:p>
          </table:table-cell>
          <table:table-cell table:style-name="ce44" table:number-columns-repeated="4"/>
          <table:table-cell table:style-name="ce44" office:value-type="float" office:value="116786.118745238" calcext:value-type="float">
            <text:p><text:s/>116,786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 office:value-type="float" office:value="182971.4145" calcext:value-type="float">
            <text:p><text:s/>182,971 <text:s/></text:p>
          </table:table-cell>
          <table:table-cell table:style-name="ce43" office:value-type="float" office:value="827377.629498" calcext:value-type="float">
            <text:p><text:s/>827,378 <text:s/></text:p>
          </table:table-cell>
          <table:table-cell table:style-name="ce43" office:value-type="float" office:value="69972.8245146" calcext:value-type="float">
            <text:p><text:s/>69,973 <text:s/></text:p>
          </table:table-cell>
          <table:table-cell table:style-name="ce43" office:value-type="float" office:value="2425225.87329352" calcext:value-type="float">
            <text:p><text:s/>2,425,226 <text:s/></text:p>
          </table:table-cell>
          <table:table-cell table:style-name="ce43" table:number-columns-repeated="3"/>
          <table:table-cell table:style-name="ce43" office:value-type="float" office:value="1912139.98865567" calcext:value-type="float">
            <text:p><text:s/>1,912,140 <text:s/></text:p>
          </table:table-cell>
          <table:table-cell table:style-name="ce43" office:value-type="float" office:value="57607.690469364" calcext:value-type="float">
            <text:p><text:s/>57,608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office:value-type="float" office:value="154625.16552" calcext:value-type="float">
            <text:p><text:s/>154,625 <text:s/></text:p>
          </table:table-cell>
          <table:table-cell table:style-name="ce43" office:value-type="float" office:value="310293.6467379" calcext:value-type="float">
            <text:p><text:s/>310,294 <text:s/></text:p>
          </table:table-cell>
          <table:table-cell table:style-name="ce43" office:value-type="float" office:value="69972.8245146" calcext:value-type="float">
            <text:p><text:s/>69,973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office:value-type="float" office:value="28346.24898" calcext:value-type="float">
            <text:p><text:s/>28,346 <text:s/></text:p>
          </table:table-cell>
          <table:table-cell table:style-name="ce43" office:value-type="float" office:value="517083.9827601" calcext:value-type="float">
            <text:p><text:s/>517,084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 table:number-columns-repeated="3"/>
          <table:table-cell table:style-name="ce43" office:value-type="float" office:value="2423591.38917352" calcext:value-type="float">
            <text:p><text:s/>2,423,591 <text:s/></text:p>
          </table:table-cell>
          <table:table-cell table:style-name="ce43" table:number-columns-repeated="3"/>
          <table:table-cell table:style-name="ce43" office:value-type="float" office:value="1912139.98865567" calcext:value-type="float">
            <text:p><text:s/>1,912,140 <text:s/></text:p>
          </table:table-cell>
          <table:table-cell table:style-name="ce43" office:value-type="float" office:value="57607.690469364" calcext:value-type="float">
            <text:p><text:s/>57,608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3" table:number-columns-repeated="3"/>
          <table:table-cell table:style-name="ce43" office:value-type="float" office:value="1243.45338" calcext:value-type="float">
            <text:p><text:s/>1,243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table:number-columns-repeated="3"/>
          <table:table-cell table:style-name="ce43" office:value-type="float" office:value="372" calcext:value-type="float">
            <text:p><text:s/>372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table:number-columns-repeated="3"/>
          <table:table-cell table:style-name="ce44" office:value-type="float" office:value="19.03074" calcext:value-type="float">
            <text:p><text:s/>19 <text:s/></text:p>
          </table:table-cell>
          <table:table-cell table:style-name="ce44" table:number-columns-repeated="5"/>
          <table:table-cell table:style-name="ce13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office:value-type="float" office:value="5.6406" calcext:value-type="float">
            <text:p><text:s/>6 <text:s/></text:p>
          </table:table-cell>
          <table:table-cell table:style-name="ce45" office:value-type="float" office:value="12169.532508" calcext:value-type="float">
            <text:p><text:s/>12,170 <text:s/></text:p>
          </table:table-cell>
          <table:table-cell table:style-name="ce45" office:value-type="float" office:value="2633.7852681" calcext:value-type="float">
            <text:p><text:s/>2,634 <text:s/></text:p>
          </table:table-cell>
          <table:table-cell table:style-name="ce45" table:number-columns-repeated="6"/>
          <table:table-cell table:style-name="ce13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office:value-type="float" office:value="695103.522537799" calcext:value-type="float">
            <text:p><text:s/>695,104 <text:s/></text:p>
          </table:table-cell>
          <table:table-cell table:style-name="ce45" office:value-type="float" office:value="237969.309276952" calcext:value-type="float">
            <text:p><text:s/>237,969 <text:s/></text:p>
          </table:table-cell>
          <table:table-cell table:style-name="ce45" office:value-type="float" office:value="56011.0746776857" calcext:value-type="float">
            <text:p><text:s/>56,011 <text:s/></text:p>
          </table:table-cell>
          <table:table-cell table:style-name="ce45" office:value-type="float" office:value="35490796.2732937" calcext:value-type="float">
            <text:p><text:s/>35,490,796 <text:s/></text:p>
          </table:table-cell>
          <table:table-cell table:style-name="ce45" table:number-columns-repeated="2"/>
          <table:table-cell table:style-name="ce45" office:value-type="float" office:value="58352.4" calcext:value-type="float">
            <text:p><text:s/>58,352 <text:s/></text:p>
          </table:table-cell>
          <table:table-cell table:style-name="ce45" office:value-type="float" office:value="71912.3773443477" calcext:value-type="float">
            <text:p><text:s/>71,912 <text:s/></text:p>
          </table:table-cell>
          <table:table-cell table:style-name="ce45" office:value-type="float" office:value="1615684.59411036" calcext:value-type="float">
            <text:p><text:s/>1,615,685 <text:s/></text:p>
          </table:table-cell>
          <table:table-cell table:style-name="ce13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office:value-type="float" office:value="695103.522537799" calcext:value-type="float">
            <text:p><text:s/>695,104 <text:s/></text:p>
          </table:table-cell>
          <table:table-cell table:style-name="ce45" office:value-type="float" office:value="237969.309276952" calcext:value-type="float">
            <text:p><text:s/>237,969 <text:s/></text:p>
          </table:table-cell>
          <table:table-cell table:style-name="ce45" office:value-type="float" office:value="56011.0746776857" calcext:value-type="float">
            <text:p><text:s/>56,011 <text:s/></text:p>
          </table:table-cell>
          <table:table-cell table:style-name="ce45" office:value-type="float" office:value="13539301.400066" calcext:value-type="float">
            <text:p><text:s/>13,539,301 <text:s/></text:p>
          </table:table-cell>
          <table:table-cell table:style-name="ce45" table:number-columns-repeated="3"/>
          <table:table-cell table:style-name="ce45" office:value-type="float" office:value="71912.3773443477" calcext:value-type="float">
            <text:p><text:s/>71,912 <text:s/></text:p>
          </table:table-cell>
          <table:table-cell table:style-name="ce45" office:value-type="float" office:value="1321772.15330114" calcext:value-type="float">
            <text:p><text:s/>1,321,77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 office:value-type="float" office:value="695103.522537799" calcext:value-type="float">
            <text:p><text:s/>695,104 <text:s/></text:p>
          </table:table-cell>
          <table:table-cell table:style-name="ce43" office:value-type="float" office:value="237969.309276952" calcext:value-type="float">
            <text:p><text:s/>237,969 <text:s/></text:p>
          </table:table-cell>
          <table:table-cell table:style-name="ce43" office:value-type="float" office:value="56011.0746776857" calcext:value-type="float">
            <text:p><text:s/>56,011 <text:s/></text:p>
          </table:table-cell>
          <table:table-cell table:style-name="ce43" office:value-type="float" office:value="1129790.82604578" calcext:value-type="float">
            <text:p><text:s/>1,129,791 <text:s/></text:p>
          </table:table-cell>
          <table:table-cell table:style-name="ce43" table:number-columns-repeated="3"/>
          <table:table-cell table:style-name="ce43" office:value-type="float" office:value="71912.3773443477" calcext:value-type="float">
            <text:p><text:s/>71,912 <text:s/></text:p>
          </table:table-cell>
          <table:table-cell table:style-name="ce43" office:value-type="float" office:value="280444.284820912" calcext:value-type="float">
            <text:p><text:s/>280,44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table:number-columns-repeated="3"/>
          <table:table-cell table:style-name="ce43" office:value-type="float" office:value="6056.044624041" calcext:value-type="float">
            <text:p><text:s/>6,056 <text:s/></text:p>
          </table:table-cell>
          <table:table-cell table:style-name="ce43" table:number-columns-repeated="4"/>
          <table:table-cell table:style-name="ce43" office:value-type="float" office:value="1756.756624041" calcext:value-type="float">
            <text:p><text:s/>1,75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 table:number-columns-repeated="3"/>
          <table:table-cell table:style-name="ce43" office:value-type="float" office:value="72663.0509688391" calcext:value-type="float">
            <text:p><text:s/>72,663 <text:s/></text:p>
          </table:table-cell>
          <table:table-cell table:style-name="ce43" table:number-columns-repeated="4"/>
          <table:table-cell table:style-name="ce43" office:value-type="float" office:value="18435.0248614183" calcext:value-type="float">
            <text:p><text:s/>18,435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 table:number-columns-repeated="3"/>
          <table:table-cell table:style-name="ce43" office:value-type="float" office:value="78971.682452586" calcext:value-type="float">
            <text:p><text:s/>78,972 <text:s/></text:p>
          </table:table-cell>
          <table:table-cell table:style-name="ce43" table:number-columns-repeated="4"/>
          <table:table-cell table:style-name="ce43" office:value-type="float" office:value="8167.111892586" calcext:value-type="float">
            <text:p><text:s/>8,16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 table:number-columns-repeated="3"/>
          <table:table-cell table:style-name="ce43" office:value-type="float" office:value="3647.383215024" calcext:value-type="float">
            <text:p><text:s/>3,647 <text:s/></text:p>
          </table:table-cell>
          <table:table-cell table:style-name="ce43" table:number-columns-repeated="4"/>
          <table:table-cell table:style-name="ce43" office:value-type="float" office:value="1668.919215024" calcext:value-type="float">
            <text:p><text:s/>1,66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table:number-columns-repeated="3"/>
          <table:table-cell table:style-name="ce43" office:value-type="float" office:value="1908.8592156" calcext:value-type="float">
            <text:p><text:s/>1,909 <text:s/></text:p>
          </table:table-cell>
          <table:table-cell table:style-name="ce43" table:number-columns-repeated="4"/>
          <table:table-cell table:style-name="ce43" office:value-type="float" office:value="155.8465956" calcext:value-type="float">
            <text:p><text:s/>156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 table:number-columns-repeated="3"/>
          <table:table-cell table:style-name="ce43" office:value-type="float" office:value="34485.0945721888" calcext:value-type="float">
            <text:p><text:s/>34,485 <text:s/></text:p>
          </table:table-cell>
          <table:table-cell table:style-name="ce43" table:number-columns-repeated="4"/>
          <table:table-cell table:style-name="ce43" office:value-type="float" office:value="2024.89030951845" calcext:value-type="float">
            <text:p><text:s/>2,025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table:number-columns-repeated="3"/>
          <table:table-cell table:style-name="ce43" office:value-type="float" office:value="2180.659359153" calcext:value-type="float">
            <text:p><text:s/>2,181 <text:s/></text:p>
          </table:table-cell>
          <table:table-cell table:style-name="ce43" table:number-columns-repeated="4"/>
          <table:table-cell table:style-name="ce43" office:value-type="float" office:value="1955.767419153" calcext:value-type="float">
            <text:p><text:s/>1,956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 office:value-type="float" office:value="278.12694" calcext:value-type="float">
            <text:p><text:s/>278 <text:s/></text:p>
          </table:table-cell>
          <table:table-cell table:style-name="ce43" table:number-columns-repeated="2"/>
          <table:table-cell table:style-name="ce43" office:value-type="float" office:value="482127.483226468" calcext:value-type="float">
            <text:p><text:s/>482,127 <text:s/></text:p>
          </table:table-cell>
          <table:table-cell table:style-name="ce43" table:number-columns-repeated="3"/>
          <table:table-cell table:style-name="ce43" office:value-type="float" office:value="71912.3773443477" calcext:value-type="float">
            <text:p><text:s/>71,912 <text:s/></text:p>
          </table:table-cell>
          <table:table-cell table:style-name="ce43" office:value-type="float" office:value="165160.275727704" calcext:value-type="float">
            <text:p><text:s/>165,160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 table:number-columns-repeated="3"/>
          <table:table-cell table:style-name="ce43" office:value-type="float" office:value="299364.80811868" calcext:value-type="float">
            <text:p><text:s/>299,365 <text:s/></text:p>
          </table:table-cell>
          <table:table-cell table:style-name="ce43" table:number-columns-repeated="3"/>
          <table:table-cell table:style-name="ce43" office:value-type="float" office:value="71775.845638058" calcext:value-type="float">
            <text:p><text:s/>71,776 <text:s/></text:p>
          </table:table-cell>
          <table:table-cell table:style-name="ce43" office:value-type="float" office:value="64635.9212848557" calcext:value-type="float">
            <text:p><text:s/>64,636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 table:number-columns-repeated="3"/>
          <table:table-cell table:style-name="ce46" office:value-type="float" office:value="61182.637407468" calcext:value-type="float">
            <text:p>( 61,183 <text:s/>)</text:p>
          </table:table-cell>
          <table:table-cell table:style-name="ce46" table:number-columns-repeated="4"/>
          <table:table-cell table:style-name="ce46" office:value-type="float" office:value="50168.944287468" calcext:value-type="float">
            <text:p>( 50,169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table:number-columns-repeated="3"/>
          <table:table-cell table:style-name="ce46" office:value-type="float" office:value="237355.034711212" calcext:value-type="float">
            <text:p>( 237,355 <text:s/>)</text:p>
          </table:table-cell>
          <table:table-cell table:style-name="ce46" table:number-columns-repeated="3"/>
          <table:table-cell table:style-name="ce46" office:value-type="float" office:value="71775.845638058" calcext:value-type="float">
            <text:p>( 71,776 <text:s/>)</text:p>
          </table:table-cell>
          <table:table-cell table:style-name="ce46" office:value-type="float" office:value="14466.9769973877" calcext:value-type="float">
            <text:p>( 14,467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3"/>
          <table:table-cell table:style-name="ce46" office:value-type="float" office:value="827.136" calcext:value-type="float">
            <text:p>( 827 <text:s/>)</text:p>
          </table:table-cell>
          <table:table-cell table:style-name="ce46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 table:number-columns-repeated="3"/>
          <table:table-cell table:style-name="ce43" office:value-type="float" office:value="57650.3114240533" calcext:value-type="float">
            <text:p><text:s/>57,650 <text:s/></text:p>
          </table:table-cell>
          <table:table-cell table:style-name="ce43" table:number-columns-repeated="3"/>
          <table:table-cell table:style-name="ce43" office:value-type="float" office:value="136.531706289722" calcext:value-type="float">
            <text:p><text:s/>137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 table:number-columns-repeated="3"/>
          <table:table-cell table:style-name="ce43" office:value-type="float" office:value="25705.5118071314" calcext:value-type="float">
            <text:p><text:s/>25,706 <text:s/></text:p>
          </table:table-cell>
          <table:table-cell table:style-name="ce43" table:number-columns-repeated="4"/>
          <table:table-cell table:style-name="ce43" office:value-type="float" office:value="1167.902566245" calcext:value-type="float">
            <text:p><text:s/>1,168 <text:s/></text:p>
          </table:table-cell>
          <table:table-cell table:style-name="ce13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 office:value-type="float" office:value="278.12694" calcext:value-type="float">
            <text:p><text:s/>278 <text:s/></text:p>
          </table:table-cell>
          <table:table-cell table:style-name="ce47" table:number-columns-repeated="2"/>
          <table:table-cell table:style-name="ce47" office:value-type="float" office:value="99406.851876603" calcext:value-type="float">
            <text:p><text:s/>99,407 <text:s/></text:p>
          </table:table-cell>
          <table:table-cell table:style-name="ce47" table:number-columns-repeated="4"/>
          <table:table-cell table:style-name="ce47" office:value-type="float" office:value="99356.451876603" calcext:value-type="float">
            <text:p><text:s/>99,356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 table:number-columns-repeated="3"/>
          <table:table-cell table:style-name="ce43" office:value-type="float" office:value="22272.75216608" calcext:value-type="float">
            <text:p><text:s/>22,273 <text:s/></text:p>
          </table:table-cell>
          <table:table-cell table:style-name="ce43" table:number-columns-repeated="4"/>
          <table:table-cell table:style-name="ce43" office:value-type="float" office:value="7394.94508608" calcext:value-type="float">
            <text:p><text:s/>7,395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table:number-columns-repeated="3"/>
          <table:table-cell table:style-name="ce43" office:value-type="float" office:value="5911.991852934" calcext:value-type="float">
            <text:p><text:s/>5,912 <text:s/></text:p>
          </table:table-cell>
          <table:table-cell table:style-name="ce43" table:number-columns-repeated="4"/>
          <table:table-cell table:style-name="ce43" office:value-type="float" office:value="1857.539432934" calcext:value-type="float">
            <text:p><text:s/>1,858 <text:s/></text:p>
          </table:table-cell>
          <table:table-cell table:style-name="ce13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 table:number-columns-repeated="3"/>
          <table:table-cell table:style-name="ce47" office:value-type="float" office:value="25008.802854753" calcext:value-type="float">
            <text:p><text:s/>25,009 <text:s/></text:p>
          </table:table-cell>
          <table:table-cell table:style-name="ce47" table:number-columns-repeated="4"/>
          <table:table-cell table:style-name="ce47" office:value-type="float" office:value="9493.821174753" calcext:value-type="float">
            <text:p><text:s/>9,49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table:number-columns-repeated="3"/>
          <table:table-cell table:style-name="ce43" office:value-type="float" office:value="181084.287784041" calcext:value-type="float">
            <text:p><text:s/>181,084 <text:s/></text:p>
          </table:table-cell>
          <table:table-cell table:style-name="ce43" table:number-columns-repeated="4"/>
          <table:table-cell table:style-name="ce43" office:value-type="float" office:value="7112.475544041" calcext:value-type="float">
            <text:p><text:s/>7,11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table:number-columns-repeated="3"/>
          <table:table-cell table:style-name="ce43" office:value-type="float" office:value="25780.72237944" calcext:value-type="float">
            <text:p><text:s/>25,781 <text:s/></text:p>
          </table:table-cell>
          <table:table-cell table:style-name="ce43" table:number-columns-repeated="4"/>
          <table:table-cell table:style-name="ce43" office:value-type="float" office:value="120.72079944" calcext:value-type="float">
            <text:p><text:s/>121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table:number-columns-repeated="3"/>
          <table:table-cell table:style-name="ce43" office:value-type="float" office:value="155303.565404601" calcext:value-type="float">
            <text:p><text:s/>155,304 <text:s/></text:p>
          </table:table-cell>
          <table:table-cell table:style-name="ce43" table:number-columns-repeated="4"/>
          <table:table-cell table:style-name="ce43" office:value-type="float" office:value="6991.754744601" calcext:value-type="float">
            <text:p><text:s/>6,99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table:number-columns-repeated="3"/>
          <table:table-cell table:style-name="ce46" office:value-type="float" office:value="15835.274708607" calcext:value-type="float">
            <text:p>( 15,835 <text:s/>)</text:p>
          </table:table-cell>
          <table:table-cell table:style-name="ce46" table:number-columns-repeated="4"/>
          <table:table-cell table:style-name="ce46" office:value-type="float" office:value="5173.514708607" calcext:value-type="float">
            <text:p>( 5,174 <text:s/>)</text:p>
          </table:table-cell>
          <table:table-cell table:style-name="ce13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table:number-columns-repeated="3"/>
          <table:table-cell table:style-name="ce48" office:value-type="float" office:value="119872.161095994" calcext:value-type="float">
            <text:p>( 119,872 <text:s/>)</text:p>
          </table:table-cell>
          <table:table-cell table:style-name="ce48" table:number-columns-repeated="4"/>
          <table:table-cell table:style-name="ce48" office:value-type="float" office:value="1818.240035994" calcext:value-type="float">
            <text:p>( 1,818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 office:value-type="float" office:value="694825.395597799" calcext:value-type="float">
            <text:p><text:s/>694,825 <text:s/></text:p>
          </table:table-cell>
          <table:table-cell table:style-name="ce43" office:value-type="float" office:value="237969.309276952" calcext:value-type="float">
            <text:p><text:s/>237,969 <text:s/></text:p>
          </table:table-cell>
          <table:table-cell table:style-name="ce43" office:value-type="float" office:value="56011.0746776857" calcext:value-type="float">
            <text:p><text:s/>56,011 <text:s/></text:p>
          </table:table-cell>
          <table:table-cell table:style-name="ce43" office:value-type="float" office:value="127501.249844061" calcext:value-type="float">
            <text:p><text:s/>127,501 <text:s/></text:p>
          </table:table-cell>
          <table:table-cell table:style-name="ce43" table:number-columns-repeated="4"/>
          <table:table-cell table:style-name="ce43" office:value-type="float" office:value="18550.240544061" calcext:value-type="float">
            <text:p><text:s/>18,550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 office:value-type="float" office:value="694825.395597799" calcext:value-type="float">
            <text:p><text:s/>694,825 <text:s/></text:p>
          </table:table-cell>
          <table:table-cell table:style-name="ce43" office:value-type="float" office:value="237969.309276952" calcext:value-type="float">
            <text:p><text:s/>237,969 <text:s/></text:p>
          </table:table-cell>
          <table:table-cell table:style-name="ce43" office:value-type="float" office:value="56011.0746776857" calcext:value-type="float">
            <text:p><text:s/>56,011 <text:s/></text:p>
          </table:table-cell>
          <table:table-cell table:style-name="ce43" office:value-type="float" office:value="87386.497899039" calcext:value-type="float">
            <text:p><text:s/>87,386 <text:s/></text:p>
          </table:table-cell>
          <table:table-cell table:style-name="ce43" table:number-columns-repeated="4"/>
          <table:table-cell table:style-name="ce43" office:value-type="float" office:value="11161.575159039" calcext:value-type="float">
            <text:p><text:s/>11,16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 table:number-columns-repeated="3"/>
          <table:table-cell table:style-name="ce43" office:value-type="float" office:value="40114.751945022" calcext:value-type="float">
            <text:p><text:s/>40,115 <text:s/></text:p>
          </table:table-cell>
          <table:table-cell table:style-name="ce43" table:number-columns-repeated="4"/>
          <table:table-cell table:style-name="ce43" office:value-type="float" office:value="7388.665385022" calcext:value-type="float">
            <text:p><text:s/>7,38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table:number-columns-repeated="3"/>
          <table:table-cell table:style-name="ce46" office:value-type="float" office:value="35434.227586782" calcext:value-type="float">
            <text:p>( 35,434 <text:s/>)</text:p>
          </table:table-cell>
          <table:table-cell table:style-name="ce46" table:number-columns-repeated="4"/>
          <table:table-cell table:style-name="ce46" office:value-type="float" office:value="7278.077026782" calcext:value-type="float">
            <text:p>( 7,278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 table:number-columns-repeated="3"/>
          <table:table-cell table:style-name="ce43" office:value-type="float" office:value="27614.08419558" calcext:value-type="float">
            <text:p><text:s/>27,614 <text:s/></text:p>
          </table:table-cell>
          <table:table-cell table:style-name="ce43" table:number-columns-repeated="4"/>
          <table:table-cell table:style-name="ce43" office:value-type="float" office:value="20176.89903558" calcext:value-type="float">
            <text:p><text:s/>20,177 <text:s/></text:p>
          </table:table-cell>
          <table:table-cell table:style-name="ce13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table:number-columns-repeated="3"/>
          <table:table-cell table:style-name="ce47" office:value-type="float" office:value="6111.129991614" calcext:value-type="float">
            <text:p><text:s/>6,111 <text:s/></text:p>
          </table:table-cell>
          <table:table-cell table:style-name="ce47" table:number-columns-repeated="4"/>
          <table:table-cell table:style-name="ce47" office:value-type="float" office:value="3496.534171614" calcext:value-type="float">
            <text:p><text:s/>3,49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 table:number-columns-repeated="3"/>
          <table:table-cell table:style-name="ce43" office:value-type="float" office:value="12823.439953374" calcext:value-type="float">
            <text:p><text:s/>12,823 <text:s/></text:p>
          </table:table-cell>
          <table:table-cell table:style-name="ce43" table:number-columns-repeated="4"/>
          <table:table-cell table:style-name="ce43" office:value-type="float" office:value="3313.571233374" calcext:value-type="float">
            <text:p><text:s/>3,31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table:number-columns-repeated="3"/>
          <table:table-cell table:style-name="ce46" office:value-type="float" office:value="8925.83599647" calcext:value-type="float">
            <text:p>( 8,926 <text:s/>)</text:p>
          </table:table-cell>
          <table:table-cell table:style-name="ce46" table:number-columns-repeated="4"/>
          <table:table-cell table:style-name="ce46" office:value-type="float" office:value="1595.00305647" calcext:value-type="float">
            <text:p>( 1,595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table:number-columns-repeated="3"/>
          <table:table-cell table:style-name="ce43" office:value-type="float" office:value="19043.272651611" calcext:value-type="float">
            <text:p><text:s/>19,043 <text:s/></text:p>
          </table:table-cell>
          <table:table-cell table:style-name="ce43" table:number-columns-repeated="4"/>
          <table:table-cell table:style-name="ce43" office:value-type="float" office:value="9344.013031611" calcext:value-type="float">
            <text:p><text:s/>9,34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table:number-columns-repeated="3"/>
          <table:table-cell table:style-name="ce43" office:value-type="float" office:value="27.743589" calcext:value-type="float">
            <text:p><text:s/>28 <text:s/></text:p>
          </table:table-cell>
          <table:table-cell table:style-name="ce43" table:number-columns-repeated="4"/>
          <table:table-cell table:style-name="ce43" office:value-type="float" office:value="27.743589" calcext:value-type="float">
            <text:p><text:s/>28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 table:number-columns-repeated="3"/>
          <table:table-cell table:style-name="ce43" office:value-type="float" office:value="951.571326" calcext:value-type="float">
            <text:p><text:s/>952 <text:s/></text:p>
          </table:table-cell>
          <table:table-cell table:style-name="ce43" table:number-columns-repeated="4"/>
          <table:table-cell table:style-name="ce43" office:value-type="float" office:value="2.412486" calcext:value-type="float">
            <text:p><text:s/>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table:number-columns-repeated="3"/>
          <table:table-cell table:style-name="ce43" office:value-type="float" office:value="5470.6133160168" calcext:value-type="float">
            <text:p><text:s/>5,471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table:number-columns-repeated="3"/>
          <table:table-cell table:style-name="ce43" office:value-type="float" office:value="13929.62888682" calcext:value-type="float">
            <text:p><text:s/>13,930 <text:s/></text:p>
          </table:table-cell>
          <table:table-cell table:style-name="ce43" table:number-columns-repeated="4"/>
          <table:table-cell table:style-name="ce43" office:value-type="float" office:value="349.49684682" calcext:value-type="float">
            <text:p><text:s/>349 <text:s/></text:p>
          </table:table-cell>
          <table:table-cell table:style-name="ce13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table:number-columns-repeated="3"/>
          <table:table-cell table:style-name="ce43" office:value-type="float" office:value="10339829.6506402" calcext:value-type="float">
            <text:p><text:s/>10,339,830 <text:s/></text:p>
          </table:table-cell>
          <table:table-cell table:style-name="ce43" table:number-columns-repeated="4"/>
          <table:table-cell table:style-name="ce43" office:value-type="float" office:value="8901.5473802325" calcext:value-type="float">
            <text:p><text:s/>8,90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3"/>
          <table:table-cell table:style-name="ce43" office:value-type="float" office:value="46502.7512" calcext:value-type="float">
            <text:p><text:s/>46,503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table:number-columns-repeated="3"/>
          <table:table-cell table:style-name="ce43" office:value-type="float" office:value="10203844.4862002" calcext:value-type="float">
            <text:p><text:s/>10,203,844 <text:s/></text:p>
          </table:table-cell>
          <table:table-cell table:style-name="ce43" table:number-columns-repeated="4"/>
          <table:table-cell table:style-name="ce43" office:value-type="float" office:value="8901.5473802325" calcext:value-type="float">
            <text:p><text:s/>8,90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3"/>
          <table:table-cell table:style-name="ce43" office:value-type="float" office:value="117.6" calcext:value-type="float">
            <text:p><text:s/>118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table:number-columns-repeated="3"/>
          <table:table-cell table:style-name="ce43" office:value-type="float" office:value="89364.81324" calcext:value-type="float">
            <text:p><text:s/>89,365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table:number-columns-repeated="3"/>
          <table:table-cell table:style-name="ce43" office:value-type="float" office:value="359944.29156" calcext:value-type="float">
            <text:p><text:s/>359,944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table:number-columns-repeated="3"/>
          <table:table-cell table:style-name="ce43" office:value-type="float" office:value="61112.90316" calcext:value-type="float">
            <text:p><text:s/>61,113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table:number-columns-repeated="3"/>
          <table:table-cell table:style-name="ce44" office:value-type="float" office:value="298831.3884" calcext:value-type="float">
            <text:p><text:s/>298,831 <text:s/></text:p>
          </table:table-cell>
          <table:table-cell table:style-name="ce44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table:number-columns-repeated="3"/>
          <table:table-cell table:style-name="ce43" office:value-type="float" office:value="770267.221244999" calcext:value-type="float">
            <text:p><text:s/>770,267 <text:s/></text:p>
          </table:table-cell>
          <table:table-cell table:style-name="ce43" table:number-columns-repeated="4"/>
          <table:table-cell table:style-name="ce43" office:value-type="float" office:value="92956.9105249985" calcext:value-type="float">
            <text:p><text:s/>92,95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table:number-columns-repeated="3"/>
          <table:table-cell table:style-name="ce43" office:value-type="float" office:value="189565.481242505" calcext:value-type="float">
            <text:p><text:s/>189,565 <text:s/></text:p>
          </table:table-cell>
          <table:table-cell table:style-name="ce43" table:number-columns-repeated="4"/>
          <table:table-cell table:style-name="ce43" office:value-type="float" office:value="1187.90264250477" calcext:value-type="float">
            <text:p><text:s/>1,188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table:number-columns-repeated="3"/>
          <table:table-cell table:style-name="ce43" office:value-type="float" office:value="91357.7299729136" calcext:value-type="float">
            <text:p><text:s/>91,358 <text:s/></text:p>
          </table:table-cell>
          <table:table-cell table:style-name="ce43" table:number-columns-repeated="4"/>
          <table:table-cell table:style-name="ce43" office:value-type="float" office:value="87827.7804529136" calcext:value-type="float">
            <text:p><text:s/>87,828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table:number-columns-repeated="3"/>
          <table:table-cell table:style-name="ce43" office:value-type="float" office:value="30807.4978759" calcext:value-type="float">
            <text:p><text:s/>30,807 <text:s/></text:p>
          </table:table-cell>
          <table:table-cell table:style-name="ce43" table:number-columns-repeated="4"/>
          <table:table-cell table:style-name="ce43" office:value-type="float" office:value="797.6884959" calcext:value-type="float">
            <text:p><text:s/>798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3" table:number-columns-repeated="3"/>
          <table:table-cell table:style-name="ce43" office:value-type="float" office:value="126.71568" calcext:value-type="float">
            <text:p><text:s/>127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3" table:number-columns-repeated="3"/>
          <table:table-cell table:style-name="ce43" office:value-type="float" office:value="7067.27976" calcext:value-type="float">
            <text:p><text:s/>7,067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table:number-columns-repeated="3"/>
          <table:table-cell table:style-name="ce43" office:value-type="float" office:value="483.33312" calcext:value-type="float">
            <text:p><text:s/>483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table:number-columns-repeated="3"/>
          <table:table-cell table:style-name="ce43" office:value-type="float" office:value="8364.24870249" calcext:value-type="float">
            <text:p><text:s/>8,364 <text:s/></text:p>
          </table:table-cell>
          <table:table-cell table:style-name="ce43" table:number-columns-repeated="4"/>
          <table:table-cell table:style-name="ce43" office:value-type="float" office:value="369.62904249" calcext:value-type="float">
            <text:p><text:s/>370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table:number-columns-repeated="3"/>
          <table:table-cell table:style-name="ce43" office:value-type="float" office:value="8921.15420708544" calcext:value-type="float">
            <text:p><text:s/>8,921 <text:s/></text:p>
          </table:table-cell>
          <table:table-cell table:style-name="ce43" table:number-columns-repeated="4"/>
          <table:table-cell table:style-name="ce43" office:value-type="float" office:value="226.911807085438" calcext:value-type="float">
            <text:p><text:s/>22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table:number-columns-repeated="3"/>
          <table:table-cell table:style-name="ce43" office:value-type="float" office:value="335298.088058481" calcext:value-type="float">
            <text:p><text:s/>335,298 <text:s/></text:p>
          </table:table-cell>
          <table:table-cell table:style-name="ce43" table:number-columns-repeated="4"/>
          <table:table-cell table:style-name="ce43" office:value-type="float" office:value="1.769558481" calcext:value-type="float">
            <text:p><text:s/>2 <text:s/></text:p>
          </table:table-cell>
          <table:table-cell table:style-name="ce13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table:number-columns-repeated="3"/>
          <table:table-cell table:style-name="ce44" office:value-type="float" office:value="98275.6926256237" calcext:value-type="float">
            <text:p><text:s/>98,276 <text:s/></text:p>
          </table:table-cell>
          <table:table-cell table:style-name="ce44" table:number-columns-repeated="4"/>
          <table:table-cell table:style-name="ce44" office:value-type="float" office:value="2545.2285256237" calcext:value-type="float">
            <text:p><text:s/>2,545 <text:s/></text:p>
          </table:table-cell>
          <table:table-cell table:style-name="ce13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table:number-columns-repeated="3"/>
          <table:table-cell table:style-name="ce45" office:value-type="float" office:value="939469.410574993" calcext:value-type="float">
            <text:p><text:s/>939,469 <text:s/></text:p>
          </table:table-cell>
          <table:table-cell table:style-name="ce45" table:number-columns-repeated="4"/>
          <table:table-cell table:style-name="ce45" office:value-type="float" office:value="939469.410574993" calcext:value-type="float">
            <text:p><text:s/>939,46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table:number-columns-repeated="3"/>
          <table:table-cell table:style-name="ce43" office:value-type="float" office:value="21951494.8732277" calcext:value-type="float">
            <text:p><text:s/>21,951,495 <text:s/></text:p>
          </table:table-cell>
          <table:table-cell table:style-name="ce43" table:number-columns-repeated="2"/>
          <table:table-cell table:style-name="ce43" office:value-type="float" office:value="58352.4" calcext:value-type="float">
            <text:p><text:s/>58,352 <text:s/></text:p>
          </table:table-cell>
          <table:table-cell table:style-name="ce43"/>
          <table:table-cell table:style-name="ce43" office:value-type="float" office:value="293912.440809228" calcext:value-type="float">
            <text:p><text:s/>293,91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table:number-columns-repeated="3"/>
          <table:table-cell table:style-name="ce43" office:value-type="float" office:value="21951494.8732277" calcext:value-type="float">
            <text:p><text:s/>21,951,495 <text:s/></text:p>
          </table:table-cell>
          <table:table-cell table:style-name="ce43" table:number-columns-repeated="2"/>
          <table:table-cell table:style-name="ce43" office:value-type="float" office:value="58352.4" calcext:value-type="float">
            <text:p><text:s/>58,352 <text:s/></text:p>
          </table:table-cell>
          <table:table-cell table:style-name="ce43"/>
          <table:table-cell table:style-name="ce43" office:value-type="float" office:value="293912.440809228" calcext:value-type="float">
            <text:p><text:s/>293,91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3"/>
          <table:table-cell table:style-name="ce46" office:value-type="float" office:value="18886000.2298892" calcext:value-type="float">
            <text:p>( 18,886,000 <text:s/>)</text:p>
          </table:table-cell>
          <table:table-cell table:style-name="ce46" table:number-columns-repeated="4"/>
          <table:table-cell table:style-name="ce46" office:value-type="float" office:value="293912.440809228" calcext:value-type="float">
            <text:p>( 293,912 <text:s/>)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office:value-type="float" office:value="1261145.157058" calcext:value-type="float">
            <text:p><text:s/>1,261,145 <text:s/></text:p>
          </table:table-cell>
          <table:table-cell table:style-name="ce43" office:value-type="float" office:value="2396533.541244" calcext:value-type="float">
            <text:p><text:s/>2,396,534 <text:s/></text:p>
          </table:table-cell>
          <table:table-cell table:style-name="ce43" office:value-type="float" office:value="529891.346371" calcext:value-type="float">
            <text:p><text:s/>529,891 <text:s/></text:p>
          </table:table-cell>
          <table:table-cell table:style-name="ce43" office:value-type="float" office:value="5020150.841349" calcext:value-type="float">
            <text:p><text:s/>5,020,151 <text:s/></text:p>
          </table:table-cell>
          <table:table-cell table:style-name="ce43" table:number-columns-repeated="3"/>
          <table:table-cell table:style-name="ce43" office:value-type="float" office:value="874863.322793" calcext:value-type="float">
            <text:p><text:s/>874,863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table:number-columns-repeated="3"/>
          <table:table-cell table:style-name="ce43" office:value-type="float" office:value="3820695.504" calcext:value-type="float">
            <text:p><text:s/>3,820,696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 table:number-columns-repeated="3"/>
          <table:table-cell table:style-name="ce43" office:value-type="float" office:value="34559.023149" calcext:value-type="float">
            <text:p><text:s/>34,559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3"/>
          <table:table-cell table:style-name="ce43" office:value-type="float" office:value="44603.93156" calcext:value-type="float">
            <text:p><text:s/>44,604 <text:s/></text:p>
          </table:table-cell>
          <table:table-cell table:style-name="ce43" table:number-columns-repeated="5"/>
          <table:table-cell table:style-name="ce13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261145.157058" calcext:value-type="float">
            <text:p><text:s/>1,261,145 <text:s/></text:p>
          </table:table-cell>
          <table:table-cell table:style-name="ce43" office:value-type="float" office:value="2396533.541244" calcext:value-type="float">
            <text:p><text:s/>2,396,534 <text:s/></text:p>
          </table:table-cell>
          <table:table-cell table:style-name="ce43" office:value-type="float" office:value="529891.346371" calcext:value-type="float">
            <text:p><text:s/>529,891 <text:s/></text:p>
          </table:table-cell>
          <table:table-cell table:style-name="ce43" office:value-type="float" office:value="1120292.38264" calcext:value-type="float">
            <text:p><text:s/>1,120,292 <text:s/></text:p>
          </table:table-cell>
          <table:table-cell table:style-name="ce43" table:number-columns-repeated="3"/>
          <table:table-cell table:style-name="ce43" office:value-type="float" office:value="874863.322793" calcext:value-type="float">
            <text:p><text:s/>874,863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office:value-type="float" office:value="373642.507667" calcext:value-type="float">
            <text:p><text:s/>373,643 <text:s/></text:p>
          </table:table-cell>
          <table:table-cell table:style-name="ce43" office:value-type="float" office:value="759097.215246" calcext:value-type="float">
            <text:p><text:s/>759,097 <text:s/></text:p>
          </table:table-cell>
          <table:table-cell table:style-name="ce43" office:value-type="float" office:value="182746.954532" calcext:value-type="float">
            <text:p><text:s/>182,747 <text:s/></text:p>
          </table:table-cell>
          <table:table-cell table:style-name="ce43" office:value-type="float" office:value="2622323.883265" calcext:value-type="float">
            <text:p><text:s/>2,622,324 <text:s/></text:p>
          </table:table-cell>
          <table:table-cell table:style-name="ce43" table:number-columns-repeated="3"/>
          <table:table-cell table:style-name="ce43" office:value-type="float" office:value="1513516.923599" calcext:value-type="float">
            <text:p><text:s/>1,513,517 <text:s/></text:p>
          </table:table-cell>
          <table:table-cell table:style-name="ce43" office:value-type="float" office:value="140858.406704" calcext:value-type="float">
            <text:p><text:s/>140,858 <text:s/></text:p>
          </table:table-cell>
          <table:table-cell table:style-name="ce13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office:value-type="float" office:value="373642.507667" calcext:value-type="float">
            <text:p><text:s/>373,643 <text:s/></text:p>
          </table:table-cell>
          <table:table-cell table:style-name="ce44" office:value-type="float" office:value="759097.215246" calcext:value-type="float">
            <text:p><text:s/>759,097 <text:s/></text:p>
          </table:table-cell>
          <table:table-cell table:style-name="ce44" office:value-type="float" office:value="182746.954532" calcext:value-type="float">
            <text:p><text:s/>182,747 <text:s/></text:p>
          </table:table-cell>
          <table:table-cell table:style-name="ce44" office:value-type="float" office:value="2622323.883265" calcext:value-type="float">
            <text:p><text:s/>2,622,324 <text:s/></text:p>
          </table:table-cell>
          <table:table-cell table:style-name="ce44" table:number-columns-repeated="3"/>
          <table:table-cell table:style-name="ce44" office:value-type="float" office:value="1513516.923599" calcext:value-type="float">
            <text:p><text:s/>1,513,517 <text:s/></text:p>
          </table:table-cell>
          <table:table-cell table:style-name="ce44" office:value-type="float" office:value="140858.406704" calcext:value-type="float">
            <text:p><text:s/>140,858 <text:s/></text:p>
          </table:table-cell>
          <table:table-cell table:style-name="ce13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1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1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1" table:number-columns-repeated="1012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1022"/>
        </table:table-row>
        <table:table-row table:style-name="ro6">
          <table:table-cell table:style-name="ce13"/>
          <table:table-cell table:style-name="ce4"/>
          <table:table-cell table:style-name="ce13" table:number-columns-repeated="1022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22"/>
        </table:table-row>
        <table:table-row table:style-name="ro7" table:number-rows-repeated="104835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2.$A$1:.$AMJ$7" table:range-usable-as="repeat-column repeat-row"/>
        </table:named-expressions>
      </table:table>
      <table:table table:name="Page3" table:style-name="ta3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11" table:number-columns-repeated="9" table:default-cell-style-name="ce15"/>
        <table:table-column table:style-name="co12" table:default-cell-style-name="ce15"/>
        <table:table-column table:style-name="co2" table:default-cell-style-name="ce15"/>
        <table:table-column table:style-name="co9" table:number-columns-repeated="243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6-5 能源平衡表－OECD能源統計格式（公噸油當量單位）</text:p>
            </table:table-cell>
            <table:covered-table-cell table:number-columns-repeated="11" table:style-name="ce16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 110 年 1 - 11 月</text:p>
            </table:table-cell>
            <table:covered-table-cell table:number-columns-repeated="2" table:style-name="ce2"/>
            <table:table-cell table:style-name="ce56" table:number-columns-repeated="2"/>
            <table:table-cell table:style-name="ce37" table:number-columns-repeated="4"/>
            <table:table-cell table:style-name="ce50" office:value-type="string" calcext:value-type="string" table:number-columns-spanned="3" table:number-rows-spanned="1">
              <text:p>(單位：公噸油當量 / 10<text:span text:style-name="T1">7</text:span><text:span text:style-name="T2">千卡)</text:span></text:p>
            </table:table-cell>
            <table:covered-table-cell table:number-columns-repeated="2" table:style-name="ce50"/>
            <table:table-cell table:style-name="ce37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5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38" office:value-type="float" office:value="19" calcext:value-type="float">
              <text:p>19</text:p>
            </table:table-cell>
            <table:table-cell table:style-name="ce38" office:value-type="float" office:value="20" calcext:value-type="float">
              <text:p>20</text:p>
            </table:table-cell>
            <table:table-cell table:style-name="ce38" office:value-type="float" office:value="21" calcext:value-type="float">
              <text:p>21</text:p>
            </table:table-cell>
            <table:table-cell table:style-name="ce38" office:value-type="float" office:value="22" calcext:value-type="float">
              <text:p>22</text:p>
            </table:table-cell>
            <table:table-cell table:style-name="ce38" office:value-type="float" office:value="23" calcext:value-type="float">
              <text:p>23</text:p>
            </table:table-cell>
            <table:table-cell table:style-name="ce38" office:value-type="float" office:value="24" calcext:value-type="float">
              <text:p>24</text:p>
            </table:table-cell>
            <table:table-cell table:style-name="ce38" office:value-type="float" office:value="25" calcext:value-type="float">
              <text:p>25</text:p>
            </table:table-cell>
            <table:table-cell table:style-name="ce38" office:value-type="float" office:value="26" calcext:value-type="float">
              <text:p>26</text:p>
            </table:table-cell>
            <table:table-cell table:style-name="ce38" office:value-type="float" office:value="27" calcext:value-type="float">
              <text:p>27</text:p>
            </table:table-cell>
            <table:table-cell table:style-name="ce52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(丙烷混合氣)</text:p>
            </table:table-cell>
            <table:table-cell table:style-name="ce39" office:value-type="string" calcext:value-type="string">
              <text:p>天然汽油</text:p>
            </table:table-cell>
            <table:table-cell table:style-name="ce39" office:value-type="string" calcext:value-type="string">
              <text:p>石油腦</text:p>
            </table:table-cell>
            <table:table-cell table:style-name="ce39" office:value-type="string" calcext:value-type="string">
              <text:p>車用汽油</text:p>
            </table:table-cell>
            <table:table-cell table:style-name="ce39" office:value-type="string" calcext:value-type="string">
              <text:p>(無鉛汽油)</text:p>
            </table:table-cell>
            <table:table-cell table:style-name="ce39" office:value-type="string" calcext:value-type="string">
              <text:p>航空汽油</text:p>
            </table:table-cell>
            <table:table-cell table:number-columns-repeated="2" table:style-name="ce39" office:value-type="string" calcext:value-type="string">
              <text:p>航空燃油-</text:p>
            </table:table-cell>
            <table:table-cell table:style-name="ce39" office:value-type="string" calcext:value-type="string">
              <text:p>煤油</text:p>
            </table:table-cell>
            <table:table-cell table:style-name="ce52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54"/>
            <table:table-cell table:style-name="ce39" table:number-columns-repeated="4"/>
            <table:table-cell table:style-name="ce54"/>
            <table:table-cell table:style-name="ce54" office:value-type="string" calcext:value-type="string">
              <text:p>汽油型</text:p>
            </table:table-cell>
            <table:table-cell table:style-name="ce54" office:value-type="string" calcext:value-type="string">
              <text:p>煤油型</text:p>
            </table:table-cell>
            <table:table-cell table:style-name="ce39"/>
            <table:table-cell table:style-name="ce52" table:number-columns-repeated="1012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40"/>
            <table:table-cell table:style-name="ce55" table:number-columns-repeated="8"/>
            <table:table-cell table:style-name="ce52" table:number-columns-repeated="1012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table:number-columns-repeated="9"/>
            <table:table-cell table:style-name="ce52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57"/>
          <table:table-cell table:style-name="ce42" table:number-columns-repeated="3"/>
          <table:table-cell table:style-name="ce57"/>
          <table:table-cell table:style-name="ce42" table:number-columns-repeated="4"/>
          <table:table-cell table:style-name="ce37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6"/>
          <table:table-cell table:style-name="ce43"/>
          <table:table-cell table:style-name="ce43" office:value-type="float" office:value="11562948.96354" calcext:value-type="float">
            <text:p><text:s/>11,562,949 <text:s/></text:p>
          </table:table-cell>
          <table:table-cell table:style-name="ce43" office:value-type="float" office:value="84844.32294" calcext:value-type="float">
            <text:p><text:s/>84,844 <text:s/></text:p>
          </table:table-cell>
          <table:table-cell table:style-name="ce46" office:value-type="float" office:value="84844.32294" calcext:value-type="float">
            <text:p>( 84,844 <text:s/>)</text:p>
          </table:table-cell>
          <table:table-cell table:style-name="ce43" table:number-columns-repeated="2"/>
          <table:table-cell table:style-name="ce43" office:value-type="float" office:value="35011.2256" calcext:value-type="float">
            <text:p><text:s/>35,011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6"/>
          <table:table-cell table:style-name="ce43" table:number-columns-repeated="2"/>
          <table:table-cell table:style-name="ce43" office:value-type="float" office:value="2841898.99578" calcext:value-type="float">
            <text:p><text:s/>2,841,899 <text:s/></text:p>
          </table:table-cell>
          <table:table-cell table:style-name="ce46" office:value-type="float" office:value="2841898.99578" calcext:value-type="float">
            <text:p>( 2,841,899 <text:s/>)</text:p>
          </table:table-cell>
          <table:table-cell table:style-name="ce43" table:number-columns-repeated="2"/>
          <table:table-cell table:style-name="ce43" office:value-type="float" office:value="293032.8488" calcext:value-type="float">
            <text:p><text:s/>293,033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3" office:value-type="float" office:value="1662250.8328" calcext:value-type="float">
            <text:p><text:s/>1,662,251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6"/>
          <table:table-cell table:style-name="ce43"/>
          <table:table-cell table:style-name="ce43" office:value-type="float" office:value="-265721.2272" calcext:value-type="float">
            <text:p><text:s/>-265,721 <text:s/></text:p>
          </table:table-cell>
          <table:table-cell table:style-name="ce43" office:value-type="float" office:value="45147.48186" calcext:value-type="float">
            <text:p><text:s/>45,147 <text:s/></text:p>
          </table:table-cell>
          <table:table-cell table:style-name="ce46" office:value-type="float" office:value="45147.48186" calcext:value-type="float">
            <text:p>( 45,147 <text:s/>)</text:p>
          </table:table-cell>
          <table:table-cell table:style-name="ce43" table:number-columns-repeated="2"/>
          <table:table-cell table:style-name="ce43" office:value-type="float" office:value="63611.0128" calcext:value-type="float">
            <text:p><text:s/>63,611 <text:s/></text:p>
          </table:table-cell>
          <table:table-cell table:style-name="ce43" office:value-type="float" office:value="425.87805" calcext:value-type="float">
            <text:p><text:s/>426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58"/>
          <table:table-cell table:style-name="ce44"/>
          <table:table-cell table:style-name="ce44" office:value-type="float" office:value="11828670.19074" calcext:value-type="float">
            <text:p><text:s/>11,828,670 <text:s/></text:p>
          </table:table-cell>
          <table:table-cell table:style-name="ce44" office:value-type="float" office:value="-2802202.1547" calcext:value-type="float">
            <text:p><text:s/>-2,802,202 <text:s/></text:p>
          </table:table-cell>
          <table:table-cell table:style-name="ce58" office:value-type="float" office:value="-2802202.1547" calcext:value-type="float">
            <text:p>( -2,802,202 <text:s/>)</text:p>
          </table:table-cell>
          <table:table-cell table:style-name="ce44" table:number-columns-repeated="2"/>
          <table:table-cell table:style-name="ce44" office:value-type="float" office:value="-1983883.4688" calcext:value-type="float">
            <text:p><text:s/>-1,983,883 <text:s/></text:p>
          </table:table-cell>
          <table:table-cell table:style-name="ce44" office:value-type="float" office:value="-425.87805" calcext:value-type="float">
            <text:p><text:s/>-426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6"/>
          <table:table-cell table:style-name="ce43"/>
          <table:table-cell table:style-name="ce43" office:value-type="float" office:value="1596339.7476" calcext:value-type="float">
            <text:p><text:s/>1,596,340 <text:s/></text:p>
          </table:table-cell>
          <table:table-cell table:style-name="ce43" office:value-type="float" office:value="73898.02914" calcext:value-type="float">
            <text:p><text:s/>73,898 <text:s/></text:p>
          </table:table-cell>
          <table:table-cell table:style-name="ce46" office:value-type="float" office:value="73898.02914" calcext:value-type="float">
            <text:p>( 73,898 <text:s/>)</text:p>
          </table:table-cell>
          <table:table-cell table:style-name="ce43" table:number-columns-repeated="2"/>
          <table:table-cell table:style-name="ce43" office:value-type="float" office:value="97371.0096" calcext:value-type="float">
            <text:p><text:s/>97,371 <text:s/></text:p>
          </table:table-cell>
          <table:table-cell table:style-name="ce43" office:value-type="float" office:value="3.4" calcext:value-type="float">
            <text:p><text:s/>3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58"/>
          <table:table-cell table:style-name="ce44"/>
          <table:table-cell table:style-name="ce44" office:value-type="float" office:value="29642.92266" calcext:value-type="float">
            <text:p><text:s/>29,643 <text:s/></text:p>
          </table:table-cell>
          <table:table-cell table:style-name="ce44" office:value-type="float" office:value="-130967.69634" calcext:value-type="float">
            <text:p><text:s/>-130,968 <text:s/></text:p>
          </table:table-cell>
          <table:table-cell table:style-name="ce58" office:value-type="float" office:value="-130967.69634" calcext:value-type="float">
            <text:p>( -130,968 <text:s/>)</text:p>
          </table:table-cell>
          <table:table-cell table:style-name="ce44" table:number-columns-repeated="2"/>
          <table:table-cell table:style-name="ce44" office:value-type="float" office:value="398370.0696" calcext:value-type="float">
            <text:p><text:s/>398,370 <text:s/></text:p>
          </table:table-cell>
          <table:table-cell table:style-name="ce44" office:value-type="float" office:value="-89.83395" calcext:value-type="float">
            <text:p><text:s/>-90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58"/>
          <table:table-cell table:style-name="ce44" table:number-columns-repeated="3"/>
          <table:table-cell table:style-name="ce58"/>
          <table:table-cell table:style-name="ce44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6"/>
          <table:table-cell table:style-name="ce43"/>
          <table:table-cell table:style-name="ce43" office:value-type="float" office:value="8389400.2686" calcext:value-type="float">
            <text:p><text:s/>8,389,400 <text:s/></text:p>
          </table:table-cell>
          <table:table-cell table:style-name="ce43" office:value-type="float" office:value="9378845.23446" calcext:value-type="float">
            <text:p><text:s/>9,378,845 <text:s/></text:p>
          </table:table-cell>
          <table:table-cell table:style-name="ce46" office:value-type="float" office:value="9378845.23446" calcext:value-type="float">
            <text:p>( 9,378,845 <text:s/>)</text:p>
          </table:table-cell>
          <table:table-cell table:style-name="ce43" table:number-columns-repeated="2"/>
          <table:table-cell table:style-name="ce43" office:value-type="float" office:value="2678495.58" calcext:value-type="float">
            <text:p><text:s/>2,678,496 <text:s/></text:p>
          </table:table-cell>
          <table:table-cell table:style-name="ce43" office:value-type="float" office:value="4292.8315" calcext:value-type="float">
            <text:p><text:s/>4,293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6"/>
          <table:table-cell table:style-name="ce43"/>
          <table:table-cell table:style-name="ce43" office:value-type="float" office:value="8389400.2686" calcext:value-type="float">
            <text:p><text:s/>8,389,400 <text:s/></text:p>
          </table:table-cell>
          <table:table-cell table:style-name="ce43" office:value-type="float" office:value="7547886.9283008" calcext:value-type="float">
            <text:p><text:s/>7,547,887 <text:s/></text:p>
          </table:table-cell>
          <table:table-cell table:style-name="ce46" office:value-type="float" office:value="7547886.9283008" calcext:value-type="float">
            <text:p>( 7,547,887 <text:s/>)</text:p>
          </table:table-cell>
          <table:table-cell table:style-name="ce43" table:number-columns-repeated="2"/>
          <table:table-cell table:style-name="ce43" office:value-type="float" office:value="2678495.58" calcext:value-type="float">
            <text:p><text:s/>2,678,496 <text:s/></text:p>
          </table:table-cell>
          <table:table-cell table:style-name="ce43" office:value-type="float" office:value="4292.8315" calcext:value-type="float">
            <text:p><text:s/>4,293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58"/>
          <table:table-cell table:style-name="ce44" table:number-columns-repeated="2"/>
          <table:table-cell table:style-name="ce44" office:value-type="float" office:value="1830958.3061592" calcext:value-type="float">
            <text:p><text:s/>1,830,958 <text:s/></text:p>
          </table:table-cell>
          <table:table-cell table:style-name="ce58" office:value-type="float" office:value="1830958.3061592" calcext:value-type="float">
            <text:p>( 1,830,958 <text:s/>)</text:p>
          </table:table-cell>
          <table:table-cell table:style-name="ce44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6"/>
          <table:table-cell table:style-name="ce43" table:number-columns-repeated="2"/>
          <table:table-cell table:style-name="ce43" office:value-type="float" office:value="2792.6652" calcext:value-type="float">
            <text:p><text:s/>2,793 <text:s/></text:p>
          </table:table-cell>
          <table:table-cell table:style-name="ce46" office:value-type="float" office:value="2792.6652" calcext:value-type="float">
            <text:p>( 2,793 <text:s/>)</text:p>
          </table:table-cell>
          <table:table-cell table:style-name="ce43" table:number-columns-repeated="3"/>
          <table:table-cell table:style-name="ce43" office:value-type="float" office:value="2.0264" calcext:value-type="float">
            <text:p><text:s/>2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6"/>
          <table:table-cell table:style-name="ce43" table:number-columns-repeated="2"/>
          <table:table-cell table:style-name="ce43" office:value-type="float" office:value="1537.87296" calcext:value-type="float">
            <text:p><text:s/>1,538 <text:s/></text:p>
          </table:table-cell>
          <table:table-cell table:style-name="ce46" office:value-type="float" office:value="1537.87296" calcext:value-type="float">
            <text:p>( 1,538 <text:s/>)</text:p>
          </table:table-cell>
          <table:table-cell table:style-name="ce43" table:number-columns-repeated="3"/>
          <table:table-cell table:style-name="ce43" office:value-type="float" office:value="2.0264" calcext:value-type="float">
            <text:p><text:s/>2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6"/>
          <table:table-cell table:style-name="ce43" table:number-columns-repeated="2"/>
          <table:table-cell table:style-name="ce43" office:value-type="float" office:value="1243.45338" calcext:value-type="float">
            <text:p><text:s/>1,243 <text:s/></text:p>
          </table:table-cell>
          <table:table-cell table:style-name="ce46" office:value-type="float" office:value="1243.45338" calcext:value-type="float">
            <text:p>( 1,243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58"/>
          <table:table-cell table:style-name="ce44" table:number-columns-repeated="2"/>
          <table:table-cell table:style-name="ce44" office:value-type="float" office:value="11.33886" calcext:value-type="float">
            <text:p><text:s/>11 <text:s/></text:p>
          </table:table-cell>
          <table:table-cell table:style-name="ce58" office:value-type="float" office:value="11.33886" calcext:value-type="float">
            <text:p>( 11 <text:s/>)</text:p>
          </table:table-cell>
          <table:table-cell table:style-name="ce44" table:number-columns-repeated="4"/>
          <table:table-cell table:style-name="ce13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59"/>
          <table:table-cell table:style-name="ce45" table:number-columns-repeated="3"/>
          <table:table-cell table:style-name="ce59"/>
          <table:table-cell table:style-name="ce45" table:number-columns-repeated="4"/>
          <table:table-cell table:style-name="ce13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59"/>
          <table:table-cell table:style-name="ce45"/>
          <table:table-cell table:style-name="ce45" office:value-type="float" office:value="18592087.78908" calcext:value-type="float">
            <text:p><text:s/>18,592,088 <text:s/></text:p>
          </table:table-cell>
          <table:table-cell table:style-name="ce45" office:value-type="float" office:value="6630920.08176" calcext:value-type="float">
            <text:p><text:s/>6,630,920 <text:s/></text:p>
          </table:table-cell>
          <table:table-cell table:style-name="ce59" office:value-type="float" office:value="6630920.08176" calcext:value-type="float">
            <text:p>( 6,630,920 <text:s/>)</text:p>
          </table:table-cell>
          <table:table-cell table:style-name="ce45" table:number-columns-repeated="2"/>
          <table:table-cell table:style-name="ce45" office:value-type="float" office:value="198871.032" calcext:value-type="float">
            <text:p><text:s/>198,871 <text:s/></text:p>
          </table:table-cell>
          <table:table-cell table:style-name="ce45" office:value-type="float" office:value="3951.361" calcext:value-type="float">
            <text:p><text:s/>3,951 <text:s/></text:p>
          </table:table-cell>
          <table:table-cell table:style-name="ce13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59"/>
          <table:table-cell table:style-name="ce45" table:number-columns-repeated="2"/>
          <table:table-cell table:style-name="ce45" office:value-type="float" office:value="6630920.08176" calcext:value-type="float">
            <text:p><text:s/>6,630,920 <text:s/></text:p>
          </table:table-cell>
          <table:table-cell table:style-name="ce59" office:value-type="float" office:value="6630920.08176" calcext:value-type="float">
            <text:p>( 6,630,920 <text:s/>)</text:p>
          </table:table-cell>
          <table:table-cell table:style-name="ce45" table:number-columns-repeated="2"/>
          <table:table-cell table:style-name="ce45" office:value-type="float" office:value="198871.032" calcext:value-type="float">
            <text:p><text:s/>198,871 <text:s/></text:p>
          </table:table-cell>
          <table:table-cell table:style-name="ce45" office:value-type="float" office:value="3951.361" calcext:value-type="float">
            <text:p><text:s/>3,951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6"/>
          <table:table-cell table:style-name="ce43" table:number-columns-repeated="2"/>
          <table:table-cell table:style-name="ce43" office:value-type="float" office:value="3801.2871" calcext:value-type="float">
            <text:p><text:s/>3,801 <text:s/></text:p>
          </table:table-cell>
          <table:table-cell table:style-name="ce46" office:value-type="float" office:value="3801.2871" calcext:value-type="float">
            <text:p>( 3,801 <text:s/>)</text:p>
          </table:table-cell>
          <table:table-cell table:style-name="ce43" table:number-columns-repeated="2"/>
          <table:table-cell table:style-name="ce43" office:value-type="float" office:value="136" calcext:value-type="float">
            <text:p><text:s/>136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6"/>
          <table:table-cell table:style-name="ce43" table:number-columns-repeated="2"/>
          <table:table-cell table:style-name="ce43" office:value-type="float" office:value="54.83634" calcext:value-type="float">
            <text:p><text:s/>55 <text:s/></text:p>
          </table:table-cell>
          <table:table-cell table:style-name="ce46" office:value-type="float" office:value="54.83634" calcext:value-type="float">
            <text:p>( 55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6"/>
          <table:table-cell table:style-name="ce43" table:number-columns-repeated="2"/>
          <table:table-cell table:style-name="ce43" office:value-type="float" office:value="3.73776" calcext:value-type="float">
            <text:p><text:s/>4 <text:s/></text:p>
          </table:table-cell>
          <table:table-cell table:style-name="ce46" office:value-type="float" office:value="3.73776" calcext:value-type="float">
            <text:p>( 4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6"/>
          <table:table-cell table:style-name="ce43" table:number-columns-repeated="2"/>
          <table:table-cell table:style-name="ce43" office:value-type="float" office:value="9.6291" calcext:value-type="float">
            <text:p><text:s/>10 <text:s/></text:p>
          </table:table-cell>
          <table:table-cell table:style-name="ce46" office:value-type="float" office:value="9.6291" calcext:value-type="float">
            <text:p>( 10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6"/>
          <table:table-cell table:style-name="ce43" table:number-columns-repeated="2"/>
          <table:table-cell table:style-name="ce43" office:value-type="float" office:value="34.46352" calcext:value-type="float">
            <text:p><text:s/>34 <text:s/></text:p>
          </table:table-cell>
          <table:table-cell table:style-name="ce46" office:value-type="float" office:value="34.46352" calcext:value-type="float">
            <text:p>( 34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6"/>
          <table:table-cell table:style-name="ce43" table:number-columns-repeated="2"/>
          <table:table-cell table:style-name="ce43" office:value-type="float" office:value="4.10982" calcext:value-type="float">
            <text:p><text:s/>4 <text:s/></text:p>
          </table:table-cell>
          <table:table-cell table:style-name="ce46" office:value-type="float" office:value="4.10982" calcext:value-type="float">
            <text:p>( 4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6"/>
          <table:table-cell table:style-name="ce43" table:number-columns-repeated="2"/>
          <table:table-cell table:style-name="ce43" office:value-type="float" office:value="3.01314" calcext:value-type="float">
            <text:p><text:s/>3 <text:s/></text:p>
          </table:table-cell>
          <table:table-cell table:style-name="ce46" office:value-type="float" office:value="3.01314" calcext:value-type="float">
            <text:p>( 3 <text:s/>)</text:p>
          </table:table-cell>
          <table:table-cell table:style-name="ce43" table:number-columns-repeated="2"/>
          <table:table-cell table:style-name="ce43" office:value-type="float" office:value="56" calcext:value-type="float">
            <text:p><text:s/>56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3.01314" calcext:value-type="float">
            <text:p><text:s/>3 <text:s/></text:p>
          </table:table-cell>
          <table:table-cell table:style-name="ce46" office:value-type="float" office:value="3.01314" calcext:value-type="float">
            <text:p>( 3 <text:s/>)</text:p>
          </table:table-cell>
          <table:table-cell table:style-name="ce43" table:number-columns-repeated="2"/>
          <table:table-cell table:style-name="ce43" office:value-type="float" office:value="56" calcext:value-type="float">
            <text:p><text:s/>56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8"/>
          <table:table-cell table:style-name="ce47" table:number-columns-repeated="3"/>
          <table:table-cell table:style-name="ce48"/>
          <table:table-cell table:style-name="ce47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59.68716" calcext:value-type="float">
            <text:p><text:s/>60 <text:s/></text:p>
          </table:table-cell>
          <table:table-cell table:style-name="ce46" office:value-type="float" office:value="59.68716" calcext:value-type="float">
            <text:p>( 60 <text:s/>)</text:p>
          </table:table-cell>
          <table:table-cell table:style-name="ce43" table:number-columns-repeated="2"/>
          <table:table-cell table:style-name="ce43" office:value-type="float" office:value="80" calcext:value-type="float">
            <text:p><text:s/>80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4.92726" calcext:value-type="float">
            <text:p><text:s/>5 <text:s/></text:p>
          </table:table-cell>
          <table:table-cell table:style-name="ce46" office:value-type="float" office:value="4.92726" calcext:value-type="float">
            <text:p>( 5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8"/>
          <table:table-cell table:style-name="ce47" table:number-columns-repeated="2"/>
          <table:table-cell table:style-name="ce47" office:value-type="float" office:value="9.4224" calcext:value-type="float">
            <text:p><text:s/>9 <text:s/></text:p>
          </table:table-cell>
          <table:table-cell table:style-name="ce48" office:value-type="float" office:value="9.4224" calcext:value-type="float">
            <text:p>( 9 <text:s/>)</text:p>
          </table:table-cell>
          <table:table-cell table:style-name="ce47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14.09616" calcext:value-type="float">
            <text:p><text:s/>14 <text:s/></text:p>
          </table:table-cell>
          <table:table-cell table:style-name="ce46" office:value-type="float" office:value="14.09616" calcext:value-type="float">
            <text:p>( 14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6"/>
          <table:table-cell table:style-name="ce43" table:number-columns-repeated="2"/>
          <table:table-cell table:style-name="ce43" office:value-type="float" office:value="11.13918" calcext:value-type="float">
            <text:p><text:s/>11 <text:s/></text:p>
          </table:table-cell>
          <table:table-cell table:style-name="ce46" office:value-type="float" office:value="11.13918" calcext:value-type="float">
            <text:p>( 11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6"/>
          <table:table-cell table:style-name="ce43" table:number-columns-repeated="2"/>
          <table:table-cell table:style-name="ce43" office:value-type="float" office:value="2.95698" calcext:value-type="float">
            <text:p><text:s/>3 <text:s/></text:p>
          </table:table-cell>
          <table:table-cell table:style-name="ce46" office:value-type="float" office:value="2.95698" calcext:value-type="float">
            <text:p>( 3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table:number-columns-repeated="3"/>
          <table:table-cell table:number-columns-repeated="2" table:style-name="ce48" office:value-type="float" office:value="2.95698" calcext:value-type="float">
            <text:p>( 3 <text:s/>)</text:p>
          </table:table-cell>
          <table:table-cell table:style-name="ce48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6"/>
          <table:table-cell table:style-name="ce43" table:number-columns-repeated="2"/>
          <table:table-cell table:style-name="ce43" office:value-type="float" office:value="52.3107" calcext:value-type="float">
            <text:p><text:s/>52 <text:s/></text:p>
          </table:table-cell>
          <table:table-cell table:style-name="ce46" office:value-type="float" office:value="52.3107" calcext:value-type="float">
            <text:p>( 52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6"/>
          <table:table-cell table:style-name="ce43" table:number-columns-repeated="2"/>
          <table:table-cell table:style-name="ce43" office:value-type="float" office:value="52.3107" calcext:value-type="float">
            <text:p><text:s/>52 <text:s/></text:p>
          </table:table-cell>
          <table:table-cell table:style-name="ce46" office:value-type="float" office:value="52.3107" calcext:value-type="float">
            <text:p>( 52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1.18716" calcext:value-type="float">
            <text:p><text:s/>1 <text:s/></text:p>
          </table:table-cell>
          <table:table-cell table:style-name="ce46" office:value-type="float" office:value="1.18716" calcext:value-type="float">
            <text:p>( 1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8"/>
          <table:table-cell table:style-name="ce47" table:number-columns-repeated="2"/>
          <table:table-cell table:style-name="ce47" office:value-type="float" office:value="116.75118" calcext:value-type="float">
            <text:p><text:s/>117 <text:s/></text:p>
          </table:table-cell>
          <table:table-cell table:style-name="ce48" office:value-type="float" office:value="116.75118" calcext:value-type="float">
            <text:p>( 117 <text:s/>)</text:p>
          </table:table-cell>
          <table:table-cell table:style-name="ce47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94.3254" calcext:value-type="float">
            <text:p><text:s/>94 <text:s/></text:p>
          </table:table-cell>
          <table:table-cell table:style-name="ce46" office:value-type="float" office:value="94.3254" calcext:value-type="float">
            <text:p>( 94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table:number-columns-repeated="3"/>
          <table:table-cell table:number-columns-repeated="2" table:style-name="ce46" office:value-type="float" office:value="22.80642" calcext:value-type="float">
            <text:p>( 23 <text:s/>)</text:p>
          </table:table-cell>
          <table:table-cell table:style-name="ce46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2874.54882" calcext:value-type="float">
            <text:p><text:s/>2,875 <text:s/></text:p>
          </table:table-cell>
          <table:table-cell table:style-name="ce46" office:value-type="float" office:value="2874.54882" calcext:value-type="float">
            <text:p>( 2,875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6"/>
          <table:table-cell table:style-name="ce43" table:number-columns-repeated="2"/>
          <table:table-cell table:style-name="ce43" office:value-type="float" office:value="22.6824" calcext:value-type="float">
            <text:p><text:s/>23 <text:s/></text:p>
          </table:table-cell>
          <table:table-cell table:style-name="ce46" office:value-type="float" office:value="22.6824" calcext:value-type="float">
            <text:p>( 23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6"/>
          <table:table-cell table:style-name="ce43" table:number-columns-repeated="2"/>
          <table:table-cell table:style-name="ce43" office:value-type="float" office:value="338.40846" calcext:value-type="float">
            <text:p><text:s/>338 <text:s/></text:p>
          </table:table-cell>
          <table:table-cell table:style-name="ce46" office:value-type="float" office:value="338.40846" calcext:value-type="float">
            <text:p>( 338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6"/>
          <table:table-cell table:style-name="ce43" table:number-columns-repeated="2"/>
          <table:table-cell table:style-name="ce43" office:value-type="float" office:value="103.15032" calcext:value-type="float">
            <text:p><text:s/>103 <text:s/></text:p>
          </table:table-cell>
          <table:table-cell table:style-name="ce46" office:value-type="float" office:value="103.15032" calcext:value-type="float">
            <text:p>( 103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58"/>
          <table:table-cell table:style-name="ce44" table:number-columns-repeated="3"/>
          <table:table-cell table:style-name="ce58"/>
          <table:table-cell table:style-name="ce44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6"/>
          <table:table-cell table:style-name="ce43" table:number-columns-repeated="2"/>
          <table:table-cell table:style-name="ce43" office:value-type="float" office:value="6589185.76758" calcext:value-type="float">
            <text:p><text:s/>6,589,186 <text:s/></text:p>
          </table:table-cell>
          <table:table-cell table:style-name="ce46" office:value-type="float" office:value="6589185.76758" calcext:value-type="float">
            <text:p>( 6,589,186 <text:s/>)</text:p>
          </table:table-cell>
          <table:table-cell table:style-name="ce43" table:number-columns-repeated="2"/>
          <table:table-cell table:style-name="ce43" office:value-type="float" office:value="46502.7512" calcext:value-type="float">
            <text:p><text:s/>46,503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2"/>
          <table:table-cell table:style-name="ce43" office:value-type="float" office:value="46502.7512" calcext:value-type="float">
            <text:p><text:s/>46,503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6"/>
          <table:table-cell table:style-name="ce43" table:number-columns-repeated="2"/>
          <table:table-cell table:style-name="ce43" office:value-type="float" office:value="6589185.76758" calcext:value-type="float">
            <text:p><text:s/>6,589,186 <text:s/></text:p>
          </table:table-cell>
          <table:table-cell table:style-name="ce46" office:value-type="float" office:value="6589185.76758" calcext:value-type="float">
            <text:p>( 6,589,186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58"/>
          <table:table-cell table:style-name="ce44" table:number-columns-repeated="3"/>
          <table:table-cell table:style-name="ce58"/>
          <table:table-cell table:style-name="ce44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6"/>
          <table:table-cell table:style-name="ce43" table:number-columns-repeated="2"/>
          <table:table-cell table:style-name="ce43" office:value-type="float" office:value="8161.67352" calcext:value-type="float">
            <text:p><text:s/>8,162 <text:s/></text:p>
          </table:table-cell>
          <table:table-cell table:style-name="ce46" office:value-type="float" office:value="8161.67352" calcext:value-type="float">
            <text:p>( 8,162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6"/>
          <table:table-cell table:style-name="ce43" table:number-columns-repeated="2"/>
          <table:table-cell table:style-name="ce43" office:value-type="float" office:value="8161.67352" calcext:value-type="float">
            <text:p><text:s/>8,162 <text:s/></text:p>
          </table:table-cell>
          <table:table-cell table:style-name="ce46" office:value-type="float" office:value="8161.67352" calcext:value-type="float">
            <text:p>( 8,162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58"/>
          <table:table-cell table:style-name="ce44" table:number-columns-repeated="3"/>
          <table:table-cell table:style-name="ce58"/>
          <table:table-cell table:style-name="ce44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6"/>
          <table:table-cell table:style-name="ce43" table:number-columns-repeated="2"/>
          <table:table-cell table:style-name="ce43" office:value-type="float" office:value="29771.35356" calcext:value-type="float">
            <text:p><text:s/>29,771 <text:s/></text:p>
          </table:table-cell>
          <table:table-cell table:style-name="ce46" office:value-type="float" office:value="29771.35356" calcext:value-type="float">
            <text:p>( 29,771 <text:s/>)</text:p>
          </table:table-cell>
          <table:table-cell table:style-name="ce43" table:number-columns-repeated="2"/>
          <table:table-cell table:style-name="ce43" office:value-type="float" office:value="152232.2808" calcext:value-type="float">
            <text:p><text:s/>152,232 <text:s/></text:p>
          </table:table-cell>
          <table:table-cell table:style-name="ce43" office:value-type="float" office:value="3951.361" calcext:value-type="float">
            <text:p><text:s/>3,951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6"/>
          <table:table-cell table:style-name="ce43" table:number-columns-repeated="2"/>
          <table:table-cell table:style-name="ce43" office:value-type="float" office:value="97.70748" calcext:value-type="float">
            <text:p><text:s/>98 <text:s/></text:p>
          </table:table-cell>
          <table:table-cell table:style-name="ce46" office:value-type="float" office:value="97.70748" calcext:value-type="float">
            <text:p>( 98 <text:s/>)</text:p>
          </table:table-cell>
          <table:table-cell table:style-name="ce43" table:number-columns-repeated="3"/>
          <table:table-cell table:style-name="ce43" office:value-type="float" office:value="1355.4066" calcext:value-type="float">
            <text:p><text:s/>1,355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6"/>
          <table:table-cell table:style-name="ce43" table:number-columns-repeated="2"/>
          <table:table-cell table:style-name="ce43" office:value-type="float" office:value="574.43022" calcext:value-type="float">
            <text:p><text:s/>574 <text:s/></text:p>
          </table:table-cell>
          <table:table-cell table:style-name="ce46" office:value-type="float" office:value="574.43022" calcext:value-type="float">
            <text:p>( 574 <text:s/>)</text:p>
          </table:table-cell>
          <table:table-cell table:style-name="ce43" table:number-columns-repeated="3"/>
          <table:table-cell table:style-name="ce43" office:value-type="float" office:value="2595.9544" calcext:value-type="float">
            <text:p><text:s/>2,596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6"/>
          <table:table-cell table:style-name="ce43" table:number-columns-repeated="2"/>
          <table:table-cell table:style-name="ce43" office:value-type="float" office:value="5396.3676" calcext:value-type="float">
            <text:p><text:s/>5,396 <text:s/></text:p>
          </table:table-cell>
          <table:table-cell table:style-name="ce46" office:value-type="float" office:value="5396.3676" calcext:value-type="float">
            <text:p>( 5,396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6"/>
          <table:table-cell table:style-name="ce43" table:number-columns-repeated="2"/>
          <table:table-cell table:style-name="ce43" office:value-type="float" office:value="447.71064" calcext:value-type="float">
            <text:p><text:s/>448 <text:s/></text:p>
          </table:table-cell>
          <table:table-cell table:style-name="ce46" office:value-type="float" office:value="447.71064" calcext:value-type="float">
            <text:p>( 448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6"/>
          <table:table-cell table:style-name="ce43" table:number-columns-repeated="2"/>
          <table:table-cell table:style-name="ce43" office:value-type="float" office:value="5760.2337" calcext:value-type="float">
            <text:p><text:s/>5,760 <text:s/></text:p>
          </table:table-cell>
          <table:table-cell table:style-name="ce46" office:value-type="float" office:value="5760.2337" calcext:value-type="float">
            <text:p>( 5,760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6"/>
          <table:table-cell table:style-name="ce43" table:number-columns-repeated="2"/>
          <table:table-cell table:style-name="ce43" office:value-type="float" office:value="551.2416" calcext:value-type="float">
            <text:p><text:s/>551 <text:s/></text:p>
          </table:table-cell>
          <table:table-cell table:style-name="ce46" office:value-type="float" office:value="551.2416" calcext:value-type="float">
            <text:p>( 551 <text:s/>)</text:p>
          </table:table-cell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6"/>
          <table:table-cell table:style-name="ce43" table:number-columns-repeated="2"/>
          <table:table-cell table:style-name="ce43" office:value-type="float" office:value="16786.01262" calcext:value-type="float">
            <text:p><text:s/>16,786 <text:s/></text:p>
          </table:table-cell>
          <table:table-cell table:style-name="ce46" office:value-type="float" office:value="16786.01262" calcext:value-type="float">
            <text:p>( 16,786 <text:s/>)</text:p>
          </table:table-cell>
          <table:table-cell table:style-name="ce43" table:number-columns-repeated="2"/>
          <table:table-cell table:style-name="ce43" office:value-type="float" office:value="152228.4408" calcext:value-type="float">
            <text:p><text:s/>152,228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58"/>
          <table:table-cell table:style-name="ce44" table:number-columns-repeated="2"/>
          <table:table-cell table:style-name="ce44" office:value-type="float" office:value="157.6497" calcext:value-type="float">
            <text:p><text:s/>158 <text:s/></text:p>
          </table:table-cell>
          <table:table-cell table:style-name="ce58" office:value-type="float" office:value="157.6497" calcext:value-type="float">
            <text:p>( 158 <text:s/>)</text:p>
          </table:table-cell>
          <table:table-cell table:style-name="ce44" table:number-columns-repeated="2"/>
          <table:table-cell table:style-name="ce44" office:value-type="float" office:value="3.84" calcext:value-type="float">
            <text:p><text:s/>4 <text:s/></text:p>
          </table:table-cell>
          <table:table-cell table:style-name="ce44"/>
          <table:table-cell table:style-name="ce13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59"/>
          <table:table-cell table:style-name="ce45" table:number-columns-repeated="3"/>
          <table:table-cell table:style-name="ce59"/>
          <table:table-cell table:style-name="ce45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6"/>
          <table:table-cell table:style-name="ce43"/>
          <table:table-cell table:style-name="ce43" office:value-type="float" office:value="18592087.78908" calcext:value-type="float">
            <text:p><text:s/>18,592,088 <text:s/></text:p>
          </table:table-cell>
          <table:table-cell table:style-name="ce4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6"/>
          <table:table-cell table:style-name="ce43"/>
          <table:table-cell table:style-name="ce43" office:value-type="float" office:value="18592087.78908" calcext:value-type="float">
            <text:p><text:s/>18,592,088 <text:s/></text:p>
          </table:table-cell>
          <table:table-cell table:style-name="ce4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2"/>
          <table:table-cell table:style-name="ce46" office:value-type="float" office:value="18592087.78908" calcext:value-type="float">
            <text:p>( 18,592,088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58"/>
          <table:table-cell table:style-name="ce44" table:number-columns-repeated="3"/>
          <table:table-cell table:style-name="ce58"/>
          <table:table-cell table:style-name="ce44" table:number-columns-repeated="4"/>
          <table:table-cell table:style-name="ce13" table:number-columns-repeated="1012"/>
        </table:table-row>
        <table:table-row table:style-name="ro8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6"/>
          <table:table-cell table:style-name="ce43" table:number-columns-repeated="3"/>
          <table:table-cell table:style-name="ce46"/>
          <table:table-cell table:style-name="ce43" table:number-columns-repeated="4"/>
          <table:table-cell table:style-name="ce13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58"/>
          <table:table-cell table:style-name="ce44" table:number-columns-repeated="3"/>
          <table:table-cell table:style-name="ce58"/>
          <table:table-cell table:style-name="ce44" table:number-columns-repeated="4"/>
          <table:table-cell table:style-name="ce13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1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1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1" table:number-columns-repeated="1012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1022"/>
        </table:table-row>
        <table:table-row table:style-name="ro6">
          <table:table-cell table:style-name="ce13"/>
          <table:table-cell table:style-name="ce4"/>
          <table:table-cell table:style-name="ce13" table:number-columns-repeated="1022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22"/>
        </table:table-row>
        <table:table-row table:style-name="ro7" table:number-rows-repeated="104835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3.$A$1:.$AMJ$7" table:range-usable-as="repeat-column repeat-row"/>
        </table:named-expressions>
      </table:table>
      <table:table table:name="Page4" table:style-name="ta4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5" table:number-columns-repeated="9" table:default-cell-style-name="ce15"/>
        <table:table-column table:style-name="co6" table:default-cell-style-name="ce14"/>
        <table:table-column table:style-name="co10" table:default-cell-style-name="ce14"/>
        <table:table-column table:style-name="co9" table:number-columns-repeated="243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6-5 能源平衡表－OECD能源統計格式（公噸油當量單位）</text:p>
            </table:table-cell>
            <table:covered-table-cell table:number-columns-repeated="11" table:style-name="ce16"/>
            <table:table-cell table:style-name="ce15" table:number-columns-repeated="2"/>
            <table:table-cell table:number-columns-repeated="1010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 110 年 1 - 11 月</text:p>
            </table:table-cell>
            <table:covered-table-cell table:number-columns-repeated="2" table:style-name="ce2"/>
            <table:table-cell table:style-name="ce56" table:number-columns-repeated="3"/>
            <table:table-cell table:style-name="ce37" table:number-columns-repeated="3"/>
            <table:table-cell table:style-name="ce56"/>
            <table:table-cell table:style-name="ce50" office:value-type="string" calcext:value-type="string" table:number-columns-spanned="2" table:number-rows-spanned="1">
              <text:p>(單位：公噸油當量 / 10<text:span text:style-name="T1">7</text:span><text:span text:style-name="T2">千卡)</text:span></text:p>
            </table:table-cell>
            <table:covered-table-cell table:style-name="ce50"/>
            <table:table-cell table:style-name="ce13" table:number-columns-repeated="2"/>
            <table:table-cell table:style-name="ce37" table:number-columns-repeated="1010"/>
          </table:table-row>
          <table:table-row table:style-name="ro3">
            <table:table-cell table:style-name="ce3" office:value-type="string" calcext:value-type="string" table:number-columns-spanned="3" table:number-rows-spanned="5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38" office:value-type="float" office:value="28" calcext:value-type="float">
              <text:p>28</text:p>
            </table:table-cell>
            <table:table-cell table:style-name="ce38" office:value-type="float" office:value="29" calcext:value-type="float">
              <text:p>29</text:p>
            </table:table-cell>
            <table:table-cell table:style-name="ce38" office:value-type="float" office:value="30" calcext:value-type="float">
              <text:p>30</text:p>
            </table:table-cell>
            <table:table-cell table:style-name="ce38" office:value-type="float" office:value="31" calcext:value-type="float">
              <text:p>31</text:p>
            </table:table-cell>
            <table:table-cell table:style-name="ce38" office:value-type="float" office:value="32" calcext:value-type="float">
              <text:p>32</text:p>
            </table:table-cell>
            <table:table-cell table:style-name="ce38" office:value-type="float" office:value="33" calcext:value-type="float">
              <text:p>33</text:p>
            </table:table-cell>
            <table:table-cell table:style-name="ce38" office:value-type="float" office:value="34" calcext:value-type="float">
              <text:p>34</text:p>
            </table:table-cell>
            <table:table-cell table:style-name="ce38" office:value-type="float" office:value="35" calcext:value-type="float">
              <text:p>35</text:p>
            </table:table-cell>
            <table:table-cell table:style-name="ce38" office:value-type="float" office:value="36" calcext:value-type="float">
              <text:p>36</text:p>
            </table:table-cell>
            <table:table-cell table:style-name="ce4" table:number-columns-repeated="2"/>
            <table:table-cell table:style-name="ce52" table:number-columns-repeated="1010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柴油</text:p>
            </table:table-cell>
            <table:table-cell table:style-name="ce39" office:value-type="string" calcext:value-type="string">
              <text:p>燃料油</text:p>
            </table:table-cell>
            <table:table-cell table:style-name="ce39" office:value-type="string" calcext:value-type="string">
              <text:p>白精油</text:p>
            </table:table-cell>
            <table:table-cell table:style-name="ce39" office:value-type="string" calcext:value-type="string">
              <text:p>潤滑油</text:p>
            </table:table-cell>
            <table:table-cell table:style-name="ce39" office:value-type="string" calcext:value-type="string">
              <text:p>柏油</text:p>
            </table:table-cell>
            <table:table-cell table:style-name="ce39" office:value-type="string" calcext:value-type="string">
              <text:p>溶劑油</text:p>
            </table:table-cell>
            <table:table-cell table:style-name="ce39" office:value-type="string" calcext:value-type="string">
              <text:p>石蠟</text:p>
            </table:table-cell>
            <table:table-cell table:style-name="ce39" office:value-type="string" calcext:value-type="string">
              <text:p>石油焦</text:p>
            </table:table-cell>
            <table:table-cell table:style-name="ce39" office:value-type="string" calcext:value-type="string">
              <text:p>其他石油產品</text:p>
            </table:table-cell>
            <table:table-cell table:style-name="ce4" table:number-columns-repeated="2"/>
            <table:table-cell table:style-name="ce52" table:number-columns-repeated="1010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table:number-columns-repeated="9"/>
            <table:table-cell table:style-name="ce4" table:number-columns-repeated="2"/>
            <table:table-cell table:style-name="ce52" table:number-columns-repeated="1010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55" table:number-columns-repeated="9"/>
            <table:table-cell table:style-name="ce4" table:number-columns-repeated="2"/>
            <table:table-cell table:style-name="ce52" table:number-columns-repeated="1010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table:number-columns-repeated="9"/>
            <table:table-cell table:style-name="ce4" table:number-columns-repeated="2"/>
            <table:table-cell table:style-name="ce52" table:number-columns-repeated="1010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42" table:number-columns-repeated="9"/>
          <table:table-cell table:style-name="ce13" table:number-columns-repeated="2"/>
          <table:table-cell table:style-name="ce37" table:number-columns-repeated="1010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office:value-type="float" office:value="35023.17" calcext:value-type="float">
            <text:p><text:s/>35,023 <text:s/></text:p>
          </table:table-cell>
          <table:table-cell table:style-name="ce43" office:value-type="float" office:value="676708.78272" calcext:value-type="float">
            <text:p><text:s/>676,709 <text:s/></text:p>
          </table:table-cell>
          <table:table-cell table:style-name="ce43" office:value-type="float" office:value="1163.457" calcext:value-type="float">
            <text:p><text:s/>1,163 <text:s/></text:p>
          </table:table-cell>
          <table:table-cell table:style-name="ce43" office:value-type="float" office:value="284280.96" calcext:value-type="float">
            <text:p><text:s/>284,281 <text:s/></text:p>
          </table:table-cell>
          <table:table-cell table:style-name="ce43" office:value-type="float" office:value="78788" calcext:value-type="float">
            <text:p><text:s/>78,788 <text:s/></text:p>
          </table:table-cell>
          <table:table-cell table:style-name="ce43" office:value-type="float" office:value="1200154.7921953" calcext:value-type="float">
            <text:p><text:s/>1,200,155 <text:s/></text:p>
          </table:table-cell>
          <table:table-cell table:style-name="ce43" office:value-type="float" office:value="101996.1" calcext:value-type="float">
            <text:p><text:s/>101,996 <text:s/></text:p>
          </table:table-cell>
          <table:table-cell table:style-name="ce43" office:value-type="float" office:value="44470.24" calcext:value-type="float">
            <text:p><text:s/>44,470 <text:s/></text:p>
          </table:table-cell>
          <table:table-cell table:style-name="ce43" office:value-type="float" office:value="56733.7356" calcext:value-type="float">
            <text:p><text:s/>56,734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office:value-type="float" office:value="6090202.85412" calcext:value-type="float">
            <text:p><text:s/>6,090,203 <text:s/></text:p>
          </table:table-cell>
          <table:table-cell table:style-name="ce43" office:value-type="float" office:value="1780736.37888" calcext:value-type="float">
            <text:p><text:s/>1,780,736 <text:s/></text:p>
          </table:table-cell>
          <table:table-cell table:style-name="ce43" office:value-type="float" office:value="124.92" calcext:value-type="float">
            <text:p><text:s/>125 <text:s/></text:p>
          </table:table-cell>
          <table:table-cell table:style-name="ce43" office:value-type="float" office:value="443120.64" calcext:value-type="float">
            <text:p><text:s/>443,121 <text:s/></text:p>
          </table:table-cell>
          <table:table-cell table:style-name="ce43" office:value-type="float" office:value="167812" calcext:value-type="float">
            <text:p><text:s/>167,812 <text:s/></text:p>
          </table:table-cell>
          <table:table-cell table:style-name="ce43" office:value-type="float" office:value="218392.813856918" calcext:value-type="float">
            <text:p><text:s/>218,393 <text:s/></text:p>
          </table:table-cell>
          <table:table-cell table:style-name="ce43" office:value-type="float" office:value="4300.2" calcext:value-type="float">
            <text:p><text:s/>4,300 <text:s/></text:p>
          </table:table-cell>
          <table:table-cell table:style-name="ce43" office:value-type="float" office:value="458462.287" calcext:value-type="float">
            <text:p><text:s/>458,462 <text:s/></text:p>
          </table:table-cell>
          <table:table-cell table:style-name="ce43" office:value-type="float" office:value="94765.0197969" calcext:value-type="float">
            <text:p><text:s/>94,765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office:value-type="float" office:value="145492.83336" calcext:value-type="float">
            <text:p><text:s/>145,493 <text:s/></text:p>
          </table:table-cell>
          <table:table-cell table:style-name="ce43" office:value-type="float" office:value="1201293.85152" calcext:value-type="float">
            <text:p><text:s/>1,201,294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office:value-type="float" office:value="144481.59012" calcext:value-type="float">
            <text:p><text:s/>144,482 <text:s/></text:p>
          </table:table-cell>
          <table:table-cell table:style-name="ce43" office:value-type="float" office:value="-55571.84736" calcext:value-type="float">
            <text:p><text:s/>-55,572 <text:s/></text:p>
          </table:table-cell>
          <table:table-cell table:style-name="ce43" office:value-type="float" office:value="-165.3021" calcext:value-type="float">
            <text:p><text:s/>-165 <text:s/></text:p>
          </table:table-cell>
          <table:table-cell table:style-name="ce43" office:value-type="float" office:value="-792.98784" calcext:value-type="float">
            <text:p><text:s/>-793 <text:s/></text:p>
          </table:table-cell>
          <table:table-cell table:style-name="ce43" office:value-type="float" office:value="25338.95" calcext:value-type="float">
            <text:p><text:s/>25,339 <text:s/></text:p>
          </table:table-cell>
          <table:table-cell table:style-name="ce43" office:value-type="float" office:value="-1097.80945999997" calcext:value-type="float">
            <text:p><text:s/>-1,098 <text:s/></text:p>
          </table:table-cell>
          <table:table-cell table:style-name="ce43"/>
          <table:table-cell table:style-name="ce43" office:value-type="float" office:value="45022.3706" calcext:value-type="float">
            <text:p><text:s/>45,022 <text:s/></text:p>
          </table:table-cell>
          <table:table-cell table:style-name="ce43" office:value-type="float" office:value="148079.0573544" calcext:value-type="float">
            <text:p><text:s/>148,079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office:value-type="float" office:value="-6345154.1076" calcext:value-type="float">
            <text:p><text:s/>-6,345,154 <text:s/></text:p>
          </table:table-cell>
          <table:table-cell table:style-name="ce44" office:value-type="float" office:value="-2249749.60032" calcext:value-type="float">
            <text:p><text:s/>-2,249,750 <text:s/></text:p>
          </table:table-cell>
          <table:table-cell table:style-name="ce44" office:value-type="float" office:value="1203.8391" calcext:value-type="float">
            <text:p><text:s/>1,204 <text:s/></text:p>
          </table:table-cell>
          <table:table-cell table:style-name="ce44" office:value-type="float" office:value="-158046.69216" calcext:value-type="float">
            <text:p><text:s/>-158,047 <text:s/></text:p>
          </table:table-cell>
          <table:table-cell table:style-name="ce44" office:value-type="float" office:value="-114362.95" calcext:value-type="float">
            <text:p><text:s/>-114,363 <text:s/></text:p>
          </table:table-cell>
          <table:table-cell table:style-name="ce44" office:value-type="float" office:value="982859.787798386" calcext:value-type="float">
            <text:p><text:s/>982,860 <text:s/></text:p>
          </table:table-cell>
          <table:table-cell table:style-name="ce44" office:value-type="float" office:value="97695.9" calcext:value-type="float">
            <text:p><text:s/>97,696 <text:s/></text:p>
          </table:table-cell>
          <table:table-cell table:style-name="ce44" office:value-type="float" office:value="-459014.4176" calcext:value-type="float">
            <text:p><text:s/>-459,014 <text:s/></text:p>
          </table:table-cell>
          <table:table-cell table:style-name="ce44" office:value-type="float" office:value="-186110.3415513" calcext:value-type="float">
            <text:p><text:s/>-186,110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office:value-type="float" office:value="133339.62264" calcext:value-type="float">
            <text:p><text:s/>133,340 <text:s/></text:p>
          </table:table-cell>
          <table:table-cell table:style-name="ce43" office:value-type="float" office:value="357464.80512" calcext:value-type="float">
            <text:p><text:s/>357,465 <text:s/></text:p>
          </table:table-cell>
          <table:table-cell table:style-name="ce43" office:value-type="float" office:value="810.5166" calcext:value-type="float">
            <text:p><text:s/>811 <text:s/></text:p>
          </table:table-cell>
          <table:table-cell table:style-name="ce43" office:value-type="float" office:value="583.2912" calcext:value-type="float">
            <text:p><text:s/>583 <text:s/></text:p>
          </table:table-cell>
          <table:table-cell table:style-name="ce43"/>
          <table:table-cell table:style-name="ce43" office:value-type="float" office:value="2265.94565" calcext:value-type="float">
            <text:p><text:s/>2,266 <text:s/></text:p>
          </table:table-cell>
          <table:table-cell table:style-name="ce43" table:number-columns-repeated="2"/>
          <table:table-cell table:style-name="ce43" office:value-type="float" office:value="230.8428" calcext:value-type="float">
            <text:p><text:s/>231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 office:value-type="float" office:value="-111999.98376" calcext:value-type="float">
            <text:p><text:s/>-112,000 <text:s/></text:p>
          </table:table-cell>
          <table:table-cell table:style-name="ce44" office:value-type="float" office:value="-624619.2321" calcext:value-type="float">
            <text:p><text:s/>-624,619 <text:s/></text:p>
          </table:table-cell>
          <table:table-cell table:style-name="ce44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office:value-type="float" office:value="69080.3169204372" calcext:value-type="float">
            <text:p><text:s/>69,080 <text:s/></text:p>
          </table:table-cell>
          <table:table-cell table:style-name="ce43" office:value-type="float" office:value="972387.235315675" calcext:value-type="float">
            <text:p><text:s/>972,387 <text:s/></text:p>
          </table:table-cell>
          <table:table-cell table:style-name="ce43" table:number-columns-repeated="6"/>
          <table:table-cell table:style-name="ce43" office:value-type="float" office:value="10725.5146548796" calcext:value-type="float">
            <text:p><text:s/>10,726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65747.6022" calcext:value-type="float">
            <text:p><text:s/>65,748 <text:s/></text:p>
          </table:table-cell>
          <table:table-cell table:style-name="ce43" office:value-type="float" office:value="868845.7344" calcext:value-type="float">
            <text:p><text:s/>868,846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 office:value-type="float" office:value="267.55428" calcext:value-type="float">
            <text:p><text:s/>268 <text:s/></text:p>
          </table:table-cell>
          <table:table-cell table:style-name="ce43" office:value-type="float" office:value="1966.848" calcext:value-type="float">
            <text:p><text:s/>1,967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office:value-type="float" office:value="30.24" calcext:value-type="float">
            <text:p><text:s/>30 <text:s/></text:p>
          </table:table-cell>
          <table:table-cell table:style-name="ce43" office:value-type="float" office:value="14512.0128" calcext:value-type="float">
            <text:p><text:s/>14,512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office:value-type="float" office:value="3034.9204404372" calcext:value-type="float">
            <text:p><text:s/>3,035 <text:s/></text:p>
          </table:table-cell>
          <table:table-cell table:style-name="ce44" office:value-type="float" office:value="87062.6401156753" calcext:value-type="float">
            <text:p><text:s/>87,063 <text:s/></text:p>
          </table:table-cell>
          <table:table-cell table:style-name="ce44" table:number-columns-repeated="6"/>
          <table:table-cell table:style-name="ce44" office:value-type="float" office:value="10725.5146548796" calcext:value-type="float">
            <text:p><text:s/>10,726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 office:value-type="float" office:value="10881044.65476" calcext:value-type="float">
            <text:p><text:s/>10,881,045 <text:s/></text:p>
          </table:table-cell>
          <table:table-cell table:style-name="ce43" office:value-type="float" office:value="3913475.72118" calcext:value-type="float">
            <text:p><text:s/>3,913,476 <text:s/></text:p>
          </table:table-cell>
          <table:table-cell table:style-name="ce43" office:value-type="float" office:value="455.7375" calcext:value-type="float">
            <text:p><text:s/>456 <text:s/></text:p>
          </table:table-cell>
          <table:table-cell table:style-name="ce43" office:value-type="float" office:value="625459.97376" calcext:value-type="float">
            <text:p><text:s/>625,460 <text:s/></text:p>
          </table:table-cell>
          <table:table-cell table:style-name="ce43" office:value-type="float" office:value="448150.615" calcext:value-type="float">
            <text:p><text:s/>448,151 <text:s/></text:p>
          </table:table-cell>
          <table:table-cell table:style-name="ce43" office:value-type="float" office:value="39487.499" calcext:value-type="float">
            <text:p><text:s/>39,487 <text:s/></text:p>
          </table:table-cell>
          <table:table-cell table:style-name="ce43"/>
          <table:table-cell table:style-name="ce43" office:value-type="float" office:value="818459.22" calcext:value-type="float">
            <text:p><text:s/>818,459 <text:s/></text:p>
          </table:table-cell>
          <table:table-cell table:style-name="ce43" office:value-type="float" office:value="1286114.1767414" calcext:value-type="float">
            <text:p><text:s/>1,286,114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 office:value-type="float" office:value="10827408.7343856" calcext:value-type="float">
            <text:p><text:s/>10,827,409 <text:s/></text:p>
          </table:table-cell>
          <table:table-cell table:style-name="ce43" office:value-type="float" office:value="3913475.72118" calcext:value-type="float">
            <text:p><text:s/>3,913,476 <text:s/></text:p>
          </table:table-cell>
          <table:table-cell table:style-name="ce43" office:value-type="float" office:value="455.7375" calcext:value-type="float">
            <text:p><text:s/>456 <text:s/></text:p>
          </table:table-cell>
          <table:table-cell table:style-name="ce43" office:value-type="float" office:value="625459.97376" calcext:value-type="float">
            <text:p><text:s/>625,460 <text:s/></text:p>
          </table:table-cell>
          <table:table-cell table:style-name="ce43" office:value-type="float" office:value="448150.615" calcext:value-type="float">
            <text:p><text:s/>448,151 <text:s/></text:p>
          </table:table-cell>
          <table:table-cell table:style-name="ce43" office:value-type="float" office:value="39487.499" calcext:value-type="float">
            <text:p><text:s/>39,487 <text:s/></text:p>
          </table:table-cell>
          <table:table-cell table:style-name="ce43"/>
          <table:table-cell table:style-name="ce43" office:value-type="float" office:value="818459.22" calcext:value-type="float">
            <text:p><text:s/>818,459 <text:s/></text:p>
          </table:table-cell>
          <table:table-cell table:style-name="ce43" office:value-type="float" office:value="1232392.5217046" calcext:value-type="float">
            <text:p><text:s/>1,232,393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office:value-type="float" office:value="53635.9203744" calcext:value-type="float">
            <text:p><text:s/>53,636 <text:s/></text:p>
          </table:table-cell>
          <table:table-cell table:style-name="ce44" table:number-columns-repeated="7"/>
          <table:table-cell table:style-name="ce44" office:value-type="float" office:value="53721.6550368" calcext:value-type="float">
            <text:p><text:s/>53,722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 office:value-type="float" office:value="29099.03304" calcext:value-type="float">
            <text:p><text:s/>29,099 <text:s/></text:p>
          </table:table-cell>
          <table:table-cell table:style-name="ce43" office:value-type="float" office:value="73562.8841833632" calcext:value-type="float">
            <text:p><text:s/>73,563 <text:s/></text:p>
          </table:table-cell>
          <table:table-cell table:style-name="ce43" table:number-columns-repeated="5"/>
          <table:table-cell table:style-name="ce43" office:value-type="float" office:value="325550.66" calcext:value-type="float">
            <text:p><text:s/>325,551 <text:s/></text:p>
          </table:table-cell>
          <table:table-cell table:style-name="ce43" office:value-type="float" office:value="24470.9253451204" calcext:value-type="float">
            <text:p><text:s/>24,471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 office:value-type="float" office:value="28839.34116" calcext:value-type="float">
            <text:p><text:s/>28,839 <text:s/></text:p>
          </table:table-cell>
          <table:table-cell table:style-name="ce43" office:value-type="float" office:value="73442.8841833632" calcext:value-type="float">
            <text:p><text:s/>73,443 <text:s/></text:p>
          </table:table-cell>
          <table:table-cell table:style-name="ce43" table:number-columns-repeated="5"/>
          <table:table-cell table:style-name="ce43" office:value-type="float" office:value="325550.66" calcext:value-type="float">
            <text:p><text:s/>325,551 <text:s/></text:p>
          </table:table-cell>
          <table:table-cell table:style-name="ce43" office:value-type="float" office:value="24470.9253451204" calcext:value-type="float">
            <text:p><text:s/>24,471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52" calcext:value-type="float">
            <text:p><text:s/>252 <text:s/></text:p>
          </table:table-cell>
          <table:table-cell table:style-name="ce43" office:value-type="float" office:value="120" calcext:value-type="float">
            <text:p><text:s/>120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office:value-type="float" office:value="7.69188" calcext:value-type="float">
            <text:p><text:s/>8 <text:s/></text:p>
          </table:table-cell>
          <table:table-cell table:style-name="ce44" table:number-columns-repeated="8"/>
          <table:table-cell table:style-name="ce13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table:number-columns-repeated="9"/>
          <table:table-cell table:style-name="ce13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office:value-type="float" office:value="4416371.55831956" calcext:value-type="float">
            <text:p><text:s/>4,416,372 <text:s/></text:p>
          </table:table-cell>
          <table:table-cell table:style-name="ce45" office:value-type="float" office:value="884930.428340961" calcext:value-type="float">
            <text:p><text:s/>884,930 <text:s/></text:p>
          </table:table-cell>
          <table:table-cell table:style-name="ce45" office:value-type="float" office:value="849.06" calcext:value-type="float">
            <text:p><text:s/>849 <text:s/></text:p>
          </table:table-cell>
          <table:table-cell table:style-name="ce45" office:value-type="float" office:value="466829.9904" calcext:value-type="float">
            <text:p><text:s/>466,830 <text:s/></text:p>
          </table:table-cell>
          <table:table-cell table:style-name="ce45" office:value-type="float" office:value="333787.665" calcext:value-type="float">
            <text:p><text:s/>333,788 <text:s/></text:p>
          </table:table-cell>
          <table:table-cell table:style-name="ce45" office:value-type="float" office:value="1020081.34114839" calcext:value-type="float">
            <text:p><text:s/>1,020,081 <text:s/></text:p>
          </table:table-cell>
          <table:table-cell table:style-name="ce45" office:value-type="float" office:value="97695.9" calcext:value-type="float">
            <text:p><text:s/>97,696 <text:s/></text:p>
          </table:table-cell>
          <table:table-cell table:style-name="ce45" office:value-type="float" office:value="33894.1424" calcext:value-type="float">
            <text:p><text:s/>33,894 <text:s/></text:p>
          </table:table-cell>
          <table:table-cell table:style-name="ce45" office:value-type="float" office:value="1064576.5523901" calcext:value-type="float">
            <text:p><text:s/>1,064,577 <text:s/></text:p>
          </table:table-cell>
          <table:table-cell table:style-name="ce13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office:value-type="float" office:value="4416371.55831956" calcext:value-type="float">
            <text:p><text:s/>4,416,372 <text:s/></text:p>
          </table:table-cell>
          <table:table-cell table:style-name="ce45" office:value-type="float" office:value="884930.428340961" calcext:value-type="float">
            <text:p><text:s/>884,930 <text:s/></text:p>
          </table:table-cell>
          <table:table-cell table:style-name="ce45" table:number-columns-repeated="6"/>
          <table:table-cell table:style-name="ce45" office:value-type="float" office:value="10572.408" calcext:value-type="float">
            <text:p><text:s/>10,57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 office:value-type="float" office:value="98759.7521195628" calcext:value-type="float">
            <text:p><text:s/>98,760 <text:s/></text:p>
          </table:table-cell>
          <table:table-cell table:style-name="ce43" office:value-type="float" office:value="664164.716660962" calcext:value-type="float">
            <text:p><text:s/>664,165 <text:s/></text:p>
          </table:table-cell>
          <table:table-cell table:style-name="ce43" table:number-columns-repeated="6"/>
          <table:table-cell table:style-name="ce43" office:value-type="float" office:value="10572.408" calcext:value-type="float">
            <text:p><text:s/>10,57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office:value-type="float" office:value="1837.08" calcext:value-type="float">
            <text:p><text:s/>1,837 <text:s/></text:p>
          </table:table-cell>
          <table:table-cell table:style-name="ce43" office:value-type="float" office:value="2462.208" calcext:value-type="float">
            <text:p><text:s/>2,462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 office:value-type="float" office:value="11759.41788" calcext:value-type="float">
            <text:p><text:s/>11,759 <text:s/></text:p>
          </table:table-cell>
          <table:table-cell table:style-name="ce43" office:value-type="float" office:value="42413.7718874208" calcext:value-type="float">
            <text:p><text:s/>42,414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 office:value-type="float" office:value="477.876" calcext:value-type="float">
            <text:p><text:s/>478 <text:s/></text:p>
          </table:table-cell>
          <table:table-cell table:style-name="ce43" office:value-type="float" office:value="70322.9568" calcext:value-type="float">
            <text:p><text:s/>70,323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/>
          <table:table-cell table:style-name="ce43" office:value-type="float" office:value="1978.464" calcext:value-type="float">
            <text:p><text:s/>1,978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office:value-type="float" office:value="5.02992" calcext:value-type="float">
            <text:p><text:s/>5 <text:s/></text:p>
          </table:table-cell>
          <table:table-cell table:style-name="ce43" office:value-type="float" office:value="1738.3536" calcext:value-type="float">
            <text:p><text:s/>1,738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 office:value-type="float" office:value="508.56792" calcext:value-type="float">
            <text:p><text:s/>509 <text:s/></text:p>
          </table:table-cell>
          <table:table-cell table:style-name="ce43" office:value-type="float" office:value="31917.1728226703" calcext:value-type="float">
            <text:p><text:s/>31,917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office:value-type="float" office:value="57.19812" calcext:value-type="float">
            <text:p><text:s/>57 <text:s/></text:p>
          </table:table-cell>
          <table:table-cell table:style-name="ce43" office:value-type="float" office:value="163.584" calcext:value-type="float">
            <text:p><text:s/>164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 office:value-type="float" office:value="51279.487623546" calcext:value-type="float">
            <text:p><text:s/>51,279 <text:s/></text:p>
          </table:table-cell>
          <table:table-cell table:style-name="ce43" office:value-type="float" office:value="193716.32939087" calcext:value-type="float">
            <text:p><text:s/>193,716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 office:value-type="float" office:value="49143.78" calcext:value-type="float">
            <text:p><text:s/>49,144 <text:s/></text:p>
          </table:table-cell>
          <table:table-cell table:style-name="ce43" office:value-type="float" office:value="113809.261195766" calcext:value-type="float">
            <text:p><text:s/>113,809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/>
          <table:table-cell table:style-name="ce46" office:value-type="float" office:value="11013.69312" calcext:value-type="float">
            <text:p>( 11,014 <text:s/>)</text:p>
          </table:table-cell>
          <table:table-cell table:style-name="ce46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office:value-type="float" office:value="49143.78" calcext:value-type="float">
            <text:p>( 49,144 <text:s/>)</text:p>
          </table:table-cell>
          <table:table-cell table:style-name="ce46" office:value-type="float" office:value="101968.432075766" calcext:value-type="float">
            <text:p>( 101,968 <text:s/>)</text:p>
          </table:table-cell>
          <table:table-cell table:style-name="ce46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/>
          <table:table-cell table:style-name="ce46" office:value-type="float" office:value="827.136" calcext:value-type="float">
            <text:p>( 827 <text:s/>)</text:p>
          </table:table-cell>
          <table:table-cell table:style-name="ce46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 office:value-type="float" office:value="129.918663546" calcext:value-type="float">
            <text:p><text:s/>130 <text:s/></text:p>
          </table:table-cell>
          <table:table-cell table:style-name="ce43" office:value-type="float" office:value="57383.8610542176" calcext:value-type="float">
            <text:p><text:s/>57,384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 office:value-type="float" office:value="1955.38896" calcext:value-type="float">
            <text:p><text:s/>1,955 <text:s/></text:p>
          </table:table-cell>
          <table:table-cell table:style-name="ce43" office:value-type="float" office:value="22523.2071408864" calcext:value-type="float">
            <text:p><text:s/>22,523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 office:value-type="float" office:value="50.4" calcext:value-type="float">
            <text:p><text:s/>50 <text:s/></text:p>
          </table:table-cell>
          <table:table-cell table:style-name="ce47" table:number-columns-repeated="8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 office:value-type="float" office:value="1342.51992" calcext:value-type="float">
            <text:p><text:s/>1,343 <text:s/></text:p>
          </table:table-cell>
          <table:table-cell table:style-name="ce43" office:value-type="float" office:value="13395.6" calcext:value-type="float">
            <text:p><text:s/>13,396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office:value-type="float" office:value="20.38596" calcext:value-type="float">
            <text:p><text:s/>20 <text:s/></text:p>
          </table:table-cell>
          <table:table-cell table:style-name="ce43" office:value-type="float" office:value="4029.1392" calcext:value-type="float">
            <text:p><text:s/>4,029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 office:value-type="float" office:value="90.16728" calcext:value-type="float">
            <text:p><text:s/>90 <text:s/></text:p>
          </table:table-cell>
          <table:table-cell table:style-name="ce47" office:value-type="float" office:value="15415.392" calcext:value-type="float">
            <text:p><text:s/>15,415 <text:s/></text:p>
          </table:table-cell>
          <table:table-cell table:style-name="ce47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office:value-type="float" office:value="10473.23928" calcext:value-type="float">
            <text:p><text:s/>10,473 <text:s/></text:p>
          </table:table-cell>
          <table:table-cell table:style-name="ce43" office:value-type="float" office:value="163484.4768" calcext:value-type="float">
            <text:p><text:s/>163,484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office:value-type="float" office:value="9422.0112" calcext:value-type="float">
            <text:p><text:s/>9,422 <text:s/></text:p>
          </table:table-cell>
          <table:table-cell table:style-name="ce43" office:value-type="float" office:value="16226.8512" calcext:value-type="float">
            <text:p><text:s/>16,227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office:value-type="float" office:value="1051.22808" calcext:value-type="float">
            <text:p><text:s/>1,051 <text:s/></text:p>
          </table:table-cell>
          <table:table-cell table:style-name="ce43" office:value-type="float" office:value="147257.6256" calcext:value-type="float">
            <text:p><text:s/>147,258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office:value-type="float" office:value="288.96" calcext:value-type="float">
            <text:p>( 289 <text:s/>)</text:p>
          </table:table-cell>
          <table:table-cell table:style-name="ce46" office:value-type="float" office:value="10372.8" calcext:value-type="float">
            <text:p>( 10,373 <text:s/>)</text:p>
          </table:table-cell>
          <table:table-cell table:style-name="ce46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office:value-type="float" office:value="692.88408" calcext:value-type="float">
            <text:p>( 693 <text:s/>)</text:p>
          </table:table-cell>
          <table:table-cell table:style-name="ce48" office:value-type="float" office:value="117358.08" calcext:value-type="float">
            <text:p>( 117,358 <text:s/>)</text:p>
          </table:table-cell>
          <table:table-cell table:style-name="ce48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 office:value-type="float" office:value="4842.92004" calcext:value-type="float">
            <text:p><text:s/>4,843 <text:s/></text:p>
          </table:table-cell>
          <table:table-cell table:style-name="ce43" office:value-type="float" office:value="93483.37056" calcext:value-type="float">
            <text:p><text:s/>93,483 <text:s/></text:p>
          </table:table-cell>
          <table:table-cell table:style-name="ce43" table:number-columns-repeated="6"/>
          <table:table-cell table:style-name="ce43" office:value-type="float" office:value="10572.408" calcext:value-type="float">
            <text:p><text:s/>10,572 <text:s/></text:p>
          </table:table-cell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 office:value-type="float" office:value="4842.33204" calcext:value-type="float">
            <text:p><text:s/>4,842 <text:s/></text:p>
          </table:table-cell>
          <table:table-cell table:style-name="ce43" office:value-type="float" office:value="60757.872" calcext:value-type="float">
            <text:p><text:s/>60,758 <text:s/></text:p>
          </table:table-cell>
          <table:table-cell table:style-name="ce43" table:number-columns-repeated="6"/>
          <table:table-cell table:style-name="ce43" office:value-type="float" office:value="10572.408" calcext:value-type="float">
            <text:p><text:s/>10,572 <text:s/></text:p>
          </table:table-cell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 office:value-type="float" office:value="0.588" calcext:value-type="float">
            <text:p><text:s/>1 <text:s/></text:p>
          </table:table-cell>
          <table:table-cell table:style-name="ce43" office:value-type="float" office:value="32725.49856" calcext:value-type="float">
            <text:p><text:s/>32,725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office:value-type="float" office:value="0.588" calcext:value-type="float">
            <text:p>( 1 <text:s/>)</text:p>
          </table:table-cell>
          <table:table-cell table:style-name="ce46" office:value-type="float" office:value="28155.56256" calcext:value-type="float">
            <text:p>( 28,156 <text:s/>)</text:p>
          </table:table-cell>
          <table:table-cell table:style-name="ce46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 office:value-type="float" office:value="188.16504" calcext:value-type="float">
            <text:p><text:s/>188 <text:s/></text:p>
          </table:table-cell>
          <table:table-cell table:style-name="ce43" office:value-type="float" office:value="7247.83296" calcext:value-type="float">
            <text:p><text:s/>7,248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office:value-type="float" office:value="168.50064" calcext:value-type="float">
            <text:p><text:s/>169 <text:s/></text:p>
          </table:table-cell>
          <table:table-cell table:style-name="ce47" office:value-type="float" office:value="2329.344" calcext:value-type="float">
            <text:p><text:s/>2,329 <text:s/></text:p>
          </table:table-cell>
          <table:table-cell table:style-name="ce47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 office:value-type="float" office:value="5401.37724" calcext:value-type="float">
            <text:p><text:s/>5,401 <text:s/></text:p>
          </table:table-cell>
          <table:table-cell table:style-name="ce43" office:value-type="float" office:value="4014.16608" calcext:value-type="float">
            <text:p><text:s/>4,014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office:value-type="float" office:value="4729.44444" calcext:value-type="float">
            <text:p>( 4,729 <text:s/>)</text:p>
          </table:table-cell>
          <table:table-cell table:style-name="ce46" office:value-type="float" office:value="2578.58208" calcext:value-type="float">
            <text:p>( 2,579 <text:s/>)</text:p>
          </table:table-cell>
          <table:table-cell table:style-name="ce46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office:value-type="float" office:value="1592.8836" calcext:value-type="float">
            <text:p><text:s/>1,593 <text:s/></text:p>
          </table:table-cell>
          <table:table-cell table:style-name="ce43" office:value-type="float" office:value="5231.8272" calcext:value-type="float">
            <text:p><text:s/>5,232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table:number-columns-repeated="9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 office:value-type="float" office:value="11.50044" calcext:value-type="float">
            <text:p><text:s/>12 <text:s/></text:p>
          </table:table-cell>
          <table:table-cell table:style-name="ce43" office:value-type="float" office:value="914.976" calcext:value-type="float">
            <text:p><text:s/>915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office:value-type="float" office:value="-1228.4585039832" calcext:value-type="float">
            <text:p><text:s/>-1,228 <text:s/></text:p>
          </table:table-cell>
          <table:table-cell table:style-name="ce43" office:value-type="float" office:value="6360.66336" calcext:value-type="float">
            <text:p><text:s/>6,361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office:value-type="float" office:value="9931.89372" calcext:value-type="float">
            <text:p><text:s/>9,932 <text:s/></text:p>
          </table:table-cell>
          <table:table-cell table:style-name="ce43" office:value-type="float" office:value="3545.088" calcext:value-type="float">
            <text:p><text:s/>3,545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office:value-type="float" office:value="3651201.22416" calcext:value-type="float">
            <text:p><text:s/>3,651,201 <text:s/></text:p>
          </table:table-cell>
          <table:table-cell table:style-name="ce43" office:value-type="float" office:value="44038.36032" calcext:value-type="float">
            <text:p><text:s/>44,038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9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office:value-type="float" office:value="3605757.17124" calcext:value-type="float">
            <text:p><text:s/>3,605,757 <text:s/></text:p>
          </table:table-cell>
          <table:table-cell table:style-name="ce43" table:number-columns-repeated="8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office:value-type="float" office:value="117.6" calcext:value-type="float">
            <text:p><text:s/>118 <text:s/></text:p>
          </table:table-cell>
          <table:table-cell table:style-name="ce43" table:number-columns-repeated="8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9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office:value-type="float" office:value="45326.45292" calcext:value-type="float">
            <text:p><text:s/>45,326 <text:s/></text:p>
          </table:table-cell>
          <table:table-cell table:style-name="ce43" office:value-type="float" office:value="44038.36032" calcext:value-type="float">
            <text:p><text:s/>44,038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office:value-type="float" office:value="331057.53324" calcext:value-type="float">
            <text:p><text:s/>331,058 <text:s/></text:p>
          </table:table-cell>
          <table:table-cell table:style-name="ce43" office:value-type="float" office:value="20725.0848" calcext:value-type="float">
            <text:p><text:s/>20,725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office:value-type="float" office:value="51975.77364" calcext:value-type="float">
            <text:p><text:s/>51,976 <text:s/></text:p>
          </table:table-cell>
          <table:table-cell table:style-name="ce43" office:value-type="float" office:value="975.456" calcext:value-type="float">
            <text:p><text:s/>975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office:value-type="float" office:value="279081.7596" calcext:value-type="float">
            <text:p><text:s/>279,082 <text:s/></text:p>
          </table:table-cell>
          <table:table-cell table:style-name="ce44" office:value-type="float" office:value="19749.6288" calcext:value-type="float">
            <text:p><text:s/>19,750 <text:s/></text:p>
          </table:table-cell>
          <table:table-cell table:style-name="ce44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office:value-type="float" office:value="335353.0488" calcext:value-type="float">
            <text:p><text:s/>335,353 <text:s/></text:p>
          </table:table-cell>
          <table:table-cell table:style-name="ce43" office:value-type="float" office:value="156002.26656" calcext:value-type="float">
            <text:p><text:s/>156,002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office:value-type="float" office:value="84650.9706" calcext:value-type="float">
            <text:p><text:s/>84,651 <text:s/></text:p>
          </table:table-cell>
          <table:table-cell table:style-name="ce43" office:value-type="float" office:value="103726.608" calcext:value-type="float">
            <text:p><text:s/>103,727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office:value-type="float" office:value="592.00344" calcext:value-type="float">
            <text:p><text:s/>592 <text:s/></text:p>
          </table:table-cell>
          <table:table-cell table:style-name="ce43" office:value-type="float" office:value="1484.832" calcext:value-type="float">
            <text:p><text:s/>1,485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office:value-type="float" office:value="22983.10476" calcext:value-type="float">
            <text:p><text:s/>22,983 <text:s/></text:p>
          </table:table-cell>
          <table:table-cell table:style-name="ce43" office:value-type="float" office:value="3856.32" calcext:value-type="float">
            <text:p><text:s/>3,856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3" office:value-type="float" office:value="126.71568" calcext:value-type="float">
            <text:p><text:s/>127 <text:s/></text:p>
          </table:table-cell>
          <table:table-cell table:style-name="ce43" table:number-columns-repeated="8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3" office:value-type="float" office:value="1670.93136" calcext:value-type="float">
            <text:p><text:s/>1,671 <text:s/></text:p>
          </table:table-cell>
          <table:table-cell table:style-name="ce43" office:value-type="float" office:value="-0.0192" calcext:value-type="float">
            <text:p><text:s/>-0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office:value-type="float" office:value="33.70248" calcext:value-type="float">
            <text:p><text:s/>34 <text:s/></text:p>
          </table:table-cell>
          <table:table-cell table:style-name="ce43" office:value-type="float" office:value="1.92" calcext:value-type="float">
            <text:p><text:s/>2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office:value-type="float" office:value="2091.15396" calcext:value-type="float">
            <text:p><text:s/>2,091 <text:s/></text:p>
          </table:table-cell>
          <table:table-cell table:style-name="ce43" office:value-type="float" office:value="143.232" calcext:value-type="float">
            <text:p><text:s/>143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office:value-type="float" office:value="4065.1128" calcext:value-type="float">
            <text:p><text:s/>4,065 <text:s/></text:p>
          </table:table-cell>
          <table:table-cell table:style-name="ce43" office:value-type="float" office:value="4077.888" calcext:value-type="float">
            <text:p><text:s/>4,078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office:value-type="float" office:value="165373.22508" calcext:value-type="float">
            <text:p><text:s/>165,373 <text:s/></text:p>
          </table:table-cell>
          <table:table-cell table:style-name="ce43" office:value-type="float" office:value="908.64" calcext:value-type="float">
            <text:p><text:s/>909 <text:s/></text:p>
          </table:table-cell>
          <table:table-cell table:style-name="ce43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office:value-type="float" office:value="53766.12864" calcext:value-type="float">
            <text:p><text:s/>53,766 <text:s/></text:p>
          </table:table-cell>
          <table:table-cell table:style-name="ce44" office:value-type="float" office:value="41802.84576" calcext:value-type="float">
            <text:p><text:s/>41,803 <text:s/></text:p>
          </table:table-cell>
          <table:table-cell table:style-name="ce44" table:number-columns-repeated="7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table:number-columns-repeated="9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table:number-columns-repeated="2"/>
          <table:table-cell table:style-name="ce43" office:value-type="float" office:value="849.06" calcext:value-type="float">
            <text:p><text:s/>849 <text:s/></text:p>
          </table:table-cell>
          <table:table-cell table:style-name="ce43" office:value-type="float" office:value="466829.9904" calcext:value-type="float">
            <text:p><text:s/>466,830 <text:s/></text:p>
          </table:table-cell>
          <table:table-cell table:style-name="ce43" office:value-type="float" office:value="333787.665" calcext:value-type="float">
            <text:p><text:s/>333,788 <text:s/></text:p>
          </table:table-cell>
          <table:table-cell table:style-name="ce43" office:value-type="float" office:value="1020081.34114839" calcext:value-type="float">
            <text:p><text:s/>1,020,081 <text:s/></text:p>
          </table:table-cell>
          <table:table-cell table:style-name="ce43" office:value-type="float" office:value="97695.9" calcext:value-type="float">
            <text:p><text:s/>97,696 <text:s/></text:p>
          </table:table-cell>
          <table:table-cell table:style-name="ce43" office:value-type="float" office:value="33894.1424" calcext:value-type="float">
            <text:p><text:s/>33,894 <text:s/></text:p>
          </table:table-cell>
          <table:table-cell table:style-name="ce43" office:value-type="float" office:value="1054004.1443901" calcext:value-type="float">
            <text:p><text:s/>1,054,004 <text:s/></text:p>
          </table:table-cell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table:number-columns-repeated="2"/>
          <table:table-cell table:style-name="ce43" office:value-type="float" office:value="849.06" calcext:value-type="float">
            <text:p><text:s/>849 <text:s/></text:p>
          </table:table-cell>
          <table:table-cell table:style-name="ce43" office:value-type="float" office:value="466829.9904" calcext:value-type="float">
            <text:p><text:s/>466,830 <text:s/></text:p>
          </table:table-cell>
          <table:table-cell table:style-name="ce43" office:value-type="float" office:value="333787.665" calcext:value-type="float">
            <text:p><text:s/>333,788 <text:s/></text:p>
          </table:table-cell>
          <table:table-cell table:style-name="ce43" office:value-type="float" office:value="1020081.34114839" calcext:value-type="float">
            <text:p><text:s/>1,020,081 <text:s/></text:p>
          </table:table-cell>
          <table:table-cell table:style-name="ce43" office:value-type="float" office:value="97695.9" calcext:value-type="float">
            <text:p><text:s/>97,696 <text:s/></text:p>
          </table:table-cell>
          <table:table-cell table:style-name="ce43" office:value-type="float" office:value="33894.1424" calcext:value-type="float">
            <text:p><text:s/>33,894 <text:s/></text:p>
          </table:table-cell>
          <table:table-cell table:style-name="ce43" office:value-type="float" office:value="1054004.1443901" calcext:value-type="float">
            <text:p><text:s/>1,054,004 <text:s/></text:p>
          </table:table-cell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9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9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9"/>
          <table:table-cell table:style-name="ce13" table:number-columns-repeated="2"/>
          <table:table-cell table:style-name="ce37" table:number-columns-repeated="1010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9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office:value-type="float" office:value="299886.865755039" calcext:value-type="float">
            <text:p><text:s/>299,887 <text:s/></text:p>
          </table:table-cell>
          <table:table-cell table:style-name="ce43" office:value-type="float" office:value="3807338.23097696" calcext:value-type="float">
            <text:p><text:s/>3,807,338 <text:s/></text:p>
          </table:table-cell>
          <table:table-cell table:style-name="ce43" table:number-columns-repeated="6"/>
          <table:table-cell table:style-name="ce43" office:value-type="float" office:value="38062.421824" calcext:value-type="float">
            <text:p><text:s/>38,062 <text:s/></text:p>
          </table:table-cell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266862.213420039" calcext:value-type="float">
            <text:p><text:s/>266,862 <text:s/></text:p>
          </table:table-cell>
          <table:table-cell table:style-name="ce43" office:value-type="float" office:value="3553833.29057996" calcext:value-type="float">
            <text:p><text:s/>3,553,833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 office:value-type="float" office:value="26474.029517" calcext:value-type="float">
            <text:p><text:s/>26,474 <text:s/></text:p>
          </table:table-cell>
          <table:table-cell table:style-name="ce43" office:value-type="float" office:value="8084.993632" calcext:value-type="float">
            <text:p><text:s/>8,085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office:value-type="float" office:value="119.955887" calcext:value-type="float">
            <text:p><text:s/>120 <text:s/></text:p>
          </table:table-cell>
          <table:table-cell table:style-name="ce43" office:value-type="float" office:value="44483.975673" calcext:value-type="float">
            <text:p><text:s/>44,484 <text:s/></text:p>
          </table:table-cell>
          <table:table-cell table:style-name="ce43" table:number-columns-repeated="7"/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6430.666931" calcext:value-type="float">
            <text:p><text:s/>6,431 <text:s/></text:p>
          </table:table-cell>
          <table:table-cell table:style-name="ce43" office:value-type="float" office:value="200935.971092" calcext:value-type="float">
            <text:p><text:s/>200,936 <text:s/></text:p>
          </table:table-cell>
          <table:table-cell table:style-name="ce43" table:number-columns-repeated="6"/>
          <table:table-cell table:style-name="ce43" office:value-type="float" office:value="38062.421824" calcext:value-type="float">
            <text:p><text:s/>38,062 <text:s/></text:p>
          </table:table-cell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office:value-type="float" office:value="2591.702826" calcext:value-type="float">
            <text:p><text:s/>2,592 <text:s/></text:p>
          </table:table-cell>
          <table:table-cell table:style-name="ce43" office:value-type="float" office:value="943605.999335" calcext:value-type="float">
            <text:p><text:s/>943,606 <text:s/></text:p>
          </table:table-cell>
          <table:table-cell table:style-name="ce43" table:number-columns-repeated="6"/>
          <table:table-cell table:style-name="ce43" office:value-type="float" office:value="21750.850801" calcext:value-type="float">
            <text:p><text:s/>21,751 <text:s/></text:p>
          </table:table-cell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office:value-type="float" office:value="2591.702826" calcext:value-type="float">
            <text:p><text:s/>2,592 <text:s/></text:p>
          </table:table-cell>
          <table:table-cell table:style-name="ce44" office:value-type="float" office:value="943605.999335" calcext:value-type="float">
            <text:p><text:s/>943,606 <text:s/></text:p>
          </table:table-cell>
          <table:table-cell table:style-name="ce44" table:number-columns-repeated="6"/>
          <table:table-cell table:style-name="ce44" office:value-type="float" office:value="21750.850801" calcext:value-type="float">
            <text:p><text:s/>21,751 <text:s/></text:p>
          </table:table-cell>
          <table:table-cell table:style-name="ce37" table:number-columns-repeated="2"/>
          <table:table-cell table:style-name="ce13"/>
          <table:table-cell table:style-name="ce37" table:number-columns-repeated="1009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1" table:number-columns-repeated="2"/>
          <table:table-cell table:style-name="ce53" table:number-columns-repeated="1010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1" table:number-columns-repeated="2"/>
          <table:table-cell table:style-name="ce53" table:number-columns-repeated="1010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1" table:number-columns-repeated="2"/>
          <table:table-cell table:style-name="ce53" table:number-columns-repeated="1010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12"/>
          <table:table-cell table:style-name="ce37" table:number-columns-repeated="1010"/>
        </table:table-row>
        <table:table-row table:style-name="ro6">
          <table:table-cell table:style-name="ce13"/>
          <table:table-cell table:style-name="ce4"/>
          <table:table-cell table:style-name="ce13" table:number-columns-repeated="12"/>
          <table:table-cell table:style-name="ce37" table:number-columns-repeated="1010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"/>
          <table:table-cell table:number-columns-repeated="2"/>
          <table:table-cell table:style-name="ce14" table:number-columns-repeated="1010"/>
        </table:table-row>
        <table:table-row table:style-name="ro7" table:number-rows-repeated="104835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4.$A$1:.$AMJ$7" table:range-usable-as="repeat-column repeat-row"/>
        </table:named-expressions>
      </table:table>
      <table:table table:name="Page5" table:style-name="ta5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4" table:default-cell-style-name="ce15"/>
        <table:table-column table:style-name="co11" table:number-columns-repeated="2" table:default-cell-style-name="ce15"/>
        <table:table-column table:style-name="co4" table:default-cell-style-name="ce15"/>
        <table:table-column table:style-name="co11" table:number-columns-repeated="5" table:default-cell-style-name="ce15"/>
        <table:table-column table:style-name="co13" table:default-cell-style-name="ce14"/>
        <table:table-column table:style-name="co14" table:default-cell-style-name="ce14"/>
        <table:table-column table:style-name="co9" table:number-columns-repeated="243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6-5 能源平衡表－OECD能源統計格式（公噸油當量單位）</text:p>
            </table:table-cell>
            <table:covered-table-cell table:number-columns-repeated="11" table:style-name="ce16"/>
            <table:table-cell table:style-name="ce15" table:number-columns-repeated="2"/>
            <table:table-cell table:number-columns-repeated="1010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 110 年 1 - 11 月</text:p>
            </table:table-cell>
            <table:covered-table-cell table:number-columns-repeated="2" table:style-name="ce2"/>
            <table:table-cell table:style-name="ce37"/>
            <table:table-cell table:style-name="ce56" table:number-columns-repeated="3"/>
            <table:table-cell table:style-name="ce37" table:number-columns-repeated="2"/>
            <table:table-cell table:style-name="ce56"/>
            <table:table-cell table:style-name="ce50" office:value-type="string" calcext:value-type="string" table:number-columns-spanned="2" table:number-rows-spanned="1">
              <text:p>(單位：公噸油當量 / 10<text:span text:style-name="T1">7</text:span><text:span text:style-name="T2">千卡)</text:span></text:p>
            </table:table-cell>
            <table:covered-table-cell table:style-name="ce50"/>
            <table:table-cell table:style-name="ce13" table:number-columns-repeated="2"/>
            <table:table-cell table:style-name="ce37" table:number-columns-repeated="1010"/>
          </table:table-row>
          <table:table-row table:style-name="ro3">
            <table:table-cell table:style-name="ce3" office:value-type="string" calcext:value-type="string" table:number-columns-spanned="3" table:number-rows-spanned="5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38" office:value-type="float" office:value="37" calcext:value-type="float">
              <text:p>37</text:p>
            </table:table-cell>
            <table:table-cell table:style-name="ce38" office:value-type="float" office:value="38" calcext:value-type="float">
              <text:p>38</text:p>
            </table:table-cell>
            <table:table-cell table:style-name="ce38" office:value-type="float" office:value="39" calcext:value-type="float">
              <text:p>39</text:p>
            </table:table-cell>
            <table:table-cell table:style-name="ce38" office:value-type="float" office:value="40" calcext:value-type="float">
              <text:p>40</text:p>
            </table:table-cell>
            <table:table-cell table:style-name="ce38" office:value-type="float" office:value="41" calcext:value-type="float">
              <text:p>41</text:p>
            </table:table-cell>
            <table:table-cell table:style-name="ce38" office:value-type="float" office:value="42" calcext:value-type="float">
              <text:p>42</text:p>
            </table:table-cell>
            <table:table-cell table:style-name="ce38" office:value-type="float" office:value="43" calcext:value-type="float">
              <text:p>43</text:p>
            </table:table-cell>
            <table:table-cell table:style-name="ce38" office:value-type="float" office:value="44" calcext:value-type="float">
              <text:p>44</text:p>
            </table:table-cell>
            <table:table-cell table:style-name="ce38" office:value-type="float" office:value="45" calcext:value-type="float">
              <text:p>45</text:p>
            </table:table-cell>
            <table:table-cell table:style-name="ce4" table:number-columns-repeated="2"/>
            <table:table-cell table:style-name="ce52" table:number-columns-repeated="1010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 office:value-type="string" calcext:value-type="string">
              <text:p>天然氣合計</text:p>
            </table:table-cell>
            <table:table-cell table:style-name="ce39" office:value-type="string" calcext:value-type="string">
              <text:p>(自產)</text:p>
            </table:table-cell>
            <table:table-cell table:style-name="ce39" office:value-type="string" calcext:value-type="string">
              <text:p>(進口)</text:p>
            </table:table-cell>
            <table:table-cell table:style-name="ce39" office:value-type="string" calcext:value-type="string">
              <text:p>生質能及</text:p>
            </table:table-cell>
            <table:table-cell table:style-name="ce39" office:value-type="string" calcext:value-type="string">
              <text:p>生質能合計</text:p>
            </table:table-cell>
            <table:table-cell table:style-name="ce39" office:value-type="string" calcext:value-type="string">
              <text:p>固態生質能</text:p>
            </table:table-cell>
            <table:table-cell table:style-name="ce39" office:value-type="string" calcext:value-type="string">
              <text:p>液態生質能</text:p>
            </table:table-cell>
            <table:table-cell table:style-name="ce39" office:value-type="string" calcext:value-type="string">
              <text:p>氣態生質能</text:p>
            </table:table-cell>
            <table:table-cell table:style-name="ce39" office:value-type="string" calcext:value-type="string">
              <text:p>廢棄物</text:p>
            </table:table-cell>
            <table:table-cell table:style-name="ce4" table:number-columns-repeated="2"/>
            <table:table-cell table:style-name="ce52" table:number-columns-repeated="1010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39"/>
            <table:table-cell table:style-name="ce39" office:value-type="string" calcext:value-type="string">
              <text:p>天然氣</text:p>
            </table:table-cell>
            <table:table-cell table:style-name="ce39" office:value-type="string" calcext:value-type="string">
              <text:p>液化天然氣</text:p>
            </table:table-cell>
            <table:table-cell table:style-name="ce39" office:value-type="string" calcext:value-type="string">
              <text:p>廢棄物合計</text:p>
            </table:table-cell>
            <table:table-cell table:style-name="ce39" table:number-columns-repeated="3"/>
            <table:table-cell table:style-name="ce54"/>
            <table:table-cell table:style-name="ce39"/>
            <table:table-cell table:style-name="ce4" table:number-columns-repeated="2"/>
            <table:table-cell table:style-name="ce52" table:number-columns-repeated="1010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55"/>
            <table:table-cell table:style-name="ce40" table:number-columns-repeated="2"/>
            <table:table-cell table:style-name="ce55" table:number-columns-repeated="4"/>
            <table:table-cell table:style-name="ce40"/>
            <table:table-cell table:style-name="ce55"/>
            <table:table-cell table:style-name="ce4" table:number-columns-repeated="2"/>
            <table:table-cell table:style-name="ce52" table:number-columns-repeated="1010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office:value-type="string" calcext:value-type="string">
              <text:p>C38 ~ C39</text:p>
            </table:table-cell>
            <table:table-cell table:style-name="ce41" table:number-columns-repeated="2"/>
            <table:table-cell table:style-name="ce41" office:value-type="string" calcext:value-type="string">
              <text:p>C41 + C45</text:p>
            </table:table-cell>
            <table:table-cell table:style-name="ce41" office:value-type="string" calcext:value-type="string">
              <text:p>C42 ~ C44</text:p>
            </table:table-cell>
            <table:table-cell table:style-name="ce41" table:number-columns-repeated="4"/>
            <table:table-cell table:style-name="ce4" table:number-columns-repeated="2"/>
            <table:table-cell table:style-name="ce52" table:number-columns-repeated="1010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number-columns-repeated="2" table:style-name="ce42" office:value-type="float" office:value="80453.4808" calcext:value-type="float">
            <text:p><text:s/>80,453 <text:s/></text:p>
          </table:table-cell>
          <table:table-cell table:style-name="ce42"/>
          <table:table-cell table:style-name="ce42" office:value-type="float" office:value="1378045.83431897" calcext:value-type="float">
            <text:p><text:s/>1,378,046 <text:s/></text:p>
          </table:table-cell>
          <table:table-cell table:style-name="ce42" office:value-type="float" office:value="148911.87191987" calcext:value-type="float">
            <text:p><text:s/>148,912 <text:s/></text:p>
          </table:table-cell>
          <table:table-cell table:style-name="ce42" office:value-type="float" office:value="141395.805714" calcext:value-type="float">
            <text:p><text:s/>141,396 <text:s/></text:p>
          </table:table-cell>
          <table:table-cell table:style-name="ce42" office:value-type="float" office:value="4.116" calcext:value-type="float">
            <text:p><text:s/>4 <text:s/></text:p>
          </table:table-cell>
          <table:table-cell table:style-name="ce42" office:value-type="float" office:value="7511.9502058704" calcext:value-type="float">
            <text:p><text:s/>7,512 <text:s/></text:p>
          </table:table-cell>
          <table:table-cell table:style-name="ce42" office:value-type="float" office:value="1229133.9623991" calcext:value-type="float">
            <text:p><text:s/>1,229,134 <text:s/></text:p>
          </table:table-cell>
          <table:table-cell table:style-name="ce13" table:number-columns-repeated="2"/>
          <table:table-cell table:style-name="ce37" table:number-columns-repeated="1010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office:value-type="float" office:value="21175028.6554635" calcext:value-type="float">
            <text:p><text:s/>21,175,029 <text:s/></text:p>
          </table:table-cell>
          <table:table-cell table:style-name="ce43"/>
          <table:table-cell table:style-name="ce43" office:value-type="float" office:value="21175028.6554635" calcext:value-type="float">
            <text:p><text:s/>21,175,029 <text:s/></text:p>
          </table:table-cell>
          <table:table-cell table:number-columns-repeated="2" table:style-name="ce43" office:value-type="float" office:value="37.9122" calcext:value-type="float">
            <text:p><text:s/>38 <text:s/></text:p>
          </table:table-cell>
          <table:table-cell table:style-name="ce43"/>
          <table:table-cell table:style-name="ce43" office:value-type="float" office:value="37.9122" calcext:value-type="float">
            <text:p><text:s/>38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office:value-type="float" office:value="107936.773590856" calcext:value-type="float">
            <text:p><text:s/>107,937 <text:s/></text:p>
          </table:table-cell>
          <table:table-cell table:style-name="ce43" office:value-type="float" office:value="98653.7635" calcext:value-type="float">
            <text:p><text:s/>98,654 <text:s/></text:p>
          </table:table-cell>
          <table:table-cell table:style-name="ce43" office:value-type="float" office:value="9283.0100908559" calcext:value-type="float">
            <text:p><text:s/>9,283 <text:s/></text:p>
          </table:table-cell>
          <table:table-cell table:number-columns-repeated="2" table:style-name="ce43" office:value-type="float" office:value="0.11445" calcext:value-type="float">
            <text:p><text:s/>0 <text:s/></text:p>
          </table:table-cell>
          <table:table-cell table:style-name="ce43"/>
          <table:table-cell table:style-name="ce43" office:value-type="float" office:value="0.11445" calcext:value-type="float">
            <text:p><text:s/>0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office:value-type="float" office:value="21147545.3626727" calcext:value-type="float">
            <text:p><text:s/>21,147,545 <text:s/></text:p>
          </table:table-cell>
          <table:table-cell table:style-name="ce44" office:value-type="float" office:value="-18200.2827" calcext:value-type="float">
            <text:p><text:s/>-18,200 <text:s/></text:p>
          </table:table-cell>
          <table:table-cell table:style-name="ce44" office:value-type="float" office:value="21165745.6453727" calcext:value-type="float">
            <text:p><text:s/>21,165,746 <text:s/></text:p>
          </table:table-cell>
          <table:table-cell table:style-name="ce44" office:value-type="float" office:value="1378083.63206897" calcext:value-type="float">
            <text:p><text:s/>1,378,084 <text:s/></text:p>
          </table:table-cell>
          <table:table-cell table:style-name="ce44" office:value-type="float" office:value="148949.66966987" calcext:value-type="float">
            <text:p><text:s/>148,950 <text:s/></text:p>
          </table:table-cell>
          <table:table-cell table:style-name="ce44" office:value-type="float" office:value="141395.805714" calcext:value-type="float">
            <text:p><text:s/>141,396 <text:s/></text:p>
          </table:table-cell>
          <table:table-cell table:style-name="ce44" office:value-type="float" office:value="41.91375" calcext:value-type="float">
            <text:p><text:s/>42 <text:s/></text:p>
          </table:table-cell>
          <table:table-cell table:style-name="ce44" office:value-type="float" office:value="7511.9502058704" calcext:value-type="float">
            <text:p><text:s/>7,512 <text:s/></text:p>
          </table:table-cell>
          <table:table-cell table:style-name="ce44" office:value-type="float" office:value="1229133.9623991" calcext:value-type="float">
            <text:p><text:s/>1,229,134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office:value-type="float" office:value="22641465.6082949" calcext:value-type="float">
            <text:p><text:s/>22,641,466 <text:s/></text:p>
          </table:table-cell>
          <table:table-cell table:style-name="ce43"/>
          <table:table-cell table:style-name="ce43" office:value-type="float" office:value="22641465.6082949" calcext:value-type="float">
            <text:p><text:s/>22,641,466 <text:s/></text:p>
          </table:table-cell>
          <table:table-cell table:number-columns-repeated="2" table:style-name="ce43" office:value-type="float" office:value="33.09375" calcext:value-type="float">
            <text:p><text:s/>33 <text:s/></text:p>
          </table:table-cell>
          <table:table-cell table:style-name="ce43"/>
          <table:table-cell table:style-name="ce43" office:value-type="float" office:value="33.09375" calcext:value-type="float">
            <text:p><text:s/>33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 office:value-type="float" office:value="44194.1554307442" calcext:value-type="float">
            <text:p><text:s/>44,194 <text:s/></text:p>
          </table:table-cell>
          <table:table-cell table:style-name="ce44" office:value-type="float" office:value="516.552" calcext:value-type="float">
            <text:p><text:s/>517 <text:s/></text:p>
          </table:table-cell>
          <table:table-cell table:style-name="ce44" office:value-type="float" office:value="43677.6034307442" calcext:value-type="float">
            <text:p><text:s/>43,678 <text:s/></text:p>
          </table:table-cell>
          <table:table-cell table:style-name="ce44" office:value-type="float" office:value="-0.00755999996899999" calcext:value-type="float">
            <text:p><text:s/>-0 <text:s/></text:p>
          </table:table-cell>
          <table:table-cell table:style-name="ce44" office:value-type="float" office:value="-0.007560000004" calcext:value-type="float">
            <text:p><text:s/>-0 <text:s/></text:p>
          </table:table-cell>
          <table:table-cell table:style-name="ce44" office:value-type="float" office:value="-0.000000000004" calcext:value-type="float">
            <text:p><text:s/>-0 <text:s/></text:p>
          </table:table-cell>
          <table:table-cell table:style-name="ce44" office:value-type="float" office:value="-0.00756" calcext:value-type="float">
            <text:p><text:s/>-0 <text:s/></text:p>
          </table:table-cell>
          <table:table-cell table:style-name="ce44"/>
          <table:table-cell table:style-name="ce44" office:value-type="float" office:value="0.000000000035" calcext:value-type="float">
            <text:p><text:s/>0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office:value-type="float" office:value="16679933.9876855" calcext:value-type="float">
            <text:p><text:s/>16,679,934 <text:s/></text:p>
          </table:table-cell>
          <table:table-cell table:style-name="ce43" office:value-type="float" office:value="517.597884264" calcext:value-type="float">
            <text:p><text:s/>518 <text:s/></text:p>
          </table:table-cell>
          <table:table-cell table:style-name="ce43" office:value-type="float" office:value="16679416.3898012" calcext:value-type="float">
            <text:p><text:s/>16,679,416 <text:s/></text:p>
          </table:table-cell>
          <table:table-cell table:style-name="ce43" office:value-type="float" office:value="1015359.9567441" calcext:value-type="float">
            <text:p><text:s/>1,015,360 <text:s/></text:p>
          </table:table-cell>
          <table:table-cell table:style-name="ce43" office:value-type="float" office:value="34407.6354315964" calcext:value-type="float">
            <text:p><text:s/>34,408 <text:s/></text:p>
          </table:table-cell>
          <table:table-cell table:style-name="ce43" office:value-type="float" office:value="27404.7717323345" calcext:value-type="float">
            <text:p><text:s/>27,405 <text:s/></text:p>
          </table:table-cell>
          <table:table-cell table:style-name="ce43"/>
          <table:table-cell table:style-name="ce43" office:value-type="float" office:value="7002.8636992619" calcext:value-type="float">
            <text:p><text:s/>7,003 <text:s/></text:p>
          </table:table-cell>
          <table:table-cell table:style-name="ce43" office:value-type="float" office:value="980952.3213125" calcext:value-type="float">
            <text:p><text:s/>980,952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office:value-type="float" office:value="57425.238" calcext:value-type="float">
            <text:p><text:s/>57,425 <text:s/></text:p>
          </table:table-cell>
          <table:table-cell table:style-name="ce43"/>
          <table:table-cell table:style-name="ce43" office:value-type="float" office:value="57425.238" calcext:value-type="float">
            <text:p><text:s/>57,42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16547384.2077" calcext:value-type="float">
            <text:p><text:s/>16,547,384 <text:s/></text:p>
          </table:table-cell>
          <table:table-cell table:style-name="ce43"/>
          <table:table-cell table:style-name="ce43" office:value-type="float" office:value="16547384.2077" calcext:value-type="float">
            <text:p><text:s/>16,547,384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 table:number-columns-repeated="3"/>
          <table:table-cell table:number-columns-repeated="2" table:style-name="ce43" office:value-type="float" office:value="7002.4190824134" calcext:value-type="float">
            <text:p><text:s/>7,002 <text:s/></text:p>
          </table:table-cell>
          <table:table-cell table:style-name="ce43" table:number-columns-repeated="2"/>
          <table:table-cell table:style-name="ce43" office:value-type="float" office:value="7002.4190824134" calcext:value-type="float">
            <text:p><text:s/>7,002 <text:s/></text:p>
          </table:table-cell>
          <table:table-cell table:style-name="ce43"/>
          <table:table-cell table:style-name="ce13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3"/>
          <table:table-cell table:style-name="ce43" office:value-type="float" office:value="32280.758644" calcext:value-type="float">
            <text:p><text:s/>32,281 <text:s/></text:p>
          </table:table-cell>
          <table:table-cell table:number-columns-repeated="2" table:style-name="ce43" office:value-type="float" office:value="154.5882" calcext:value-type="float">
            <text:p><text:s/>155 <text:s/></text:p>
          </table:table-cell>
          <table:table-cell table:style-name="ce43" table:number-columns-repeated="2"/>
          <table:table-cell table:style-name="ce43" office:value-type="float" office:value="32126.170444" calcext:value-type="float">
            <text:p><text:s/>32,126 <text:s/></text:p>
          </table:table-cell>
          <table:table-cell table:style-name="ce13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office:value-type="float" office:value="75124.541985465" calcext:value-type="float">
            <text:p><text:s/>75,125 <text:s/></text:p>
          </table:table-cell>
          <table:table-cell table:style-name="ce44" office:value-type="float" office:value="517.597884264" calcext:value-type="float">
            <text:p><text:s/>518 <text:s/></text:p>
          </table:table-cell>
          <table:table-cell table:style-name="ce44" office:value-type="float" office:value="74606.944101201" calcext:value-type="float">
            <text:p><text:s/>74,607 <text:s/></text:p>
          </table:table-cell>
          <table:table-cell table:style-name="ce44" office:value-type="float" office:value="976076.779017683" calcext:value-type="float">
            <text:p><text:s/>976,077 <text:s/></text:p>
          </table:table-cell>
          <table:table-cell table:style-name="ce44" office:value-type="float" office:value="27250.628149183" calcext:value-type="float">
            <text:p><text:s/>27,251 <text:s/></text:p>
          </table:table-cell>
          <table:table-cell table:style-name="ce44" office:value-type="float" office:value="27250.1835323345" calcext:value-type="float">
            <text:p><text:s/>27,250 <text:s/></text:p>
          </table:table-cell>
          <table:table-cell table:style-name="ce44"/>
          <table:table-cell table:style-name="ce44" office:value-type="float" office:value="0.444616848495" calcext:value-type="float">
            <text:p><text:s/>0 <text:s/></text:p>
          </table:table-cell>
          <table:table-cell table:style-name="ce44" office:value-type="float" office:value="948826.1508685" calcext:value-type="float">
            <text:p><text:s/>948,826 <text:s/></text:p>
          </table:table-cell>
          <table:table-cell table:style-name="ce13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 office:value-type="float" office:value="22866033.3696" calcext:value-type="float">
            <text:p><text:s/>22,866,033 <text:s/></text:p>
          </table:table-cell>
          <table:table-cell table:style-name="ce43" office:value-type="float" office:value="1475776.2267" calcext:value-type="float">
            <text:p><text:s/>1,475,776 <text:s/></text:p>
          </table:table-cell>
          <table:table-cell table:style-name="ce43" office:value-type="float" office:value="21390257.1429" calcext:value-type="float">
            <text:p><text:s/>21,390,257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office:value-type="float" office:value="22866033.3696" calcext:value-type="float">
            <text:p><text:s/>22,866,033 <text:s/></text:p>
          </table:table-cell>
          <table:table-cell table:style-name="ce44" office:value-type="float" office:value="1475776.2267" calcext:value-type="float">
            <text:p><text:s/>1,475,776 <text:s/></text:p>
          </table:table-cell>
          <table:table-cell table:style-name="ce44" office:value-type="float" office:value="21390257.1429" calcext:value-type="float">
            <text:p><text:s/>21,390,257 <text:s/></text:p>
          </table:table-cell>
          <table:table-cell table:style-name="ce44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 office:value-type="float" office:value="474694.58310724" calcext:value-type="float">
            <text:p><text:s/>474,695 <text:s/></text:p>
          </table:table-cell>
          <table:table-cell table:style-name="ce43" office:value-type="float" office:value="15056.9056" calcext:value-type="float">
            <text:p><text:s/>15,057 <text:s/></text:p>
          </table:table-cell>
          <table:table-cell table:style-name="ce43" office:value-type="float" office:value="459637.67750724" calcext:value-type="float">
            <text:p><text:s/>459,63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 office:value-type="float" office:value="474526.53130724" calcext:value-type="float">
            <text:p><text:s/>474,527 <text:s/></text:p>
          </table:table-cell>
          <table:table-cell table:style-name="ce43" office:value-type="float" office:value="14888.9096" calcext:value-type="float">
            <text:p><text:s/>14,889 <text:s/></text:p>
          </table:table-cell>
          <table:table-cell table:style-name="ce43" office:value-type="float" office:value="459637.62170724" calcext:value-type="float">
            <text:p><text:s/>459,63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number-columns-repeated="2" table:style-name="ce43" office:value-type="float" office:value="46.768" calcext:value-type="float">
            <text:p><text:s/>47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office:value-type="float" office:value="121.2838" calcext:value-type="float">
            <text:p><text:s/>121 <text:s/></text:p>
          </table:table-cell>
          <table:table-cell table:style-name="ce44" office:value-type="float" office:value="121.228" calcext:value-type="float">
            <text:p><text:s/>121 <text:s/></text:p>
          </table:table-cell>
          <table:table-cell table:style-name="ce44" office:value-type="float" office:value="0.0558" calcext:value-type="float">
            <text:p><text:s/>0 <text:s/></text:p>
          </table:table-cell>
          <table:table-cell table:style-name="ce44" table:number-columns-repeated="6"/>
          <table:table-cell table:style-name="ce13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table:number-columns-repeated="9"/>
          <table:table-cell table:style-name="ce13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office:value-type="float" office:value="4173290.3977543" calcext:value-type="float">
            <text:p><text:s/>4,173,290 <text:s/></text:p>
          </table:table-cell>
          <table:table-cell table:style-name="ce45" office:value-type="float" office:value="1441484.88851574" calcext:value-type="float">
            <text:p><text:s/>1,441,485 <text:s/></text:p>
          </table:table-cell>
          <table:table-cell table:style-name="ce45" office:value-type="float" office:value="2731805.50923856" calcext:value-type="float">
            <text:p><text:s/>2,731,806 <text:s/></text:p>
          </table:table-cell>
          <table:table-cell table:style-name="ce45" office:value-type="float" office:value="362690.589134874" calcext:value-type="float">
            <text:p><text:s/>362,691 <text:s/></text:p>
          </table:table-cell>
          <table:table-cell table:style-name="ce45" office:value-type="float" office:value="114508.948048274" calcext:value-type="float">
            <text:p><text:s/>114,509 <text:s/></text:p>
          </table:table-cell>
          <table:table-cell table:style-name="ce45" office:value-type="float" office:value="113991.033981666" calcext:value-type="float">
            <text:p><text:s/>113,991 <text:s/></text:p>
          </table:table-cell>
          <table:table-cell table:style-name="ce45" office:value-type="float" office:value="8.82756" calcext:value-type="float">
            <text:p><text:s/>9 <text:s/></text:p>
          </table:table-cell>
          <table:table-cell table:style-name="ce45" office:value-type="float" office:value="509.086506608505" calcext:value-type="float">
            <text:p><text:s/>509 <text:s/></text:p>
          </table:table-cell>
          <table:table-cell table:style-name="ce45" office:value-type="float" office:value="248181.6410866" calcext:value-type="float">
            <text:p><text:s/>248,182 <text:s/></text:p>
          </table:table-cell>
          <table:table-cell table:style-name="ce13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office:value-type="float" office:value="4173290.3977543" calcext:value-type="float">
            <text:p><text:s/>4,173,290 <text:s/></text:p>
          </table:table-cell>
          <table:table-cell table:style-name="ce45" office:value-type="float" office:value="1441484.88851574" calcext:value-type="float">
            <text:p><text:s/>1,441,485 <text:s/></text:p>
          </table:table-cell>
          <table:table-cell table:style-name="ce45" office:value-type="float" office:value="2731805.50923856" calcext:value-type="float">
            <text:p><text:s/>2,731,806 <text:s/></text:p>
          </table:table-cell>
          <table:table-cell table:style-name="ce45" office:value-type="float" office:value="362690.589134874" calcext:value-type="float">
            <text:p><text:s/>362,691 <text:s/></text:p>
          </table:table-cell>
          <table:table-cell table:style-name="ce45" office:value-type="float" office:value="114508.948048274" calcext:value-type="float">
            <text:p><text:s/>114,509 <text:s/></text:p>
          </table:table-cell>
          <table:table-cell table:style-name="ce45" office:value-type="float" office:value="113991.033981666" calcext:value-type="float">
            <text:p><text:s/>113,991 <text:s/></text:p>
          </table:table-cell>
          <table:table-cell table:style-name="ce45" office:value-type="float" office:value="8.82756" calcext:value-type="float">
            <text:p><text:s/>9 <text:s/></text:p>
          </table:table-cell>
          <table:table-cell table:style-name="ce45" office:value-type="float" office:value="509.086506608505" calcext:value-type="float">
            <text:p><text:s/>509 <text:s/></text:p>
          </table:table-cell>
          <table:table-cell table:style-name="ce45" office:value-type="float" office:value="248181.6410866" calcext:value-type="float">
            <text:p><text:s/>248,18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 office:value-type="float" office:value="3134372.76415429" calcext:value-type="float">
            <text:p><text:s/>3,134,373 <text:s/></text:p>
          </table:table-cell>
          <table:table-cell table:style-name="ce43" office:value-type="float" office:value="573454.589315736" calcext:value-type="float">
            <text:p><text:s/>573,455 <text:s/></text:p>
          </table:table-cell>
          <table:table-cell table:style-name="ce43" office:value-type="float" office:value="2560918.17483856" calcext:value-type="float">
            <text:p><text:s/>2,560,918 <text:s/></text:p>
          </table:table-cell>
          <table:table-cell table:style-name="ce43" office:value-type="float" office:value="362681.761574874" calcext:value-type="float">
            <text:p><text:s/>362,682 <text:s/></text:p>
          </table:table-cell>
          <table:table-cell table:style-name="ce43" office:value-type="float" office:value="114500.120488274" calcext:value-type="float">
            <text:p><text:s/>114,500 <text:s/></text:p>
          </table:table-cell>
          <table:table-cell table:style-name="ce43" office:value-type="float" office:value="113991.033981666" calcext:value-type="float">
            <text:p><text:s/>113,991 <text:s/></text:p>
          </table:table-cell>
          <table:table-cell table:style-name="ce43"/>
          <table:table-cell table:style-name="ce43" office:value-type="float" office:value="509.086506608505" calcext:value-type="float">
            <text:p><text:s/>509 <text:s/></text:p>
          </table:table-cell>
          <table:table-cell table:style-name="ce43" office:value-type="float" office:value="248181.6410866" calcext:value-type="float">
            <text:p><text:s/>248,18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 office:value-type="float" office:value="207013.502015736" calcext:value-type="float">
            <text:p><text:s/>207,014 <text:s/></text:p>
          </table:table-cell>
          <table:table-cell table:style-name="ce43" office:value-type="float" office:value="52424.052515736" calcext:value-type="float">
            <text:p><text:s/>52,424 <text:s/></text:p>
          </table:table-cell>
          <table:table-cell table:style-name="ce43" office:value-type="float" office:value="154589.4495" calcext:value-type="float">
            <text:p><text:s/>154,589 <text:s/></text:p>
          </table:table-cell>
          <table:table-cell table:number-columns-repeated="3" table:style-name="ce43" office:value-type="float" office:value="15814.3329752815" calcext:value-type="float">
            <text:p><text:s/>15,814 <text:s/></text:p>
          </table:table-cell>
          <table:table-cell table:style-name="ce43" table:number-columns-repeated="3"/>
          <table:table-cell table:style-name="ce13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 office:value-type="float" office:value="163525.5827" calcext:value-type="float">
            <text:p><text:s/>163,526 <text:s/></text:p>
          </table:table-cell>
          <table:table-cell table:style-name="ce43" office:value-type="float" office:value="59817.464" calcext:value-type="float">
            <text:p><text:s/>59,817 <text:s/></text:p>
          </table:table-cell>
          <table:table-cell table:style-name="ce43" office:value-type="float" office:value="103708.1187" calcext:value-type="float">
            <text:p><text:s/>103,70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 office:value-type="float" office:value="10170.0721" calcext:value-type="float">
            <text:p><text:s/>10,170 <text:s/></text:p>
          </table:table-cell>
          <table:table-cell table:style-name="ce43" office:value-type="float" office:value="1251.0136" calcext:value-type="float">
            <text:p><text:s/>1,251 <text:s/></text:p>
          </table:table-cell>
          <table:table-cell table:style-name="ce43" office:value-type="float" office:value="8919.0585" calcext:value-type="float">
            <text:p><text:s/>8,919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office:value-type="float" office:value="4722.2853" calcext:value-type="float">
            <text:p><text:s/>4,722 <text:s/></text:p>
          </table:table-cell>
          <table:table-cell table:style-name="ce43" office:value-type="float" office:value="1764.3912" calcext:value-type="float">
            <text:p><text:s/>1,764 <text:s/></text:p>
          </table:table-cell>
          <table:table-cell table:style-name="ce43" office:value-type="float" office:value="2957.8941" calcext:value-type="float">
            <text:p><text:s/>2,95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 office:value-type="float" office:value="45036.6251" calcext:value-type="float">
            <text:p><text:s/>45,037 <text:s/></text:p>
          </table:table-cell>
          <table:table-cell table:style-name="ce43" office:value-type="float" office:value="11722.8488" calcext:value-type="float">
            <text:p><text:s/>11,723 <text:s/></text:p>
          </table:table-cell>
          <table:table-cell table:style-name="ce43" office:value-type="float" office:value="33313.7763" calcext:value-type="float">
            <text:p><text:s/>33,314 <text:s/></text:p>
          </table:table-cell>
          <table:table-cell table:style-name="ce43" office:value-type="float" office:value="113193.311087359" calcext:value-type="float">
            <text:p><text:s/>113,193 <text:s/></text:p>
          </table:table-cell>
          <table:table-cell table:number-columns-repeated="2" table:style-name="ce43" office:value-type="float" office:value="98164.0675716927" calcext:value-type="float">
            <text:p><text:s/>98,164 <text:s/></text:p>
          </table:table-cell>
          <table:table-cell table:style-name="ce43" table:number-columns-repeated="2"/>
          <table:table-cell table:style-name="ce43" office:value-type="float" office:value="15029.2435156658" calcext:value-type="float">
            <text:p><text:s/>15,029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office:value-type="float" office:value="5216.3523" calcext:value-type="float">
            <text:p><text:s/>5,216 <text:s/></text:p>
          </table:table-cell>
          <table:table-cell table:style-name="ce43" office:value-type="float" office:value="1872.5976" calcext:value-type="float">
            <text:p><text:s/>1,873 <text:s/></text:p>
          </table:table-cell>
          <table:table-cell table:style-name="ce43" office:value-type="float" office:value="3343.7547" calcext:value-type="float">
            <text:p><text:s/>3,344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 office:value-type="float" office:value="815506.79941578" calcext:value-type="float">
            <text:p><text:s/>815,507 <text:s/></text:p>
          </table:table-cell>
          <table:table-cell table:style-name="ce43" office:value-type="float" office:value="73890.1056" calcext:value-type="float">
            <text:p><text:s/>73,890 <text:s/></text:p>
          </table:table-cell>
          <table:table-cell table:style-name="ce43" office:value-type="float" office:value="741616.69381578" calcext:value-type="float">
            <text:p><text:s/>741,617 <text:s/></text:p>
          </table:table-cell>
          <table:table-cell table:style-name="ce43" office:value-type="float" office:value="541.555015925655" calcext:value-type="float">
            <text:p><text:s/>542 <text:s/></text:p>
          </table:table-cell>
          <table:table-cell table:style-name="ce43" office:value-type="float" office:value="521.719941299769" calcext:value-type="float">
            <text:p><text:s/>522 <text:s/></text:p>
          </table:table-cell>
          <table:table-cell table:style-name="ce43" office:value-type="float" office:value="12.633434691264" calcext:value-type="float">
            <text:p><text:s/>13 <text:s/></text:p>
          </table:table-cell>
          <table:table-cell table:style-name="ce43"/>
          <table:table-cell table:style-name="ce43" office:value-type="float" office:value="509.086506608505" calcext:value-type="float">
            <text:p><text:s/>509 <text:s/></text:p>
          </table:table-cell>
          <table:table-cell table:style-name="ce43" office:value-type="float" office:value="19.835074625886" calcext:value-type="float">
            <text:p><text:s/>20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 office:value-type="float" office:value="522775.241430468" calcext:value-type="float">
            <text:p><text:s/>522,775 <text:s/></text:p>
          </table:table-cell>
          <table:table-cell table:style-name="ce43" office:value-type="float" office:value="11696.424" calcext:value-type="float">
            <text:p><text:s/>11,696 <text:s/></text:p>
          </table:table-cell>
          <table:table-cell table:style-name="ce43" office:value-type="float" office:value="511078.817430468" calcext:value-type="float">
            <text:p><text:s/>511,079 <text:s/></text:p>
          </table:table-cell>
          <table:table-cell table:number-columns-repeated="2" table:style-name="ce43" office:value-type="float" office:value="509.086506608505" calcext:value-type="float">
            <text:p><text:s/>509 <text:s/></text:p>
          </table:table-cell>
          <table:table-cell table:style-name="ce43" table:number-columns-repeated="2"/>
          <table:table-cell table:style-name="ce43" office:value-type="float" office:value="509.086506608505" calcext:value-type="float">
            <text:p><text:s/>509 <text:s/></text:p>
          </table:table-cell>
          <table:table-cell table:style-name="ce43"/>
          <table:table-cell table:style-name="ce13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 office:value-type="float" office:value="114159.0841" calcext:value-type="float">
            <text:p>( 114,159 <text:s/>)</text:p>
          </table:table-cell>
          <table:table-cell table:style-name="ce46" office:value-type="float" office:value="7222.3936" calcext:value-type="float">
            <text:p>( 7,222 <text:s/>)</text:p>
          </table:table-cell>
          <table:table-cell table:style-name="ce46" office:value-type="float" office:value="106936.6905" calcext:value-type="float">
            <text:p>( 106,937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office:value-type="float" office:value="404083.482030468" calcext:value-type="float">
            <text:p>( 404,083 <text:s/>)</text:p>
          </table:table-cell>
          <table:table-cell table:style-name="ce46" office:value-type="float" office:value="2849.5872" calcext:value-type="float">
            <text:p>( 2,850 <text:s/>)</text:p>
          </table:table-cell>
          <table:table-cell table:style-name="ce46" office:value-type="float" office:value="401233.894830468" calcext:value-type="float">
            <text:p>( 401,234 <text:s/>)</text:p>
          </table:table-cell>
          <table:table-cell table:number-columns-repeated="2" table:style-name="ce46" office:value-type="float" office:value="509.086506608505" calcext:value-type="float">
            <text:p>( 509 <text:s/>)</text:p>
          </table:table-cell>
          <table:table-cell table:style-name="ce46" table:number-columns-repeated="2"/>
          <table:table-cell table:style-name="ce46" office:value-type="float" office:value="509.086506608505" calcext:value-type="float">
            <text:p>( 509 <text:s/>)</text:p>
          </table:table-cell>
          <table:table-cell table:style-name="ce46"/>
          <table:table-cell table:style-name="ce13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office:value-type="float" office:value="4532.6753" calcext:value-type="float">
            <text:p>( 4,533 <text:s/>)</text:p>
          </table:table-cell>
          <table:table-cell table:style-name="ce46" office:value-type="float" office:value="1624.4432" calcext:value-type="float">
            <text:p>( 1,624 <text:s/>)</text:p>
          </table:table-cell>
          <table:table-cell table:style-name="ce46" office:value-type="float" office:value="2908.2321" calcext:value-type="float">
            <text:p>( 2,908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 office:value-type="float" office:value="56340.3418" calcext:value-type="float">
            <text:p><text:s/>56,340 <text:s/></text:p>
          </table:table-cell>
          <table:table-cell table:style-name="ce43" office:value-type="float" office:value="30702.1624" calcext:value-type="float">
            <text:p><text:s/>30,702 <text:s/></text:p>
          </table:table-cell>
          <table:table-cell table:style-name="ce43" office:value-type="float" office:value="25638.1794" calcext:value-type="float">
            <text:p><text:s/>25,638 <text:s/></text:p>
          </table:table-cell>
          <table:table-cell table:number-columns-repeated="3" table:style-name="ce43" office:value-type="float" office:value="12.633434691264" calcext:value-type="float">
            <text:p><text:s/>13 <text:s/></text:p>
          </table:table-cell>
          <table:table-cell table:style-name="ce43" table:number-columns-repeated="3"/>
          <table:table-cell table:style-name="ce13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 office:value-type="float" office:value="221612.169685312" calcext:value-type="float">
            <text:p><text:s/>221,612 <text:s/></text:p>
          </table:table-cell>
          <table:table-cell table:style-name="ce43" office:value-type="float" office:value="27477.2584" calcext:value-type="float">
            <text:p><text:s/>27,477 <text:s/></text:p>
          </table:table-cell>
          <table:table-cell table:style-name="ce43" office:value-type="float" office:value="194134.911285312" calcext:value-type="float">
            <text:p><text:s/>194,135 <text:s/></text:p>
          </table:table-cell>
          <table:table-cell table:style-name="ce43" office:value-type="float" office:value="19.835074625886" calcext:value-type="float">
            <text:p><text:s/>20 <text:s/></text:p>
          </table:table-cell>
          <table:table-cell table:style-name="ce43" table:number-columns-repeated="4"/>
          <table:table-cell table:style-name="ce43" office:value-type="float" office:value="19.835074625886" calcext:value-type="float">
            <text:p><text:s/>20 <text:s/></text:p>
          </table:table-cell>
          <table:table-cell table:style-name="ce13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 office:value-type="float" office:value="14779.0465" calcext:value-type="float">
            <text:p><text:s/>14,779 <text:s/></text:p>
          </table:table-cell>
          <table:table-cell table:style-name="ce47" office:value-type="float" office:value="4014.2608" calcext:value-type="float">
            <text:p><text:s/>4,014 <text:s/></text:p>
          </table:table-cell>
          <table:table-cell table:style-name="ce47" office:value-type="float" office:value="10764.7857" calcext:value-type="float">
            <text:p><text:s/>10,765 <text:s/></text:p>
          </table:table-cell>
          <table:table-cell table:style-name="ce47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 office:value-type="float" office:value="76746.1836" calcext:value-type="float">
            <text:p><text:s/>76,746 <text:s/></text:p>
          </table:table-cell>
          <table:table-cell table:style-name="ce43" office:value-type="float" office:value="26642.316" calcext:value-type="float">
            <text:p><text:s/>26,642 <text:s/></text:p>
          </table:table-cell>
          <table:table-cell table:style-name="ce43" office:value-type="float" office:value="50103.8676" calcext:value-type="float">
            <text:p><text:s/>50,104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office:value-type="float" office:value="66301.004923" calcext:value-type="float">
            <text:p><text:s/>66,301 <text:s/></text:p>
          </table:table-cell>
          <table:table-cell table:style-name="ce43" office:value-type="float" office:value="7018.3744" calcext:value-type="float">
            <text:p><text:s/>7,018 <text:s/></text:p>
          </table:table-cell>
          <table:table-cell table:style-name="ce43" office:value-type="float" office:value="59282.630523" calcext:value-type="float">
            <text:p><text:s/>59,283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 office:value-type="float" office:value="186606.4378" calcext:value-type="float">
            <text:p><text:s/>186,606 <text:s/></text:p>
          </table:table-cell>
          <table:table-cell table:style-name="ce47" office:value-type="float" office:value="18861.8728" calcext:value-type="float">
            <text:p><text:s/>18,862 <text:s/></text:p>
          </table:table-cell>
          <table:table-cell table:style-name="ce47" office:value-type="float" office:value="167744.565" calcext:value-type="float">
            <text:p><text:s/>167,745 <text:s/></text:p>
          </table:table-cell>
          <table:table-cell table:style-name="ce47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office:value-type="float" office:value="236182.0238" calcext:value-type="float">
            <text:p><text:s/>236,182 <text:s/></text:p>
          </table:table-cell>
          <table:table-cell table:style-name="ce43" office:value-type="float" office:value="129531.5072" calcext:value-type="float">
            <text:p><text:s/>129,532 <text:s/></text:p>
          </table:table-cell>
          <table:table-cell table:style-name="ce43" office:value-type="float" office:value="106650.5166" calcext:value-type="float">
            <text:p><text:s/>106,65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office:value-type="float" office:value="10454.2955" calcext:value-type="float">
            <text:p><text:s/>10,454 <text:s/></text:p>
          </table:table-cell>
          <table:table-cell table:style-name="ce43" office:value-type="float" office:value="4150.3616" calcext:value-type="float">
            <text:p><text:s/>4,150 <text:s/></text:p>
          </table:table-cell>
          <table:table-cell table:style-name="ce43" office:value-type="float" office:value="6303.9339" calcext:value-type="float">
            <text:p><text:s/>6,304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office:value-type="float" office:value="225727.7283" calcext:value-type="float">
            <text:p><text:s/>225,728 <text:s/></text:p>
          </table:table-cell>
          <table:table-cell table:style-name="ce43" office:value-type="float" office:value="125381.1456" calcext:value-type="float">
            <text:p><text:s/>125,381 <text:s/></text:p>
          </table:table-cell>
          <table:table-cell table:style-name="ce43" office:value-type="float" office:value="100346.5827" calcext:value-type="float">
            <text:p><text:s/>100,347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office:value-type="float" office:value="115641.1499" calcext:value-type="float">
            <text:p>( 115,641 <text:s/>)</text:p>
          </table:table-cell>
          <table:table-cell table:style-name="ce46" office:value-type="float" office:value="95134.4456" calcext:value-type="float">
            <text:p>( 95,134 <text:s/>)</text:p>
          </table:table-cell>
          <table:table-cell table:style-name="ce46" office:value-type="float" office:value="20506.7043" calcext:value-type="float">
            <text:p>( 20,507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office:value-type="float" office:value="84956.9568" calcext:value-type="float">
            <text:p>( 84,957 <text:s/>)</text:p>
          </table:table-cell>
          <table:table-cell table:style-name="ce48" office:value-type="float" office:value="26790.9936" calcext:value-type="float">
            <text:p>( 26,791 <text:s/>)</text:p>
          </table:table-cell>
          <table:table-cell table:style-name="ce48" office:value-type="float" office:value="58165.9632" calcext:value-type="float">
            <text:p>( 58,166 <text:s/>)</text:p>
          </table:table-cell>
          <table:table-cell table:style-name="ce48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 office:value-type="float" office:value="585197.417399779" calcext:value-type="float">
            <text:p><text:s/>585,197 <text:s/></text:p>
          </table:table-cell>
          <table:table-cell table:style-name="ce43" office:value-type="float" office:value="34331.9392" calcext:value-type="float">
            <text:p><text:s/>34,332 <text:s/></text:p>
          </table:table-cell>
          <table:table-cell table:style-name="ce43" office:value-type="float" office:value="550865.478199779" calcext:value-type="float">
            <text:p><text:s/>550,86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 office:value-type="float" office:value="496771.320799779" calcext:value-type="float">
            <text:p><text:s/>496,771 <text:s/></text:p>
          </table:table-cell>
          <table:table-cell table:style-name="ce43" office:value-type="float" office:value="22307.4024" calcext:value-type="float">
            <text:p><text:s/>22,307 <text:s/></text:p>
          </table:table-cell>
          <table:table-cell table:style-name="ce43" office:value-type="float" office:value="474463.918399779" calcext:value-type="float">
            <text:p><text:s/>474,464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 office:value-type="float" office:value="88426.0966" calcext:value-type="float">
            <text:p><text:s/>88,426 <text:s/></text:p>
          </table:table-cell>
          <table:table-cell table:style-name="ce43" office:value-type="float" office:value="12024.5368" calcext:value-type="float">
            <text:p><text:s/>12,025 <text:s/></text:p>
          </table:table-cell>
          <table:table-cell table:style-name="ce43" office:value-type="float" office:value="76401.5598" calcext:value-type="float">
            <text:p><text:s/>76,40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office:value-type="float" office:value="62513.6703" calcext:value-type="float">
            <text:p>( 62,514 <text:s/>)</text:p>
          </table:table-cell>
          <table:table-cell table:style-name="ce46" office:value-type="float" office:value="3851.0376" calcext:value-type="float">
            <text:p>( 3,851 <text:s/>)</text:p>
          </table:table-cell>
          <table:table-cell table:style-name="ce46" office:value-type="float" office:value="58662.6327" calcext:value-type="float">
            <text:p>( 58,663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 office:value-type="float" office:value="197295.2782" calcext:value-type="float">
            <text:p><text:s/>197,295 <text:s/></text:p>
          </table:table-cell>
          <table:table-cell table:style-name="ce43" office:value-type="float" office:value="21099.9976" calcext:value-type="float">
            <text:p><text:s/>21,100 <text:s/></text:p>
          </table:table-cell>
          <table:table-cell table:style-name="ce43" office:value-type="float" office:value="176195.2806" calcext:value-type="float">
            <text:p><text:s/>176,19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office:value-type="float" office:value="6805.604" calcext:value-type="float">
            <text:p><text:s/>6,806 <text:s/></text:p>
          </table:table-cell>
          <table:table-cell table:style-name="ce47" office:value-type="float" office:value="3651.3272" calcext:value-type="float">
            <text:p><text:s/>3,651 <text:s/></text:p>
          </table:table-cell>
          <table:table-cell table:style-name="ce47" office:value-type="float" office:value="3154.2768" calcext:value-type="float">
            <text:p><text:s/>3,154 <text:s/></text:p>
          </table:table-cell>
          <table:table-cell table:style-name="ce47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 office:value-type="float" office:value="295407.5397" calcext:value-type="float">
            <text:p><text:s/>295,408 <text:s/></text:p>
          </table:table-cell>
          <table:table-cell table:style-name="ce43" office:value-type="float" office:value="107088.1368" calcext:value-type="float">
            <text:p><text:s/>107,088 <text:s/></text:p>
          </table:table-cell>
          <table:table-cell table:style-name="ce43" office:value-type="float" office:value="188319.4029" calcext:value-type="float">
            <text:p><text:s/>188,319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office:value-type="float" office:value="215343.6956" calcext:value-type="float">
            <text:p>( 215,344 <text:s/>)</text:p>
          </table:table-cell>
          <table:table-cell table:style-name="ce46" office:value-type="float" office:value="100685.78" calcext:value-type="float">
            <text:p>( 100,686 <text:s/>)</text:p>
          </table:table-cell>
          <table:table-cell table:style-name="ce46" office:value-type="float" office:value="114657.9156" calcext:value-type="float">
            <text:p>( 114,658 <text:s/>)</text:p>
          </table:table-cell>
          <table:table-cell table:style-name="ce46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office:value-type="float" office:value="36885.116" calcext:value-type="float">
            <text:p><text:s/>36,885 <text:s/></text:p>
          </table:table-cell>
          <table:table-cell table:style-name="ce43" office:value-type="float" office:value="16713.0416" calcext:value-type="float">
            <text:p><text:s/>16,713 <text:s/></text:p>
          </table:table-cell>
          <table:table-cell table:style-name="ce43" office:value-type="float" office:value="20172.0744" calcext:value-type="float">
            <text:p><text:s/>20,17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office:value-type="float" office:value="46.7615" calcext:value-type="float">
            <text:p><text:s/>47 <text:s/></text:p>
          </table:table-cell>
          <table:table-cell table:style-name="ce43" office:value-type="float" office:value="23.6936" calcext:value-type="float">
            <text:p><text:s/>24 <text:s/></text:p>
          </table:table-cell>
          <table:table-cell table:style-name="ce43" office:value-type="float" office:value="23.0679" calcext:value-type="float">
            <text:p><text:s/>23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 office:value-type="float" office:value="182380.3037" calcext:value-type="float">
            <text:p><text:s/>182,380 <text:s/></text:p>
          </table:table-cell>
          <table:table-cell table:style-name="ce43" office:value-type="float" office:value="4763.348" calcext:value-type="float">
            <text:p><text:s/>4,763 <text:s/></text:p>
          </table:table-cell>
          <table:table-cell table:style-name="ce43" office:value-type="float" office:value="177616.9557" calcext:value-type="float">
            <text:p><text:s/>177,617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office:value-type="float" office:value="9902.9097" calcext:value-type="float">
            <text:p><text:s/>9,903 <text:s/></text:p>
          </table:table-cell>
          <table:table-cell table:style-name="ce43"/>
          <table:table-cell table:style-name="ce43" office:value-type="float" office:value="9902.9097" calcext:value-type="float">
            <text:p><text:s/>9,903 <text:s/></text:p>
          </table:table-cell>
          <table:table-cell table:style-name="ce43" office:value-type="float" office:value="233132.562496308" calcext:value-type="float">
            <text:p><text:s/>233,133 <text:s/></text:p>
          </table:table-cell>
          <table:table-cell table:style-name="ce43" table:number-columns-repeated="4"/>
          <table:table-cell table:style-name="ce43" office:value-type="float" office:value="233132.562496308" calcext:value-type="float">
            <text:p><text:s/>233,133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office:value-type="float" office:value="92.4655" calcext:value-type="float">
            <text:p><text:s/>92 <text:s/></text:p>
          </table:table-cell>
          <table:table-cell table:style-name="ce43" office:value-type="float" office:value="50.1088" calcext:value-type="float">
            <text:p><text:s/>50 <text:s/></text:p>
          </table:table-cell>
          <table:table-cell table:style-name="ce43" office:value-type="float" office:value="42.3567" calcext:value-type="float">
            <text:p><text:s/>4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office:value-type="float" office:value="3332.4994" calcext:value-type="float">
            <text:p><text:s/>3,332 <text:s/></text:p>
          </table:table-cell>
          <table:table-cell table:style-name="ce44" office:value-type="float" office:value="936.4528" calcext:value-type="float">
            <text:p><text:s/>936 <text:s/></text:p>
          </table:table-cell>
          <table:table-cell table:style-name="ce44" office:value-type="float" office:value="2396.0466" calcext:value-type="float">
            <text:p><text:s/>2,396 <text:s/></text:p>
          </table:table-cell>
          <table:table-cell table:style-name="ce44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table:number-columns-repeated="3"/>
          <table:table-cell table:number-columns-repeated="2" table:style-name="ce43" office:value-type="float" office:value="8.82756" calcext:value-type="float">
            <text:p><text:s/>9 <text:s/></text:p>
          </table:table-cell>
          <table:table-cell table:style-name="ce43"/>
          <table:table-cell table:style-name="ce43" office:value-type="float" office:value="8.82756" calcext:value-type="float">
            <text:p><text:s/>9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table:number-columns-repeated="3"/>
          <table:table-cell table:number-columns-repeated="2" table:style-name="ce43" office:value-type="float" office:value="8.82756" calcext:value-type="float">
            <text:p><text:s/>9 <text:s/></text:p>
          </table:table-cell>
          <table:table-cell table:style-name="ce43"/>
          <table:table-cell table:style-name="ce43" office:value-type="float" office:value="8.82756" calcext:value-type="float">
            <text:p><text:s/>9 <text:s/></text:p>
          </table:table-cell>
          <table:table-cell table:style-name="ce43" table:number-columns-repeated="2"/>
          <table:table-cell table:style-name="ce13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office:value-type="float" office:value="3337.524" calcext:value-type="float">
            <text:p><text:s/>3,338 <text:s/></text:p>
          </table:table-cell>
          <table:table-cell table:style-name="ce43"/>
          <table:table-cell table:style-name="ce43" office:value-type="float" office:value="3337.524" calcext:value-type="float">
            <text:p><text:s/>3,33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office:value-type="float" office:value="3337.524" calcext:value-type="float">
            <text:p><text:s/>3,338 <text:s/></text:p>
          </table:table-cell>
          <table:table-cell table:style-name="ce43"/>
          <table:table-cell table:style-name="ce43" office:value-type="float" office:value="3337.524" calcext:value-type="float">
            <text:p><text:s/>3,33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office:value-type="float" office:value="354895.4462" calcext:value-type="float">
            <text:p><text:s/>354,895 <text:s/></text:p>
          </table:table-cell>
          <table:table-cell table:style-name="ce43" office:value-type="float" office:value="246913.1024" calcext:value-type="float">
            <text:p><text:s/>246,913 <text:s/></text:p>
          </table:table-cell>
          <table:table-cell table:style-name="ce43" office:value-type="float" office:value="107982.3438" calcext:value-type="float">
            <text:p><text:s/>107,982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office:value-type="float" office:value="36420.1036" calcext:value-type="float">
            <text:p><text:s/>36,420 <text:s/></text:p>
          </table:table-cell>
          <table:table-cell table:style-name="ce43" office:value-type="float" office:value="23275.3984" calcext:value-type="float">
            <text:p><text:s/>23,275 <text:s/></text:p>
          </table:table-cell>
          <table:table-cell table:style-name="ce43" office:value-type="float" office:value="13144.7052" calcext:value-type="float">
            <text:p><text:s/>13,145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office:value-type="float" office:value="203524.4515" calcext:value-type="float">
            <text:p><text:s/>203,524 <text:s/></text:p>
          </table:table-cell>
          <table:table-cell table:style-name="ce43" office:value-type="float" office:value="142855.8232" calcext:value-type="float">
            <text:p><text:s/>142,856 <text:s/></text:p>
          </table:table-cell>
          <table:table-cell table:style-name="ce43" office:value-type="float" office:value="60668.6283" calcext:value-type="float">
            <text:p><text:s/>60,669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office:value-type="float" office:value="974.6341" calcext:value-type="float">
            <text:p><text:s/>975 <text:s/></text:p>
          </table:table-cell>
          <table:table-cell table:style-name="ce43" office:value-type="float" office:value="888.7192" calcext:value-type="float">
            <text:p><text:s/>889 <text:s/></text:p>
          </table:table-cell>
          <table:table-cell table:style-name="ce43" office:value-type="float" office:value="85.9149" calcext:value-type="float">
            <text:p><text:s/>86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number-columns-repeated="2" table:style-name="ce43" office:value-type="float" office:value="65.4288" calcext:value-type="float">
            <text:p><text:s/>65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number-columns-repeated="2" table:style-name="ce43" office:value-type="float" office:value="89.5872" calcext:value-type="float">
            <text:p><text:s/>90 <text:s/></text:p>
          </table:table-cell>
          <table:table-cell table:style-name="ce43" table:number-columns-repeated="7"/>
          <table:table-cell table:style-name="ce13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office:value-type="float" office:value="1372.4195" calcext:value-type="float">
            <text:p><text:s/>1,372 <text:s/></text:p>
          </table:table-cell>
          <table:table-cell table:style-name="ce43" office:value-type="float" office:value="1361.444" calcext:value-type="float">
            <text:p><text:s/>1,361 <text:s/></text:p>
          </table:table-cell>
          <table:table-cell table:style-name="ce43" office:value-type="float" office:value="10.9755" calcext:value-type="float">
            <text:p><text:s/>11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office:value-type="float" office:value="7823.873" calcext:value-type="float">
            <text:p><text:s/>7,824 <text:s/></text:p>
          </table:table-cell>
          <table:table-cell table:style-name="ce43" office:value-type="float" office:value="6414.8816" calcext:value-type="float">
            <text:p><text:s/>6,415 <text:s/></text:p>
          </table:table-cell>
          <table:table-cell table:style-name="ce43" office:value-type="float" office:value="1408.9914" calcext:value-type="float">
            <text:p><text:s/>1,409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office:value-type="float" office:value="45391.6034" calcext:value-type="float">
            <text:p><text:s/>45,392 <text:s/></text:p>
          </table:table-cell>
          <table:table-cell table:style-name="ce43" office:value-type="float" office:value="32295.2696" calcext:value-type="float">
            <text:p><text:s/>32,295 <text:s/></text:p>
          </table:table-cell>
          <table:table-cell table:style-name="ce43" office:value-type="float" office:value="13096.3338" calcext:value-type="float">
            <text:p><text:s/>13,096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office:value-type="float" office:value="11493.949" calcext:value-type="float">
            <text:p><text:s/>11,494 <text:s/></text:p>
          </table:table-cell>
          <table:table-cell table:style-name="ce43" office:value-type="float" office:value="8056.228" calcext:value-type="float">
            <text:p><text:s/>8,056 <text:s/></text:p>
          </table:table-cell>
          <table:table-cell table:style-name="ce43" office:value-type="float" office:value="3437.721" calcext:value-type="float">
            <text:p><text:s/>3,438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office:value-type="float" office:value="47739.3961" calcext:value-type="float">
            <text:p><text:s/>47,739 <text:s/></text:p>
          </table:table-cell>
          <table:table-cell table:style-name="ce44" office:value-type="float" office:value="31610.3224" calcext:value-type="float">
            <text:p><text:s/>31,610 <text:s/></text:p>
          </table:table-cell>
          <table:table-cell table:style-name="ce44" office:value-type="float" office:value="16129.0737" calcext:value-type="float">
            <text:p><text:s/>16,129 <text:s/></text:p>
          </table:table-cell>
          <table:table-cell table:style-name="ce44" table:number-columns-repeated="6"/>
          <table:table-cell table:style-name="ce13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office:value-type="float" office:value="680684.6634" calcext:value-type="float">
            <text:p><text:s/>680,685 <text:s/></text:p>
          </table:table-cell>
          <table:table-cell table:style-name="ce45" office:value-type="float" office:value="621117.1968" calcext:value-type="float">
            <text:p><text:s/>621,117 <text:s/></text:p>
          </table:table-cell>
          <table:table-cell table:style-name="ce45" office:value-type="float" office:value="59567.4666" calcext:value-type="float">
            <text:p><text:s/>59,567 <text:s/></text:p>
          </table:table-cell>
          <table:table-cell table:style-name="ce45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9"/>
          <table:table-cell table:style-name="ce13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9"/>
          <table:table-cell table:style-name="ce13" table:number-columns-repeated="1012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9"/>
          <table:table-cell table:style-name="ce13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office:value-type="float" office:value="98486254.330423" calcext:value-type="float">
            <text:p><text:s/>98,486,254 <text:s/></text:p>
          </table:table-cell>
          <table:table-cell table:style-name="ce43" office:value-type="float" office:value="17703" calcext:value-type="float">
            <text:p><text:s/>17,703 <text:s/></text:p>
          </table:table-cell>
          <table:table-cell table:style-name="ce43" office:value-type="float" office:value="98468551.330423" calcext:value-type="float">
            <text:p><text:s/>98,468,551 <text:s/></text:p>
          </table:table-cell>
          <table:table-cell table:style-name="ce43" office:value-type="float" office:value="3446751.970191" calcext:value-type="float">
            <text:p><text:s/>3,446,752 <text:s/></text:p>
          </table:table-cell>
          <table:table-cell table:style-name="ce43" office:value-type="float" office:value="172245.083922" calcext:value-type="float">
            <text:p><text:s/>172,245 <text:s/></text:p>
          </table:table-cell>
          <table:table-cell table:style-name="ce43" office:value-type="float" office:value="142474.907786" calcext:value-type="float">
            <text:p><text:s/>142,475 <text:s/></text:p>
          </table:table-cell>
          <table:table-cell table:style-name="ce43"/>
          <table:table-cell table:style-name="ce43" office:value-type="float" office:value="29770.176136" calcext:value-type="float">
            <text:p><text:s/>29,770 <text:s/></text:p>
          </table:table-cell>
          <table:table-cell table:style-name="ce43" office:value-type="float" office:value="3274506.886269" calcext:value-type="float">
            <text:p><text:s/>3,274,507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98096952.561" calcext:value-type="float">
            <text:p><text:s/>98,096,953 <text:s/></text:p>
          </table:table-cell>
          <table:table-cell table:style-name="ce43"/>
          <table:table-cell table:style-name="ce43" office:value-type="float" office:value="98096952.561" calcext:value-type="float">
            <text:p><text:s/>98,096,953 <text:s/></text:p>
          </table:table-cell>
          <table:table-cell table:style-name="ce43" table:number-columns-repeated="6"/>
          <table:table-cell table:style-name="ce13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 table:number-columns-repeated="3"/>
          <table:table-cell table:style-name="ce43" office:value-type="float" office:value="51789.046" calcext:value-type="float">
            <text:p><text:s/>51,789 <text:s/></text:p>
          </table:table-cell>
          <table:table-cell table:style-name="ce43" office:value-type="float" office:value="28785.046" calcext:value-type="float">
            <text:p><text:s/>28,785 <text:s/></text:p>
          </table:table-cell>
          <table:table-cell table:style-name="ce43" table:number-columns-repeated="2"/>
          <table:table-cell table:style-name="ce43" office:value-type="float" office:value="28785.046" calcext:value-type="float">
            <text:p><text:s/>28,785 <text:s/></text:p>
          </table:table-cell>
          <table:table-cell table:style-name="ce43" office:value-type="float" office:value="23004" calcext:value-type="float">
            <text:p><text:s/>23,004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3"/>
          <table:table-cell table:style-name="ce43" office:value-type="float" office:value="83917.25318" calcext:value-type="float">
            <text:p><text:s/>83,917 <text:s/></text:p>
          </table:table-cell>
          <table:table-cell table:number-columns-repeated="2" table:style-name="ce43" office:value-type="float" office:value="446.405367" calcext:value-type="float">
            <text:p><text:s/>446 <text:s/></text:p>
          </table:table-cell>
          <table:table-cell table:style-name="ce43" table:number-columns-repeated="2"/>
          <table:table-cell table:style-name="ce43" office:value-type="float" office:value="83470.847813" calcext:value-type="float">
            <text:p><text:s/>83,471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389301.769423" calcext:value-type="float">
            <text:p><text:s/>389,302 <text:s/></text:p>
          </table:table-cell>
          <table:table-cell table:style-name="ce43" office:value-type="float" office:value="17703" calcext:value-type="float">
            <text:p><text:s/>17,703 <text:s/></text:p>
          </table:table-cell>
          <table:table-cell table:style-name="ce43" office:value-type="float" office:value="371598.769423" calcext:value-type="float">
            <text:p><text:s/>371,599 <text:s/></text:p>
          </table:table-cell>
          <table:table-cell table:style-name="ce43" office:value-type="float" office:value="3311045.671011" calcext:value-type="float">
            <text:p><text:s/>3,311,046 <text:s/></text:p>
          </table:table-cell>
          <table:table-cell table:style-name="ce43" office:value-type="float" office:value="143013.632555" calcext:value-type="float">
            <text:p><text:s/>143,014 <text:s/></text:p>
          </table:table-cell>
          <table:table-cell table:style-name="ce43" office:value-type="float" office:value="142028.502419" calcext:value-type="float">
            <text:p><text:s/>142,029 <text:s/></text:p>
          </table:table-cell>
          <table:table-cell table:style-name="ce43"/>
          <table:table-cell table:style-name="ce43" office:value-type="float" office:value="985.130136" calcext:value-type="float">
            <text:p><text:s/>985 <text:s/></text:p>
          </table:table-cell>
          <table:table-cell table:style-name="ce43" office:value-type="float" office:value="3168032.038456" calcext:value-type="float">
            <text:p><text:s/>3,168,032 <text:s/></text:p>
          </table:table-cell>
          <table:table-cell table:style-name="ce13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office:value-type="float" office:value="82995.068066" calcext:value-type="float">
            <text:p><text:s/>82,995 <text:s/></text:p>
          </table:table-cell>
          <table:table-cell table:style-name="ce43"/>
          <table:table-cell table:style-name="ce43" office:value-type="float" office:value="82995.068066" calcext:value-type="float">
            <text:p><text:s/>82,995 <text:s/></text:p>
          </table:table-cell>
          <table:table-cell table:style-name="ce43" office:value-type="float" office:value="684876.729167" calcext:value-type="float">
            <text:p><text:s/>684,877 <text:s/></text:p>
          </table:table-cell>
          <table:table-cell table:number-columns-repeated="2" table:style-name="ce43" office:value-type="float" office:value="728.939494" calcext:value-type="float">
            <text:p><text:s/>729 <text:s/></text:p>
          </table:table-cell>
          <table:table-cell table:style-name="ce43" table:number-columns-repeated="2"/>
          <table:table-cell table:style-name="ce43" office:value-type="float" office:value="684147.789673" calcext:value-type="float">
            <text:p><text:s/>684,148 <text:s/></text:p>
          </table:table-cell>
          <table:table-cell table:style-name="ce13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office:value-type="float" office:value="82995.068066" calcext:value-type="float">
            <text:p><text:s/>82,995 <text:s/></text:p>
          </table:table-cell>
          <table:table-cell table:style-name="ce44"/>
          <table:table-cell table:style-name="ce44" office:value-type="float" office:value="82995.068066" calcext:value-type="float">
            <text:p><text:s/>82,995 <text:s/></text:p>
          </table:table-cell>
          <table:table-cell table:style-name="ce44" office:value-type="float" office:value="684876.729167" calcext:value-type="float">
            <text:p><text:s/>684,877 <text:s/></text:p>
          </table:table-cell>
          <table:table-cell table:number-columns-repeated="2" table:style-name="ce44" office:value-type="float" office:value="728.939494" calcext:value-type="float">
            <text:p><text:s/>729 <text:s/></text:p>
          </table:table-cell>
          <table:table-cell table:style-name="ce44" table:number-columns-repeated="2"/>
          <table:table-cell table:style-name="ce44" office:value-type="float" office:value="684147.789673" calcext:value-type="float">
            <text:p><text:s/>684,148 <text:s/></text:p>
          </table:table-cell>
          <table:table-cell table:style-name="ce13" table:number-columns-repeated="1012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1" table:number-columns-repeated="2"/>
          <table:table-cell table:style-name="ce53" table:number-columns-repeated="1010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1" table:number-columns-repeated="2"/>
          <table:table-cell table:style-name="ce53" table:number-columns-repeated="1010"/>
        </table:table-row>
        <table:table-row table:style-name="ro5">
          <table:table-cell table:style-name="ce12" table:number-columns-spanned="12" table:number-rows-spanned="1"/>
          <table:covered-table-cell table:number-columns-repeated="11" table:style-name="ce12"/>
          <table:table-cell table:style-name="ce51" table:number-columns-repeated="2"/>
          <table:table-cell table:style-name="ce53" table:number-columns-repeated="1010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12"/>
          <table:table-cell table:style-name="ce37" table:number-columns-repeated="1010"/>
        </table:table-row>
        <table:table-row table:style-name="ro6">
          <table:table-cell table:style-name="ce13"/>
          <table:table-cell table:style-name="ce4"/>
          <table:table-cell table:style-name="ce13" table:number-columns-repeated="12"/>
          <table:table-cell table:style-name="ce37" table:number-columns-repeated="1010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"/>
          <table:table-cell table:number-columns-repeated="2"/>
          <table:table-cell table:style-name="ce14" table:number-columns-repeated="1010"/>
        </table:table-row>
        <table:table-row table:style-name="ro7" table:number-rows-repeated="104835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5.$A$1:.$AMJ$7" table:range-usable-as="repeat-column repeat-row"/>
        </table:named-expressions>
      </table:table>
      <table:table table:name="Page6" table:style-name="ta6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15" table:number-columns-repeated="6" table:default-cell-style-name="ce15"/>
        <table:table-column table:style-name="co6" table:default-cell-style-name="ce15"/>
        <table:table-column table:style-name="co16" table:default-cell-style-name="ce15"/>
        <table:table-column table:style-name="co9" table:number-columns-repeated="246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6-5 能源平衡表－OECD能源統計格式（公噸油當量單位）</text:p>
            </table:table-cell>
            <table:covered-table-cell table:number-columns-repeated="8" table:style-name="ce16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 110 年 1 - 11 月</text:p>
            </table:table-cell>
            <table:covered-table-cell table:number-columns-repeated="2" table:style-name="ce2"/>
            <table:table-cell table:style-name="ce37" table:number-columns-repeated="2"/>
            <table:table-cell table:style-name="ce56" table:number-columns-repeated="2"/>
            <table:table-cell table:style-name="ce50" office:value-type="string" calcext:value-type="string" table:number-columns-spanned="2" table:number-rows-spanned="1">
              <text:p>(單位：公噸油當量 / 10<text:span text:style-name="T1">7</text:span><text:span text:style-name="T2">千卡)</text:span></text:p>
            </table:table-cell>
            <table:covered-table-cell table:style-name="ce50"/>
            <table:table-cell table:style-name="ce37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5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38" office:value-type="float" office:value="46" calcext:value-type="float">
              <text:p>46</text:p>
            </table:table-cell>
            <table:table-cell table:style-name="ce38" office:value-type="float" office:value="47" calcext:value-type="float">
              <text:p>47</text:p>
            </table:table-cell>
            <table:table-cell table:style-name="ce38" office:value-type="float" office:value="48" calcext:value-type="float">
              <text:p>48</text:p>
            </table:table-cell>
            <table:table-cell table:style-name="ce38" office:value-type="float" office:value="49" calcext:value-type="float">
              <text:p>49</text:p>
            </table:table-cell>
            <table:table-cell table:style-name="ce38" office:value-type="float" office:value="50" calcext:value-type="float">
              <text:p>50</text:p>
            </table:table-cell>
            <table:table-cell table:style-name="ce38" office:value-type="float" office:value="51" calcext:value-type="float">
              <text:p>51</text:p>
            </table:table-cell>
            <table:table-cell table:style-name="ce52" table:number-columns-repeated="1015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60" office:value-type="string" calcext:value-type="string">
              <text:p>核能</text:p>
            </table:table-cell>
            <table:table-cell table:style-name="ce60" office:value-type="string" calcext:value-type="string">
              <text:p>水力</text:p>
            </table:table-cell>
            <table:table-cell table:style-name="ce61" office:value-type="string" calcext:value-type="string">
              <text:p>地熱</text:p>
            </table:table-cell>
            <table:table-cell table:style-name="ce61" office:value-type="string" calcext:value-type="string">
              <text:p>太陽光電</text:p>
            </table:table-cell>
            <table:table-cell table:style-name="ce60" office:value-type="string" calcext:value-type="string">
              <text:p>風力</text:p>
            </table:table-cell>
            <table:table-cell table:style-name="ce60" office:value-type="string" calcext:value-type="string">
              <text:p>電力</text:p>
            </table:table-cell>
            <table:table-cell table:style-name="ce52" table:number-columns-repeated="1015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60" table:number-columns-repeated="2"/>
            <table:table-cell table:style-name="ce61" table:number-columns-repeated="2"/>
            <table:table-cell table:style-name="ce60" table:number-columns-repeated="2"/>
            <table:table-cell table:style-name="ce52" table:number-columns-repeated="1015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55"/>
            <table:table-cell table:style-name="ce40"/>
            <table:table-cell table:style-name="ce55" table:number-columns-repeated="4"/>
            <table:table-cell table:style-name="ce52" table:number-columns-repeated="1015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table:number-columns-repeated="6"/>
            <table:table-cell table:style-name="ce52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42"/>
          <table:table-cell table:style-name="ce42" office:value-type="float" office:value="279458.007318" calcext:value-type="float">
            <text:p><text:s/>279,458 <text:s/></text:p>
          </table:table-cell>
          <table:table-cell table:style-name="ce42" office:value-type="float" office:value="6272.83914" calcext:value-type="float">
            <text:p><text:s/>6,273 <text:s/></text:p>
          </table:table-cell>
          <table:table-cell table:style-name="ce42" office:value-type="float" office:value="633034.59053394" calcext:value-type="float">
            <text:p><text:s/>633,035 <text:s/></text:p>
          </table:table-cell>
          <table:table-cell table:style-name="ce42" office:value-type="float" office:value="158219.65756" calcext:value-type="float">
            <text:p><text:s/>158,220 <text:s/></text:p>
          </table:table-cell>
          <table:table-cell table:style-name="ce42"/>
          <table:table-cell table:style-name="ce37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office:value-type="float" office:value="6725498.078582" calcext:value-type="float">
            <text:p><text:s/>6,725,498 <text:s/></text:p>
          </table:table-cell>
          <table:table-cell table:style-name="ce43" table:number-columns-repeated="5"/>
          <table:table-cell table:style-name="ce13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office:value-type="float" office:value="6725498.078582" calcext:value-type="float">
            <text:p><text:s/>6,725,498 <text:s/></text:p>
          </table:table-cell>
          <table:table-cell table:style-name="ce44" office:value-type="float" office:value="279458.007318" calcext:value-type="float">
            <text:p><text:s/>279,458 <text:s/></text:p>
          </table:table-cell>
          <table:table-cell table:style-name="ce44" office:value-type="float" office:value="6272.83914" calcext:value-type="float">
            <text:p><text:s/>6,273 <text:s/></text:p>
          </table:table-cell>
          <table:table-cell table:style-name="ce44" office:value-type="float" office:value="633034.59053394" calcext:value-type="float">
            <text:p><text:s/>633,035 <text:s/></text:p>
          </table:table-cell>
          <table:table-cell table:style-name="ce44" office:value-type="float" office:value="158219.65756" calcext:value-type="float">
            <text:p><text:s/>158,220 <text:s/></text:p>
          </table:table-cell>
          <table:table-cell table:style-name="ce44"/>
          <table:table-cell table:style-name="ce13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 table:number-columns-repeated="5"/>
          <table:table-cell table:style-name="ce44" office:value-type="float" office:value="-112647.42047384" calcext:value-type="float">
            <text:p><text:s/>-112,647 <text:s/></text:p>
          </table:table-cell>
          <table:table-cell table:style-name="ce13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office:value-type="float" office:value="6725498.078582" calcext:value-type="float">
            <text:p><text:s/>6,725,498 <text:s/></text:p>
          </table:table-cell>
          <table:table-cell table:style-name="ce43" office:value-type="float" office:value="533459.007318" calcext:value-type="float">
            <text:p><text:s/>533,459 <text:s/></text:p>
          </table:table-cell>
          <table:table-cell table:style-name="ce43" office:value-type="float" office:value="6272.83914" calcext:value-type="float">
            <text:p><text:s/>6,273 <text:s/></text:p>
          </table:table-cell>
          <table:table-cell table:style-name="ce43" office:value-type="float" office:value="633034.59053394" calcext:value-type="float">
            <text:p><text:s/>633,035 <text:s/></text:p>
          </table:table-cell>
          <table:table-cell table:style-name="ce43" office:value-type="float" office:value="158219.65756" calcext:value-type="float">
            <text:p><text:s/>158,220 <text:s/></text:p>
          </table:table-cell>
          <table:table-cell table:style-name="ce43"/>
          <table:table-cell table:style-name="ce13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6725498.078582" calcext:value-type="float">
            <text:p><text:s/>6,725,498 <text:s/></text:p>
          </table:table-cell>
          <table:table-cell table:style-name="ce43" office:value-type="float" office:value="533369.52406" calcext:value-type="float">
            <text:p><text:s/>533,370 <text:s/></text:p>
          </table:table-cell>
          <table:table-cell table:style-name="ce43"/>
          <table:table-cell table:style-name="ce43" office:value-type="float" office:value="92555.95189594" calcext:value-type="float">
            <text:p><text:s/>92,556 <text:s/></text:p>
          </table:table-cell>
          <table:table-cell table:style-name="ce43" office:value-type="float" office:value="152555.725596" calcext:value-type="float">
            <text:p><text:s/>152,556 <text:s/></text:p>
          </table:table-cell>
          <table:table-cell table:style-name="ce43"/>
          <table:table-cell table:style-name="ce13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/>
          <table:table-cell table:style-name="ce43" office:value-type="float" office:value="89.483258" calcext:value-type="float">
            <text:p><text:s/>89 <text:s/></text:p>
          </table:table-cell>
          <table:table-cell table:style-name="ce43" office:value-type="float" office:value="6272.83914" calcext:value-type="float">
            <text:p><text:s/>6,273 <text:s/></text:p>
          </table:table-cell>
          <table:table-cell table:style-name="ce43" office:value-type="float" office:value="540478.638638" calcext:value-type="float">
            <text:p><text:s/>540,479 <text:s/></text:p>
          </table:table-cell>
          <table:table-cell table:style-name="ce43" office:value-type="float" office:value="5663.931964" calcext:value-type="float">
            <text:p><text:s/>5,664 <text:s/></text:p>
          </table:table-cell>
          <table:table-cell table:style-name="ce43"/>
          <table:table-cell table:style-name="ce13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/>
          <table:table-cell table:style-name="ce43" office:value-type="float" office:value="254001" calcext:value-type="float">
            <text:p><text:s/>254,001 <text:s/></text:p>
          </table:table-cell>
          <table:table-cell table:style-name="ce43" table:number-columns-repeated="3"/>
          <table:table-cell table:style-name="ce43" office:value-type="float" office:value="23037646.2161719" calcext:value-type="float">
            <text:p><text:s/>23,037,646 <text:s/></text:p>
          </table:table-cell>
          <table:table-cell table:style-name="ce13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/>
          <table:table-cell table:style-name="ce43" office:value-type="float" office:value="254001" calcext:value-type="float">
            <text:p><text:s/>254,001 <text:s/></text:p>
          </table:table-cell>
          <table:table-cell table:style-name="ce43" table:number-columns-repeated="3"/>
          <table:table-cell table:style-name="ce43" office:value-type="float" office:value="23037646.2161719" calcext:value-type="float">
            <text:p><text:s/>23,037,646 <text:s/></text:p>
          </table:table-cell>
          <table:table-cell table:style-name="ce13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 table:number-columns-repeated="5"/>
          <table:table-cell table:style-name="ce43" office:value-type="float" office:value="1497968.70691316" calcext:value-type="float">
            <text:p><text:s/>1,497,969 <text:s/></text:p>
          </table:table-cell>
          <table:table-cell table:style-name="ce13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5"/>
          <table:table-cell table:style-name="ce43" office:value-type="float" office:value="3047.604618" calcext:value-type="float">
            <text:p><text:s/>3,048 <text:s/></text:p>
          </table:table-cell>
          <table:table-cell table:style-name="ce13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 table:number-columns-repeated="5"/>
          <table:table-cell table:style-name="ce43" office:value-type="float" office:value="184712.94000938" calcext:value-type="float">
            <text:p><text:s/>184,713 <text:s/></text:p>
          </table:table-cell>
          <table:table-cell table:style-name="ce13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3" table:number-columns-repeated="5"/>
          <table:table-cell table:style-name="ce43" office:value-type="float" office:value="802128.75334178" calcext:value-type="float">
            <text:p><text:s/>802,129 <text:s/></text:p>
          </table:table-cell>
          <table:table-cell table:style-name="ce13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5"/>
          <table:table-cell table:style-name="ce43" office:value-type="float" office:value="316493.674" calcext:value-type="float">
            <text:p><text:s/>316,494 <text:s/></text:p>
          </table:table-cell>
          <table:table-cell table:style-name="ce13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table:number-columns-repeated="5"/>
          <table:table-cell table:style-name="ce43" office:value-type="float" office:value="155963.804202" calcext:value-type="float">
            <text:p><text:s/>155,964 <text:s/></text:p>
          </table:table-cell>
          <table:table-cell table:style-name="ce13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table:number-columns-repeated="5"/>
          <table:table-cell table:style-name="ce44" office:value-type="float" office:value="35621.930742" calcext:value-type="float">
            <text:p><text:s/>35,622 <text:s/></text:p>
          </table:table-cell>
          <table:table-cell table:style-name="ce13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table:number-columns-repeated="5"/>
          <table:table-cell table:style-name="ce45" office:value-type="float" office:value="738644.580162" calcext:value-type="float">
            <text:p><text:s/>738,645 <text:s/></text:p>
          </table:table-cell>
          <table:table-cell table:style-name="ce13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table:number-columns-repeated="5"/>
          <table:table-cell table:style-name="ce45" office:value-type="float" office:value="20913680.3495706" calcext:value-type="float">
            <text:p><text:s/>20,913,680 <text:s/></text:p>
          </table:table-cell>
          <table:table-cell table:style-name="ce13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table:number-columns-repeated="5"/>
          <table:table-cell table:style-name="ce45" office:value-type="float" office:value="20913680.3495706" calcext:value-type="float">
            <text:p><text:s/>20,913,680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 table:number-columns-repeated="5"/>
          <table:table-cell table:style-name="ce43" office:value-type="float" office:value="12722332.90229" calcext:value-type="float">
            <text:p><text:s/>12,722,333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table:number-columns-repeated="5"/>
          <table:table-cell table:style-name="ce43" office:value-type="float" office:value="20758.124096" calcext:value-type="float">
            <text:p><text:s/>20,758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 table:number-columns-repeated="5"/>
          <table:table-cell table:style-name="ce43" office:value-type="float" office:value="359130.285816" calcext:value-type="float">
            <text:p><text:s/>359,130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 table:number-columns-repeated="5"/>
          <table:table-cell table:style-name="ce43" office:value-type="float" office:value="413484.224342" calcext:value-type="float">
            <text:p><text:s/>413,484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 table:number-columns-repeated="5"/>
          <table:table-cell table:style-name="ce43" office:value-type="float" office:value="12552.314642" calcext:value-type="float">
            <text:p><text:s/>12,552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table:number-columns-repeated="5"/>
          <table:table-cell table:style-name="ce43" office:value-type="float" office:value="32075.22865" calcext:value-type="float">
            <text:p><text:s/>32,075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 table:number-columns-repeated="5"/>
          <table:table-cell table:style-name="ce43" office:value-type="float" office:value="292958.512638" calcext:value-type="float">
            <text:p><text:s/>292,959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table:number-columns-repeated="5"/>
          <table:table-cell table:style-name="ce43" office:value-type="float" office:value="43031.797984" calcext:value-type="float">
            <text:p><text:s/>43,032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 table:number-columns-repeated="5"/>
          <table:table-cell table:style-name="ce43" office:value-type="float" office:value="2645547.571332" calcext:value-type="float">
            <text:p><text:s/>2,645,548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 table:number-columns-repeated="5"/>
          <table:table-cell table:style-name="ce43" office:value-type="float" office:value="1946996.891296" calcext:value-type="float">
            <text:p><text:s/>1,946,997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 table:number-columns-repeated="5"/>
          <table:table-cell table:style-name="ce46" office:value-type="float" office:value="498474.668278" calcext:value-type="float">
            <text:p>( 498,475 <text:s/>)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 table:number-columns-repeated="5"/>
          <table:table-cell table:style-name="ce46" office:value-type="float" office:value="1435282.330292" calcext:value-type="float">
            <text:p>( 1,435,282 <text:s/>)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5"/>
          <table:table-cell table:style-name="ce46" office:value-type="float" office:value="13239.892726" calcext:value-type="float">
            <text:p>( 13,240 <text:s/>)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 table:number-columns-repeated="5"/>
          <table:table-cell table:style-name="ce43" office:value-type="float" office:value="305636.622318" calcext:value-type="float">
            <text:p><text:s/>305,637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 table:number-columns-repeated="5"/>
          <table:table-cell table:style-name="ce43" office:value-type="float" office:value="277493.625848" calcext:value-type="float">
            <text:p><text:s/>277,494 <text:s/></text:p>
          </table:table-cell>
          <table:table-cell table:style-name="ce13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 table:number-columns-repeated="5"/>
          <table:table-cell table:style-name="ce47" office:value-type="float" office:value="115420.43187" calcext:value-type="float">
            <text:p><text:s/>115,420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 table:number-columns-repeated="5"/>
          <table:table-cell table:style-name="ce43" office:value-type="float" office:value="105118.27902" calcext:value-type="float">
            <text:p><text:s/>105,118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table:number-columns-repeated="5"/>
          <table:table-cell table:style-name="ce43" office:value-type="float" office:value="83747.008464" calcext:value-type="float">
            <text:p><text:s/>83,747 <text:s/></text:p>
          </table:table-cell>
          <table:table-cell table:style-name="ce13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 table:number-columns-repeated="5"/>
          <table:table-cell table:style-name="ce47" office:value-type="float" office:value="456649.996824" calcext:value-type="float">
            <text:p><text:s/>456,650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table:number-columns-repeated="5"/>
          <table:table-cell table:style-name="ce43" office:value-type="float" office:value="456807.256252" calcext:value-type="float">
            <text:p><text:s/>456,807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table:number-columns-repeated="5"/>
          <table:table-cell table:style-name="ce43" office:value-type="float" office:value="150398.246692" calcext:value-type="float">
            <text:p><text:s/>150,398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table:number-columns-repeated="5"/>
          <table:table-cell table:style-name="ce43" office:value-type="float" office:value="306409.00956" calcext:value-type="float">
            <text:p><text:s/>306,409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table:number-columns-repeated="5"/>
          <table:table-cell table:style-name="ce46" office:value-type="float" office:value="31533.241342" calcext:value-type="float">
            <text:p>( 31,533 <text:s/>)</text:p>
          </table:table-cell>
          <table:table-cell table:style-name="ce13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table:number-columns-repeated="5"/>
          <table:table-cell table:style-name="ce48" office:value-type="float" office:value="228884.891608" calcext:value-type="float">
            <text:p>( 228,885 <text:s/>)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 table:number-columns-repeated="5"/>
          <table:table-cell table:style-name="ce43" office:value-type="float" office:value="1557414.207494" calcext:value-type="float">
            <text:p><text:s/>1,557,414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 table:number-columns-repeated="5"/>
          <table:table-cell table:style-name="ce43" office:value-type="float" office:value="1361390.52468" calcext:value-type="float">
            <text:p><text:s/>1,361,391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 table:number-columns-repeated="5"/>
          <table:table-cell table:style-name="ce43" office:value-type="float" office:value="196023.682814" calcext:value-type="float">
            <text:p><text:s/>196,024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 table:number-columns-repeated="5"/>
          <table:table-cell table:style-name="ce46" office:value-type="float" office:value="73787.261432" calcext:value-type="float">
            <text:p>( 73,787 <text:s/>)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 table:number-columns-repeated="5"/>
          <table:table-cell table:style-name="ce43" office:value-type="float" office:value="602122.94431" calcext:value-type="float">
            <text:p><text:s/>602,123 <text:s/></text:p>
          </table:table-cell>
          <table:table-cell table:style-name="ce13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table:number-columns-repeated="5"/>
          <table:table-cell table:style-name="ce47" office:value-type="float" office:value="235089.47272" calcext:value-type="float">
            <text:p><text:s/>235,089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 table:number-columns-repeated="5"/>
          <table:table-cell table:style-name="ce43" office:value-type="float" office:value="4727687.125804" calcext:value-type="float">
            <text:p><text:s/>4,727,687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 table:number-columns-repeated="5"/>
          <table:table-cell table:style-name="ce46" office:value-type="float" office:value="4356759.550478" calcext:value-type="float">
            <text:p>( 4,356,760 <text:s/>)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table:number-columns-repeated="5"/>
          <table:table-cell table:style-name="ce43" office:value-type="float" office:value="196620.680624" calcext:value-type="float">
            <text:p><text:s/>196,621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table:number-columns-repeated="5"/>
          <table:table-cell table:style-name="ce43" office:value-type="float" office:value="88531.96212" calcext:value-type="float">
            <text:p><text:s/>88,532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 table:number-columns-repeated="5"/>
          <table:table-cell table:style-name="ce43" office:value-type="float" office:value="98388.113466" calcext:value-type="float">
            <text:p><text:s/>98,388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table:number-columns-repeated="5"/>
          <table:table-cell table:style-name="ce43" office:value-type="float" office:value="203737.62963" calcext:value-type="float">
            <text:p><text:s/>203,738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table:number-columns-repeated="5"/>
          <table:table-cell table:style-name="ce43" office:value-type="float" office:value="90880.166062" calcext:value-type="float">
            <text:p><text:s/>90,880 <text:s/></text:p>
          </table:table-cell>
          <table:table-cell table:style-name="ce13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table:number-columns-repeated="5"/>
          <table:table-cell table:style-name="ce43" office:value-type="float" office:value="111848.59268062" calcext:value-type="float">
            <text:p><text:s/>111,849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5"/>
          <table:table-cell table:style-name="ce43" office:value-type="float" office:value="109495.959466" calcext:value-type="float">
            <text:p><text:s/>109,496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5"/>
          <table:table-cell table:style-name="ce43" office:value-type="float" office:value="2352.63321462" calcext:value-type="float">
            <text:p><text:s/>2,353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table:number-columns-repeated="5"/>
          <table:table-cell table:style-name="ce43" office:value-type="float" office:value="262327.15278" calcext:value-type="float">
            <text:p><text:s/>262,327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table:number-columns-repeated="5"/>
          <table:table-cell table:style-name="ce43" office:value-type="float" office:value="181395.441864" calcext:value-type="float">
            <text:p><text:s/>181,395 <text:s/></text:p>
          </table:table-cell>
          <table:table-cell table:style-name="ce13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table:number-columns-repeated="5"/>
          <table:table-cell table:style-name="ce44" office:value-type="float" office:value="80931.710916" calcext:value-type="float">
            <text:p><text:s/>80,932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table:number-columns-repeated="5"/>
          <table:table-cell table:style-name="ce43" office:value-type="float" office:value="3611315.54836" calcext:value-type="float">
            <text:p><text:s/>3,611,316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table:number-columns-repeated="5"/>
          <table:table-cell table:style-name="ce43" office:value-type="float" office:value="882347.26684" calcext:value-type="float">
            <text:p><text:s/>882,347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table:number-columns-repeated="5"/>
          <table:table-cell table:style-name="ce43" office:value-type="float" office:value="550779.947054" calcext:value-type="float">
            <text:p><text:s/>550,780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table:number-columns-repeated="5"/>
          <table:table-cell table:style-name="ce43" office:value-type="float" office:value="161811.442228" calcext:value-type="float">
            <text:p><text:s/>161,811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3" table:number-columns-repeated="5"/>
          <table:table-cell table:style-name="ce43" office:value-type="float" office:value="98759.341668" calcext:value-type="float">
            <text:p><text:s/>98,759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3" table:number-columns-repeated="5"/>
          <table:table-cell table:style-name="ce43" office:value-type="float" office:value="204258.478482" calcext:value-type="float">
            <text:p><text:s/>204,258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table:number-columns-repeated="5"/>
          <table:table-cell table:style-name="ce43" office:value-type="float" office:value="178728.03499" calcext:value-type="float">
            <text:p><text:s/>178,728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table:number-columns-repeated="5"/>
          <table:table-cell table:style-name="ce43" office:value-type="float" office:value="137473.030632" calcext:value-type="float">
            <text:p><text:s/>137,473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 table:number-columns-repeated="5"/>
          <table:table-cell table:style-name="ce43" office:value-type="float" office:value="712017.787342" calcext:value-type="float">
            <text:p><text:s/>712,018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table:number-columns-repeated="5"/>
          <table:table-cell table:style-name="ce43" office:value-type="float" office:value="363185.15348" calcext:value-type="float">
            <text:p><text:s/>363,185 <text:s/></text:p>
          </table:table-cell>
          <table:table-cell table:style-name="ce13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 table:number-columns-repeated="5"/>
          <table:table-cell table:style-name="ce44" office:value-type="float" office:value="321955.065644" calcext:value-type="float">
            <text:p><text:s/>321,955 <text:s/></text:p>
          </table:table-cell>
          <table:table-cell table:style-name="ce13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table:number-columns-repeated="5"/>
          <table:table-cell table:style-name="ce45" office:value-type="float" office:value="4205856.15346" calcext:value-type="float">
            <text:p><text:s/>4,205,856 <text:s/></text:p>
          </table:table-cell>
          <table:table-cell table:style-name="ce13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6"/>
          <table:table-cell table:style-name="ce13" table:number-columns-repeated="1015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office:value-type="float" office:value="25807743.97" calcext:value-type="float">
            <text:p><text:s/>25,807,744 <text:s/></text:p>
          </table:table-cell>
          <table:table-cell table:style-name="ce43" office:value-type="float" office:value="6203011.713" calcext:value-type="float">
            <text:p><text:s/>6,203,012 <text:s/></text:p>
          </table:table-cell>
          <table:table-cell table:style-name="ce43" office:value-type="float" office:value="7293.999" calcext:value-type="float">
            <text:p><text:s/>7,294 <text:s/></text:p>
          </table:table-cell>
          <table:table-cell table:style-name="ce43" office:value-type="float" office:value="7360867.33179" calcext:value-type="float">
            <text:p><text:s/>7,360,867 <text:s/></text:p>
          </table:table-cell>
          <table:table-cell table:style-name="ce43" office:value-type="float" office:value="1839763.46" calcext:value-type="float">
            <text:p><text:s/>1,839,763 <text:s/></text:p>
          </table:table-cell>
          <table:table-cell table:style-name="ce43"/>
          <table:table-cell table:style-name="ce13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office:value-type="float" office:value="25807743.97" calcext:value-type="float">
            <text:p><text:s/>25,807,744 <text:s/></text:p>
          </table:table-cell>
          <table:table-cell table:style-name="ce43" office:value-type="float" office:value="6201971.21" calcext:value-type="float">
            <text:p><text:s/>6,201,971 <text:s/></text:p>
          </table:table-cell>
          <table:table-cell table:style-name="ce43"/>
          <table:table-cell table:style-name="ce43" office:value-type="float" office:value="1076231.99879" calcext:value-type="float">
            <text:p><text:s/>1,076,232 <text:s/></text:p>
          </table:table-cell>
          <table:table-cell table:style-name="ce43" office:value-type="float" office:value="1773903.786" calcext:value-type="float">
            <text:p><text:s/>1,773,904 <text:s/></text:p>
          </table:table-cell>
          <table:table-cell table:style-name="ce43"/>
          <table:table-cell table:style-name="ce13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/>
          <table:table-cell table:style-name="ce43" office:value-type="float" office:value="1040.503" calcext:value-type="float">
            <text:p><text:s/>1,041 <text:s/></text:p>
          </table:table-cell>
          <table:table-cell table:style-name="ce43" office:value-type="float" office:value="7293.999" calcext:value-type="float">
            <text:p><text:s/>7,294 <text:s/></text:p>
          </table:table-cell>
          <table:table-cell table:style-name="ce43" office:value-type="float" office:value="6284635.333" calcext:value-type="float">
            <text:p><text:s/>6,284,635 <text:s/></text:p>
          </table:table-cell>
          <table:table-cell table:style-name="ce43" office:value-type="float" office:value="65859.674" calcext:value-type="float">
            <text:p><text:s/>65,860 <text:s/></text:p>
          </table:table-cell>
          <table:table-cell table:style-name="ce43"/>
          <table:table-cell table:style-name="ce13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table:number-columns-repeated="6"/>
          <table:table-cell table:style-name="ce13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table:number-columns-repeated="6"/>
          <table:table-cell table:style-name="ce13" table:number-columns-repeated="1015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12"/>
          <table:table-cell table:style-name="ce53" table:number-columns-repeated="1015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12"/>
          <table:table-cell table:style-name="ce53" table:number-columns-repeated="1015"/>
        </table:table-row>
        <table:table-row table:style-name="ro5">
          <table:table-cell table:style-name="ce12" table:number-columns-spanned="9" table:number-rows-spanned="1"/>
          <table:covered-table-cell table:number-columns-repeated="8" table:style-name="ce12"/>
          <table:table-cell table:style-name="ce53" table:number-columns-repeated="1015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7"/>
          <table:table-cell table:style-name="ce37" table:number-columns-repeated="1015"/>
        </table:table-row>
        <table:table-row table:style-name="ro6">
          <table:table-cell table:style-name="ce13"/>
          <table:table-cell table:style-name="ce4"/>
          <table:table-cell table:style-name="ce13" table:number-columns-repeated="7"/>
          <table:table-cell table:style-name="ce37" table:number-columns-repeated="1015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22"/>
        </table:table-row>
        <table:table-row table:style-name="ro7" table:number-rows-repeated="104835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6.$A$1:.$AMJ$7" table:range-usable-as="repeat-column repeat-row"/>
        </table:named-expressions>
      </table:table>
      <table:table table:name="Page7" table:style-name="ta7">
        <table:table-column table:style-name="co1" table:default-cell-style-name="ce15"/>
        <table:table-column table:style-name="co2" table:default-cell-style-name="ce25"/>
        <table:table-column table:style-name="co3" table:default-cell-style-name="ce15"/>
        <table:table-column table:style-name="co17" table:number-columns-repeated="4" table:default-cell-style-name="ce15"/>
        <table:table-column table:style-name="co18" table:default-cell-style-name="ce15"/>
        <table:table-column table:style-name="co6" table:default-cell-style-name="ce15"/>
        <table:table-column table:style-name="co2" table:default-cell-style-name="ce15"/>
        <table:table-column table:style-name="co9" table:number-columns-repeated="247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6-5 能源平衡表－OECD能源統計格式（公噸油當量單位）</text:p>
            </table:table-cell>
            <table:covered-table-cell table:number-columns-repeated="7" table:style-name="ce16"/>
            <table:table-cell table:number-columns-repeated="1016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 110 年 1 - 11 月</text:p>
            </table:table-cell>
            <table:covered-table-cell table:number-columns-repeated="2" table:style-name="ce2"/>
            <table:table-cell table:style-name="ce56" table:number-columns-repeated="4"/>
            <table:table-cell table:style-name="ce50" office:value-type="string" calcext:value-type="string">
              <text:p><text:span text:style-name="T3">(</text:span><text:span text:style-name="T4">單位：公噸油當量</text:span><text:span text:style-name="T5"> / 10</text:span><text:span text:style-name="T6">7</text:span><text:span text:style-name="T7">千卡)</text:span></text:p>
            </table:table-cell>
            <table:table-cell table:style-name="ce37" table:number-columns-repeated="1016"/>
          </table:table-row>
          <table:table-row table:style-name="ro3">
            <table:table-cell table:style-name="ce3" office:value-type="string" calcext:value-type="string" table:number-columns-spanned="3" table:number-rows-spanned="5">
              <text:p><text:s text:c="3"/>項 <text:s text:c="13"/>目</text:p>
            </table:table-cell>
            <table:covered-table-cell table:style-name="ce17"/>
            <table:covered-table-cell table:style-name="ce26"/>
            <table:table-cell table:style-name="ce62" office:value-type="float" office:value="52" calcext:value-type="float">
              <text:p>52</text:p>
            </table:table-cell>
            <table:table-cell table:style-name="ce62" office:value-type="float" office:value="53" calcext:value-type="float">
              <text:p>53</text:p>
            </table:table-cell>
            <table:table-cell table:style-name="ce64" office:value-type="float" office:value="54" calcext:value-type="float">
              <text:p>54</text:p>
            </table:table-cell>
            <table:table-cell table:style-name="ce64"/>
            <table:table-cell table:style-name="ce72"/>
            <table:table-cell table:style-name="ce52" table:number-columns-repeated="1016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60" office:value-type="string" calcext:value-type="string">
              <text:p>太陽熱能</text:p>
            </table:table-cell>
            <table:table-cell table:style-name="ce60" office:value-type="string" calcext:value-type="string">
              <text:p>熱能</text:p>
            </table:table-cell>
            <table:table-cell table:style-name="ce65" office:value-type="string" calcext:value-type="string">
              <text:p>總計</text:p>
            </table:table-cell>
            <table:table-cell table:style-name="ce65" table:number-columns-repeated="2"/>
            <table:table-cell table:style-name="ce52" table:number-columns-repeated="1016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63" table:number-columns-repeated="2"/>
            <table:table-cell table:style-name="ce66" table:number-columns-repeated="3"/>
            <table:table-cell table:style-name="ce52" table:number-columns-repeated="1016"/>
          </table:table-row>
          <table:table-row table:style-name="ro3">
            <table:covered-table-cell table:number-columns-repeated="2" table:style-name="ce4"/>
            <table:covered-table-cell table:style-name="ce27"/>
            <table:table-cell table:style-name="ce55" table:number-columns-repeated="2"/>
            <table:table-cell table:style-name="ce67" office:value-type="string" calcext:value-type="string">
              <text:p>C1+C13+C37+C40</text:p>
            </table:table-cell>
            <table:table-cell table:style-name="ce67"/>
            <table:table-cell table:style-name="ce66"/>
            <table:table-cell table:style-name="ce52" table:number-columns-repeated="1016"/>
          </table:table-row>
          <table:table-row table:style-name="ro3">
            <table:covered-table-cell table:number-columns-repeated="2" table:style-name="ce5"/>
            <table:covered-table-cell table:style-name="ce28"/>
            <table:table-cell table:style-name="ce41" table:number-columns-repeated="2"/>
            <table:table-cell table:style-name="ce68" office:value-type="string" calcext:value-type="string">
              <text:p>+C46 ~ C53</text:p>
            </table:table-cell>
            <table:table-cell table:style-name="ce68"/>
            <table:table-cell table:style-name="ce73"/>
            <table:table-cell table:style-name="ce52" table:number-columns-repeated="1016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29" office:value-type="string" calcext:value-type="string">
            <text:p>自產</text:p>
          </table:table-cell>
          <table:table-cell table:style-name="ce42" office:value-type="float" office:value="82738.8" calcext:value-type="float">
            <text:p><text:s/>82,739 <text:s/></text:p>
          </table:table-cell>
          <table:table-cell table:style-name="ce42"/>
          <table:table-cell table:style-name="ce42" office:value-type="float" office:value="2697377.38718987" calcext:value-type="float">
            <text:p><text:s/>2,697,377 <text:s/></text:p>
          </table:table-cell>
          <table:table-cell table:style-name="ce42"/>
          <table:table-cell table:style-name="ce74"/>
          <table:table-cell table:style-name="ce37" table:number-columns-repeated="1016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+</text:p>
          </table:table-cell>
          <table:table-cell table:style-name="ce30" office:value-type="string" calcext:value-type="string">
            <text:p>進口</text:p>
          </table:table-cell>
          <table:table-cell table:style-name="ce43" table:number-columns-repeated="2"/>
          <table:table-cell table:style-name="ce43" office:value-type="float" office:value="117038165.894223" calcext:value-type="float">
            <text:p><text:s/>117,038,166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出口</text:p>
          </table:table-cell>
          <table:table-cell table:style-name="ce43" table:number-columns-repeated="2"/>
          <table:table-cell table:style-name="ce43" office:value-type="float" office:value="13131546.9653868" calcext:value-type="float">
            <text:p><text:s/>13,131,547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海運</text:p>
          </table:table-cell>
          <table:table-cell table:style-name="ce43" table:number-columns-repeated="2"/>
          <table:table-cell table:style-name="ce43" office:value-type="float" office:value="1346786.68488" calcext:value-type="float">
            <text:p><text:s/>1,346,787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string" calcext:value-type="string">
            <text:p>國際航空</text:p>
          </table:table-cell>
          <table:table-cell table:style-name="ce43" table:number-columns-repeated="2"/>
          <table:table-cell table:style-name="ce43" office:value-type="float" office:value="1662250.8328" calcext:value-type="float">
            <text:p><text:s/>1,662,251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存貨變動</text:p>
          </table:table-cell>
          <table:table-cell table:style-name="ce43" table:number-columns-repeated="2"/>
          <table:table-cell table:style-name="ce43" office:value-type="float" office:value="1278274.02246238" calcext:value-type="float">
            <text:p><text:s/>1,278,274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初級能源總供給</text:p>
          </table:table-cell>
          <table:table-cell table:style-name="ce44" office:value-type="float" office:value="82738.8" calcext:value-type="float">
            <text:p><text:s/>82,739 <text:s/></text:p>
          </table:table-cell>
          <table:table-cell table:style-name="ce44"/>
          <table:table-cell table:style-name="ce44" office:value-type="float" office:value="102316684.775883" calcext:value-type="float">
            <text:p><text:s/>102,316,685 <text:s/></text:p>
          </table:table-cell>
          <table:table-cell table:style-name="ce44"/>
          <table:table-cell table:style-name="ce71"/>
          <table:table-cell table:style-name="ce13" table:number-columns-repeated="1016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產品間轉換(轉出)</text:p>
          </table:table-cell>
          <table:table-cell table:style-name="ce43" table:number-columns-repeated="2"/>
          <table:table-cell table:style-name="ce43" office:value-type="float" office:value="24990427.4284679" calcext:value-type="float">
            <text:p><text:s/>24,990,427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統計差異</text:p>
          </table:table-cell>
          <table:table-cell table:style-name="ce44" table:number-columns-repeated="2"/>
          <table:table-cell table:style-name="ce44" office:value-type="float" office:value="174294.474516836" calcext:value-type="float">
            <text:p><text:s/>174,294 <text:s/></text:p>
          </table:table-cell>
          <table:table-cell table:style-name="ce44"/>
          <table:table-cell table:style-name="ce71"/>
          <table:table-cell table:style-name="ce13" table:number-columns-repeated="1016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轉變投入</text:p>
          </table:table-cell>
          <table:table-cell table:style-name="ce43" table:number-columns-repeated="2"/>
          <table:table-cell table:style-name="ce43" office:value-type="float" office:value="100584343.142617" calcext:value-type="float">
            <text:p><text:s/>100,584,343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2"/>
          <table:table-cell table:style-name="ce43" office:value-type="float" office:value="5333479.9872846" calcext:value-type="float">
            <text:p><text:s/>5,333,480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<text:s text:c="4"/>高爐工場</text:p>
          </table:table-cell>
          <table:table-cell table:style-name="ce43" table:number-columns-repeated="2"/>
          <table:table-cell table:style-name="ce43" office:value-type="float" office:value="4663265.32882" calcext:value-type="float">
            <text:p><text:s/>4,663,265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<text:s text:c="4"/>煉油廠 <text:s text:c="5"/></text:p>
          </table:table-cell>
          <table:table-cell table:style-name="ce43" table:number-columns-repeated="2"/>
          <table:table-cell table:style-name="ce43" office:value-type="float" office:value="36895088.0576466" calcext:value-type="float">
            <text:p><text:s/>36,895,088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<text:s text:c="4"/>石化工廠</text:p>
          </table:table-cell>
          <table:table-cell table:style-name="ce43" table:number-columns-repeated="4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table:number-columns-repeated="2"/>
          <table:table-cell table:style-name="ce43" office:value-type="float" office:value="43143109.3210339" calcext:value-type="float">
            <text:p><text:s/>43,143,109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<text:s text:c="4"/>自用發電廠 <text:s/></text:p>
          </table:table-cell>
          <table:table-cell table:style-name="ce43" table:number-columns-repeated="2"/>
          <table:table-cell table:style-name="ce43" office:value-type="float" office:value="898034.206170413" calcext:value-type="float">
            <text:p><text:s/>898,034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2"/>
          <table:table-cell table:style-name="ce43" office:value-type="float" office:value="440044.55938" calcext:value-type="float">
            <text:p><text:s/>440,045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0"/>
          <table:table-cell table:style-name="ce32" office:value-type="string" calcext:value-type="string">
            <text:p><text:s text:c="4"/>自用汽電共生廠</text:p>
          </table:table-cell>
          <table:table-cell table:style-name="ce44" table:number-columns-repeated="2"/>
          <table:table-cell table:style-name="ce44" office:value-type="float" office:value="9211321.6822812" calcext:value-type="float">
            <text:p><text:s/>9,211,322 <text:s/></text:p>
          </table:table-cell>
          <table:table-cell table:style-name="ce44"/>
          <table:table-cell table:style-name="ce71"/>
          <table:table-cell table:style-name="ce13" table:number-columns-repeated="1016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+</text:p>
          </table:table-cell>
          <table:table-cell table:style-name="ce31" office:value-type="string" calcext:value-type="string">
            <text:p>轉變產出合計</text:p>
          </table:table-cell>
          <table:table-cell table:style-name="ce43"/>
          <table:table-cell table:style-name="ce43" office:value-type="float" office:value="2196162.7438868" calcext:value-type="float">
            <text:p><text:s/>2,196,163 <text:s/></text:p>
          </table:table-cell>
          <table:table-cell table:style-name="ce43" office:value-type="float" office:value="97910915.9783424" calcext:value-type="float">
            <text:p><text:s/>97,910,916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<text:s text:c="4"/>轉變產出</text:p>
          </table:table-cell>
          <table:table-cell table:style-name="ce43"/>
          <table:table-cell table:style-name="ce43" office:value-type="float" office:value="2196162.7438868" calcext:value-type="float">
            <text:p><text:s/>2,196,163 <text:s/></text:p>
          </table:table-cell>
          <table:table-cell table:style-name="ce43" office:value-type="float" office:value="72989780.6084268" calcext:value-type="float">
            <text:p><text:s/>72,989,781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0"/>
          <table:table-cell table:style-name="ce32" office:value-type="string" calcext:value-type="string">
            <text:p><text:s text:c="4"/>產品間轉換(轉入)</text:p>
          </table:table-cell>
          <table:table-cell table:style-name="ce44" table:number-columns-repeated="2"/>
          <table:table-cell table:style-name="ce44" office:value-type="float" office:value="24921135.3699156" calcext:value-type="float">
            <text:p><text:s/>24,921,135 <text:s/></text:p>
          </table:table-cell>
          <table:table-cell table:style-name="ce44"/>
          <table:table-cell table:style-name="ce71"/>
          <table:table-cell table:style-name="ce13" table:number-columns-repeated="1016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能源部門自用</text:p>
          </table:table-cell>
          <table:table-cell table:style-name="ce43"/>
          <table:table-cell table:style-name="ce43" office:value-type="float" office:value="497682.1372146" calcext:value-type="float">
            <text:p><text:s/>497,682 <text:s/></text:p>
          </table:table-cell>
          <table:table-cell table:style-name="ce43" office:value-type="float" office:value="5975893.16904112" calcext:value-type="float">
            <text:p><text:s/>5,975,893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<text:s text:c="4"/>煤礦業</text:p>
          </table:table-cell>
          <table:table-cell table:style-name="ce43" table:number-columns-repeated="4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<text:s text:c="4"/>煉焦工場/煤製品業</text:p>
          </table:table-cell>
          <table:table-cell table:style-name="ce43" table:number-columns-repeated="2"/>
          <table:table-cell table:style-name="ce43" office:value-type="float" office:value="534891.6367725" calcext:value-type="float">
            <text:p><text:s/>534,892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<text:s text:c="4"/>高爐工場 </text:p>
          </table:table-cell>
          <table:table-cell table:style-name="ce43" table:number-columns-repeated="2"/>
          <table:table-cell table:style-name="ce43" office:value-type="float" office:value="545430.2317401" calcext:value-type="float">
            <text:p><text:s/>545,430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9"/>
          <table:table-cell table:style-name="ce31" office:value-type="string" calcext:value-type="string">
            <text:p><text:s text:c="4"/>油氣礦業</text:p>
          </table:table-cell>
          <table:table-cell table:style-name="ce43" table:number-columns-repeated="2"/>
          <table:table-cell table:style-name="ce43" office:value-type="float" office:value="3047.604618" calcext:value-type="float">
            <text:p><text:s/>3,048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9"/>
          <table:table-cell table:style-name="ce31" office:value-type="string" calcext:value-type="string">
            <text:p><text:s text:c="4"/>煉油廠</text:p>
          </table:table-cell>
          <table:table-cell table:style-name="ce43"/>
          <table:table-cell table:style-name="ce43" office:value-type="float" office:value="430830.3860146" calcext:value-type="float">
            <text:p><text:s/>430,830 <text:s/></text:p>
          </table:table-cell>
          <table:table-cell table:style-name="ce43" office:value-type="float" office:value="3513661.24650474" calcext:value-type="float">
            <text:p><text:s/>3,513,661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9"/>
          <table:table-cell table:style-name="ce31" office:value-type="string" calcext:value-type="string">
            <text:p><text:s text:c="4"/>發電廠</text:p>
          </table:table-cell>
          <table:table-cell table:style-name="ce43" table:number-columns-repeated="2"/>
          <table:table-cell table:style-name="ce43" office:value-type="float" office:value="803418.97472178" calcext:value-type="float">
            <text:p><text:s/>803,419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9"/>
          <table:table-cell table:style-name="ce31" office:value-type="string" calcext:value-type="string">
            <text:p><text:s text:c="4"/>抽水用電</text:p>
          </table:table-cell>
          <table:table-cell table:style-name="ce43" table:number-columns-repeated="2"/>
          <table:table-cell table:style-name="ce43" office:value-type="float" office:value="316493.674" calcext:value-type="float">
            <text:p><text:s/>316,494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/>
          <table:table-cell table:style-name="ce43" office:value-type="float" office:value="66851.7512" calcext:value-type="float">
            <text:p><text:s/>66,852 <text:s/></text:p>
          </table:table-cell>
          <table:table-cell table:style-name="ce43" office:value-type="float" office:value="223187.555402" calcext:value-type="float">
            <text:p><text:s/>223,188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0"/>
          <table:table-cell table:style-name="ce32" office:value-type="string" calcext:value-type="string">
            <text:p><text:s text:c="4"/>氣體燃料供應業</text:p>
          </table:table-cell>
          <table:table-cell table:style-name="ce44" table:number-columns-repeated="2"/>
          <table:table-cell table:style-name="ce44" office:value-type="float" office:value="35762.245282" calcext:value-type="float">
            <text:p><text:s/>35,762 <text:s/></text:p>
          </table:table-cell>
          <table:table-cell table:style-name="ce44"/>
          <table:table-cell table:style-name="ce71"/>
          <table:table-cell table:style-name="ce13" table:number-columns-repeated="1016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損耗</text:p>
          </table:table-cell>
          <table:table-cell table:style-name="ce45" table:number-columns-repeated="2"/>
          <table:table-cell table:style-name="ce45" office:value-type="float" office:value="833450.4625381" calcext:value-type="float">
            <text:p><text:s/>833,450 <text:s/></text:p>
          </table:table-cell>
          <table:table-cell table:style-name="ce45"/>
          <table:table-cell table:style-name="ce75"/>
          <table:table-cell table:style-name="ce13" table:number-columns-repeated="1016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1" office:value-type="string" calcext:value-type="string">
            <text:p>=</text:p>
          </table:table-cell>
          <table:table-cell table:style-name="ce33" office:value-type="string" calcext:value-type="string">
            <text:p>最終消費</text:p>
          </table:table-cell>
          <table:table-cell table:style-name="ce45" office:value-type="float" office:value="82738.8" calcext:value-type="float">
            <text:p><text:s/>82,739 <text:s/></text:p>
          </table:table-cell>
          <table:table-cell table:style-name="ce45" office:value-type="float" office:value="1698480.6066722" calcext:value-type="float">
            <text:p><text:s/>1,698,481 <text:s/></text:p>
          </table:table-cell>
          <table:table-cell table:style-name="ce45" office:value-type="float" office:value="67669192.0770451" calcext:value-type="float">
            <text:p><text:s/>67,669,192 <text:s/></text:p>
          </table:table-cell>
          <table:table-cell table:style-name="ce45"/>
          <table:table-cell table:style-name="ce75"/>
          <table:table-cell table:style-name="ce13" table:number-columns-repeated="1016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1"/>
          <table:table-cell table:style-name="ce33" office:value-type="string" calcext:value-type="string">
            <text:p>能源消費</text:p>
          </table:table-cell>
          <table:table-cell table:style-name="ce45" office:value-type="float" office:value="82738.8" calcext:value-type="float">
            <text:p><text:s/>82,739 <text:s/></text:p>
          </table:table-cell>
          <table:table-cell table:style-name="ce45" office:value-type="float" office:value="1698480.6066722" calcext:value-type="float">
            <text:p><text:s/>1,698,481 <text:s/></text:p>
          </table:table-cell>
          <table:table-cell table:style-name="ce45" office:value-type="float" office:value="45465354.2648174" calcext:value-type="float">
            <text:p><text:s/>45,465,354 <text:s/></text:p>
          </table:table-cell>
          <table:table-cell table:style-name="ce45"/>
          <table:table-cell table:style-name="ce75"/>
          <table:table-cell table:style-name="ce13" table:number-columns-repeated="1016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9"/>
          <table:table-cell table:style-name="ce31" office:value-type="string" calcext:value-type="string">
            <text:p><text:s text:c="4"/>工業部門</text:p>
          </table:table-cell>
          <table:table-cell table:style-name="ce43"/>
          <table:table-cell table:style-name="ce43" office:value-type="float" office:value="1698302.4538142" calcext:value-type="float">
            <text:p><text:s/>1,698,302 <text:s/></text:p>
          </table:table-cell>
          <table:table-cell table:style-name="ce43" office:value-type="float" office:value="23742652.8294985" calcext:value-type="float">
            <text:p><text:s/>23,742,653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9"/>
          <table:table-cell table:style-name="ce31" office:value-type="string" calcext:value-type="string">
            <text:p><text:s text:c="8"/>礦業及土石採取業(不含煤、油及氣)</text:p>
          </table:table-cell>
          <table:table-cell table:style-name="ce43" table:number-columns-repeated="2"/>
          <table:table-cell table:style-name="ce43" office:value-type="float" office:value="26814.168720041" calcext:value-type="float">
            <text:p><text:s/>26,814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9"/>
          <table:table-cell table:style-name="ce31" office:value-type="string" calcext:value-type="string">
            <text:p><text:s text:c="8"/>食品飲料及菸草業</text:p>
          </table:table-cell>
          <table:table-cell table:style-name="ce43"/>
          <table:table-cell table:style-name="ce43" office:value-type="float" office:value="19785.41617" calcext:value-type="float">
            <text:p><text:s/>19,785 <text:s/></text:p>
          </table:table-cell>
          <table:table-cell table:style-name="ce43" office:value-type="float" office:value="698735.228233857" calcext:value-type="float">
            <text:p><text:s/>698,735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9"/>
          <table:table-cell table:style-name="ce31" office:value-type="string" calcext:value-type="string">
            <text:p><text:s text:c="8"/>紡織成衣及服飾業</text:p>
          </table:table-cell>
          <table:table-cell table:style-name="ce43"/>
          <table:table-cell table:style-name="ce43" office:value-type="float" office:value="45610.7042508" calcext:value-type="float">
            <text:p><text:s/>45,611 <text:s/></text:p>
          </table:table-cell>
          <table:table-cell table:style-name="ce43" office:value-type="float" office:value="900237.475032938" calcext:value-type="float">
            <text:p><text:s/>900,237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9"/>
          <table:table-cell table:style-name="ce31" office:value-type="string" calcext:value-type="string">
            <text:p><text:s text:c="8"/>皮革及毛皮業</text:p>
          </table:table-cell>
          <table:table-cell table:style-name="ce43"/>
          <table:table-cell table:style-name="ce43" office:value-type="float" office:value="26.078598" calcext:value-type="float">
            <text:p><text:s/>26 <text:s/></text:p>
          </table:table-cell>
          <table:table-cell table:style-name="ce43" office:value-type="float" office:value="26395.848555024" calcext:value-type="float">
            <text:p><text:s/>26,396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9"/>
          <table:table-cell table:style-name="ce31" office:value-type="string" calcext:value-type="string">
            <text:p><text:s text:c="8"/>木竹及家具業</text:p>
          </table:table-cell>
          <table:table-cell table:style-name="ce43" table:number-columns-repeated="2"/>
          <table:table-cell table:style-name="ce43" office:value-type="float" office:value="38706.3731656" calcext:value-type="float">
            <text:p><text:s/>38,706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9"/>
          <table:table-cell table:style-name="ce31" office:value-type="string" calcext:value-type="string">
            <text:p><text:s text:c="8"/>紙漿、紙及紙製品業 <text:s text:c="5"/></text:p>
          </table:table-cell>
          <table:table-cell table:style-name="ce43"/>
          <table:table-cell table:style-name="ce43" office:value-type="float" office:value="4906.584124" calcext:value-type="float">
            <text:p><text:s/>4,907 <text:s/></text:p>
          </table:table-cell>
          <table:table-cell table:style-name="ce43" office:value-type="float" office:value="954390.900145231" calcext:value-type="float">
            <text:p><text:s/>954,391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9"/>
          <table:table-cell table:style-name="ce31" office:value-type="string" calcext:value-type="string">
            <text:p><text:s text:c="8"/>印刷業</text:p>
          </table:table-cell>
          <table:table-cell table:style-name="ce43" table:number-columns-repeated="2"/>
          <table:table-cell table:style-name="ce43" office:value-type="float" office:value="50428.809643153" calcext:value-type="float">
            <text:p><text:s/>50,429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9"/>
          <table:table-cell table:style-name="ce31" office:value-type="string" calcext:value-type="string">
            <text:p><text:s text:c="8"/>化學材料製造業 <text:s/></text:p>
          </table:table-cell>
          <table:table-cell table:style-name="ce43"/>
          <table:table-cell table:style-name="ce43" office:value-type="float" office:value="1522145.8370534" calcext:value-type="float">
            <text:p><text:s/>1,522,146 <text:s/></text:p>
          </table:table-cell>
          <table:table-cell table:style-name="ce43" office:value-type="float" office:value="6958246.96415328" calcext:value-type="float">
            <text:p><text:s/>6,958,247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9"/>
          <table:table-cell table:style-name="ce31" office:value-type="string" calcext:value-type="string">
            <text:p><text:s text:c="12"/>基本化學材料製造業 </text:p>
          </table:table-cell>
          <table:table-cell table:style-name="ce43"/>
          <table:table-cell table:style-name="ce43" office:value-type="float" office:value="1420310.9634974" calcext:value-type="float">
            <text:p><text:s/>1,420,311 <text:s/></text:p>
          </table:table-cell>
          <table:table-cell table:style-name="ce43" office:value-type="float" office:value="5404396.78885756" calcext:value-type="float">
            <text:p><text:s/>5,404,397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9"/>
          <table:table-cell table:style-name="ce31" office:value-type="string" calcext:value-type="string">
            <text:p><text:s text:c="16"/>(基本化學工業)</text:p>
          </table:table-cell>
          <table:table-cell table:style-name="ce46"/>
          <table:table-cell table:style-name="ce46" office:value-type="float" office:value="341169.57693" calcext:value-type="float">
            <text:p>( 341,170 <text:s/>)</text:p>
          </table:table-cell>
          <table:table-cell table:style-name="ce46" office:value-type="float" office:value="1042026.69345523" calcext:value-type="float">
            <text:p>( 1,042,027 <text:s/>)</text:p>
          </table:table-cell>
          <table:table-cell table:style-name="ce46"/>
          <table:table-cell table:style-name="ce76"/>
          <table:table-cell table:style-name="ce13" table:number-columns-repeated="1016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9"/>
          <table:table-cell table:style-name="ce31" office:value-type="string" calcext:value-type="string">
            <text:p><text:s text:c="16"/>(石油化工原料製造業)</text:p>
          </table:table-cell>
          <table:table-cell table:style-name="ce46"/>
          <table:table-cell table:style-name="ce46" office:value-type="float" office:value="1079141.3865674" calcext:value-type="float">
            <text:p>( 1,079,141 <text:s/>)</text:p>
          </table:table-cell>
          <table:table-cell table:style-name="ce46" office:value-type="float" office:value="4343770.39137633" calcext:value-type="float">
            <text:p>( 4,343,770 <text:s/>)</text:p>
          </table:table-cell>
          <table:table-cell table:style-name="ce46"/>
          <table:table-cell table:style-name="ce76"/>
          <table:table-cell table:style-name="ce13" table:number-columns-repeated="1016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9"/>
          <table:table-cell table:style-name="ce34" office:value-type="string" calcext:value-type="string">
            <text:p><text:s text:c="16"/>(肥料製造業)</text:p>
          </table:table-cell>
          <table:table-cell table:style-name="ce46" table:number-columns-repeated="2"/>
          <table:table-cell table:style-name="ce46" office:value-type="float" office:value="18599.704026" calcext:value-type="float">
            <text:p>( 18,600 <text:s/>)</text:p>
          </table:table-cell>
          <table:table-cell table:style-name="ce46"/>
          <table:table-cell table:style-name="ce76"/>
          <table:table-cell table:style-name="ce13" table:number-columns-repeated="1016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9"/>
          <table:table-cell table:style-name="ce34" office:value-type="string" calcext:value-type="string">
            <text:p><text:s text:c="12"/>人造纖維製造業</text:p>
          </table:table-cell>
          <table:table-cell table:style-name="ce43"/>
          <table:table-cell table:style-name="ce43" office:value-type="float" office:value="76051.5314" calcext:value-type="float">
            <text:p><text:s/>76,052 <text:s/></text:p>
          </table:table-cell>
          <table:table-cell table:style-name="ce43" office:value-type="float" office:value="709320.829628379" calcext:value-type="float">
            <text:p><text:s/>709,321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9"/>
          <table:table-cell table:style-name="ce31" office:value-type="string" calcext:value-type="string">
            <text:p><text:s text:c="12"/>樹脂塑膠及橡膠製造業</text:p>
          </table:table-cell>
          <table:table-cell table:style-name="ce43"/>
          <table:table-cell table:style-name="ce43" office:value-type="float" office:value="1092.631956" calcext:value-type="float">
            <text:p><text:s/>1,093 <text:s/></text:p>
          </table:table-cell>
          <table:table-cell table:style-name="ce43" office:value-type="float" office:value="589954.17828073" calcext:value-type="float">
            <text:p><text:s/>589,954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2"/>
          <table:table-cell table:style-name="ce35" office:value-type="string" calcext:value-type="string">
            <text:p><text:s text:c="12"/>其他化學材料製造業</text:p>
          </table:table-cell>
          <table:table-cell table:style-name="ce47"/>
          <table:table-cell table:style-name="ce47" office:value-type="float" office:value="24690.7102" calcext:value-type="float">
            <text:p><text:s/>24,691 <text:s/></text:p>
          </table:table-cell>
          <table:table-cell table:style-name="ce47" office:value-type="float" office:value="254575.167386603" calcext:value-type="float">
            <text:p><text:s/>254,575 <text:s/></text:p>
          </table:table-cell>
          <table:table-cell table:style-name="ce47"/>
          <table:table-cell table:style-name="ce77"/>
          <table:table-cell table:style-name="ce13" table:number-columns-repeated="1016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9"/>
          <table:table-cell table:style-name="ce31" office:value-type="string" calcext:value-type="string">
            <text:p><text:s text:c="8"/>化學製品製造業</text:p>
          </table:table-cell>
          <table:table-cell table:style-name="ce43"/>
          <table:table-cell table:style-name="ce43" office:value-type="float" office:value="12191.803" calcext:value-type="float">
            <text:p><text:s/>12,192 <text:s/></text:p>
          </table:table-cell>
          <table:table-cell table:style-name="ce43" office:value-type="float" office:value="227883.31602608" calcext:value-type="float">
            <text:p><text:s/>227,883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9"/>
          <table:table-cell table:style-name="ce31" office:value-type="string" calcext:value-type="string">
            <text:p><text:s text:c="8"/>橡膠製品製造業</text:p>
          </table:table-cell>
          <table:table-cell table:style-name="ce43" table:number-columns-repeated="2"/>
          <table:table-cell table:style-name="ce43" office:value-type="float" office:value="156320.549239934" calcext:value-type="float">
            <text:p><text:s/>156,321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2"/>
          <table:table-cell table:style-name="ce35" office:value-type="string" calcext:value-type="string">
            <text:p><text:s text:c="8"/>塑膠製品製造業</text:p>
          </table:table-cell>
          <table:table-cell table:style-name="ce47"/>
          <table:table-cell table:style-name="ce47" office:value-type="float" office:value="52796.499782" calcext:value-type="float">
            <text:p><text:s/>52,796 <text:s/></text:p>
          </table:table-cell>
          <table:table-cell table:style-name="ce47" office:value-type="float" office:value="732027.272620753" calcext:value-type="float">
            <text:p><text:s/>732,027 <text:s/></text:p>
          </table:table-cell>
          <table:table-cell table:style-name="ce47"/>
          <table:table-cell table:style-name="ce77"/>
          <table:table-cell table:style-name="ce13" table:number-columns-repeated="1016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9"/>
          <table:table-cell table:style-name="ce31" office:value-type="string" calcext:value-type="string">
            <text:p><text:s text:c="8"/>非金屬礦物製品製造業</text:p>
          </table:table-cell>
          <table:table-cell table:style-name="ce43" table:number-columns-repeated="2"/>
          <table:table-cell table:style-name="ce43" office:value-type="float" office:value="1763441.80022004" calcext:value-type="float">
            <text:p><text:s/>1,763,442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9"/>
          <table:table-cell table:style-name="ce31" office:value-type="string" calcext:value-type="string">
            <text:p><text:s text:c="12"/>水泥及水泥製品業</text:p>
          </table:table-cell>
          <table:table-cell table:style-name="ce43" table:number-columns-repeated="2"/>
          <table:table-cell table:style-name="ce43" office:value-type="float" office:value="1054393.82751544" calcext:value-type="float">
            <text:p><text:s/>1,054,394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9"/>
          <table:table-cell table:style-name="ce31" office:value-type="string" calcext:value-type="string">
            <text:p><text:s text:c="12"/>其他</text:p>
          </table:table-cell>
          <table:table-cell table:style-name="ce43" table:number-columns-repeated="2"/>
          <table:table-cell table:style-name="ce43" office:value-type="float" office:value="709047.972704601" calcext:value-type="float">
            <text:p><text:s/>709,048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9"/>
          <table:table-cell table:style-name="ce31" office:value-type="string" calcext:value-type="string">
            <text:p><text:s text:c="16"/>(陶瓷製品製造業)</text:p>
          </table:table-cell>
          <table:table-cell table:style-name="ce46" table:number-columns-repeated="2"/>
          <table:table-cell table:style-name="ce46" office:value-type="float" office:value="163009.665950607" calcext:value-type="float">
            <text:p>( 163,010 <text:s/>)</text:p>
          </table:table-cell>
          <table:table-cell table:style-name="ce46"/>
          <table:table-cell table:style-name="ce76"/>
          <table:table-cell table:style-name="ce13" table:number-columns-repeated="1016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2"/>
          <table:table-cell table:style-name="ce35" office:value-type="string" calcext:value-type="string">
            <text:p><text:s text:c="16"/>(玻璃及玻璃製品製造業) </text:p>
          </table:table-cell>
          <table:table-cell table:style-name="ce48" table:number-columns-repeated="2"/>
          <table:table-cell table:style-name="ce48" office:value-type="float" office:value="433714.009503994" calcext:value-type="float">
            <text:p>( 433,714 <text:s/>)</text:p>
          </table:table-cell>
          <table:table-cell table:style-name="ce48"/>
          <table:table-cell table:style-name="ce78"/>
          <table:table-cell table:style-name="ce13" table:number-columns-repeated="1016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9"/>
          <table:table-cell table:style-name="ce31" office:value-type="string" calcext:value-type="string">
            <text:p><text:s text:c="8"/>金屬基本工業</text:p>
          </table:table-cell>
          <table:table-cell table:style-name="ce43"/>
          <table:table-cell table:style-name="ce43" office:value-type="float" office:value="8131.136" calcext:value-type="float">
            <text:p><text:s/>8,131 <text:s/></text:p>
          </table:table-cell>
          <table:table-cell table:style-name="ce43" office:value-type="float" office:value="3869739.88776028" calcext:value-type="float">
            <text:p><text:s/>3,869,740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9"/>
          <table:table-cell table:style-name="ce31" office:value-type="string" calcext:value-type="string">
            <text:p><text:s text:c="12"/>鋼鐵基本工業</text:p>
          </table:table-cell>
          <table:table-cell table:style-name="ce43"/>
          <table:table-cell table:style-name="ce43" office:value-type="float" office:value="4259.346" calcext:value-type="float">
            <text:p><text:s/>4,259 <text:s/></text:p>
          </table:table-cell>
          <table:table-cell table:style-name="ce43" office:value-type="float" office:value="3541303.56640126" calcext:value-type="float">
            <text:p><text:s/>3,541,304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9"/>
          <table:table-cell table:style-name="ce31" office:value-type="string" calcext:value-type="string">
            <text:p><text:s text:c="12"/>非鐵金屬基本工業</text:p>
          </table:table-cell>
          <table:table-cell table:style-name="ce43"/>
          <table:table-cell table:style-name="ce43" office:value-type="float" office:value="3871.79" calcext:value-type="float">
            <text:p><text:s/>3,872 <text:s/></text:p>
          </table:table-cell>
          <table:table-cell table:style-name="ce43" office:value-type="float" office:value="328436.321359022" calcext:value-type="float">
            <text:p><text:s/>328,436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9"/>
          <table:table-cell table:style-name="ce31" office:value-type="string" calcext:value-type="string">
            <text:p><text:s text:c="16"/>(鋁業)</text:p>
          </table:table-cell>
          <table:table-cell table:style-name="ce46"/>
          <table:table-cell table:style-name="ce46" office:value-type="float" office:value="3871.79" calcext:value-type="float">
            <text:p>( 3,872 <text:s/>)</text:p>
          </table:table-cell>
          <table:table-cell table:style-name="ce46" office:value-type="float" office:value="175606.949318782" calcext:value-type="float">
            <text:p>( 175,607 <text:s/>)</text:p>
          </table:table-cell>
          <table:table-cell table:style-name="ce46"/>
          <table:table-cell table:style-name="ce76"/>
          <table:table-cell table:style-name="ce13" table:number-columns-repeated="1016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9"/>
          <table:table-cell table:style-name="ce31" office:value-type="string" calcext:value-type="string">
            <text:p><text:s text:c="8"/>金屬製品製造業</text:p>
          </table:table-cell>
          <table:table-cell table:style-name="ce43"/>
          <table:table-cell table:style-name="ce43" office:value-type="float" office:value="964.391636" calcext:value-type="float">
            <text:p><text:s/>964 <text:s/></text:p>
          </table:table-cell>
          <table:table-cell table:style-name="ce43" office:value-type="float" office:value="827996.69834158" calcext:value-type="float">
            <text:p><text:s/>827,997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2"/>
          <table:table-cell table:style-name="ce35" office:value-type="string" calcext:value-type="string">
            <text:p><text:s text:c="8"/>機械設備製造業</text:p>
          </table:table-cell>
          <table:table-cell table:style-name="ce47" table:number-columns-repeated="2"/>
          <table:table-cell table:style-name="ce47" office:value-type="float" office:value="248006.206711614" calcext:value-type="float">
            <text:p><text:s/>248,006 <text:s/></text:p>
          </table:table-cell>
          <table:table-cell table:style-name="ce47"/>
          <table:table-cell table:style-name="ce77"/>
          <table:table-cell table:style-name="ce13" table:number-columns-repeated="1016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9"/>
          <table:table-cell table:style-name="ce31" office:value-type="string" calcext:value-type="string">
            <text:p><text:s text:c="8"/>電腦通信及視聽電子產品製造業</text:p>
          </table:table-cell>
          <table:table-cell table:style-name="ce43"/>
          <table:table-cell table:style-name="ce43" office:value-type="float" office:value="31588.6792" calcext:value-type="float">
            <text:p><text:s/>31,589 <text:s/></text:p>
          </table:table-cell>
          <table:table-cell table:style-name="ce43" office:value-type="float" office:value="5079772.00696138" calcext:value-type="float">
            <text:p><text:s/>5,079,772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9"/>
          <table:table-cell table:style-name="ce31" office:value-type="string" calcext:value-type="string">
            <text:p><text:s text:c="12"/>(電子零組件製造業)</text:p>
          </table:table-cell>
          <table:table-cell table:style-name="ce46"/>
          <table:table-cell table:style-name="ce46" office:value-type="float" office:value="31588.6792" calcext:value-type="float">
            <text:p>( 31,589 <text:s/>)</text:p>
          </table:table-cell>
          <table:table-cell table:style-name="ce46" office:value-type="float" office:value="4612617.76127447" calcext:value-type="float">
            <text:p>( 4,612,618 <text:s/>)</text:p>
          </table:table-cell>
          <table:table-cell table:style-name="ce46"/>
          <table:table-cell table:style-name="ce76"/>
          <table:table-cell table:style-name="ce13" table:number-columns-repeated="1016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9"/>
          <table:table-cell table:style-name="ce31" office:value-type="string" calcext:value-type="string">
            <text:p><text:s text:c="8"/>運輸工具製造業</text:p>
          </table:table-cell>
          <table:table-cell table:style-name="ce43" table:number-columns-repeated="2"/>
          <table:table-cell table:style-name="ce43" office:value-type="float" office:value="252549.069275611" calcext:value-type="float">
            <text:p><text:s/>252,549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31" office:value-type="string" calcext:value-type="string">
            <text:p><text:s text:c="8"/>精密光學醫療器材及鐘錶製造業</text:p>
          </table:table-cell>
          <table:table-cell table:style-name="ce43" table:number-columns-repeated="2"/>
          <table:table-cell table:style-name="ce43" office:value-type="float" office:value="88606.467209" calcext:value-type="float">
            <text:p><text:s/>88,606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9"/>
          <table:table-cell table:style-name="ce31" office:value-type="string" calcext:value-type="string">
            <text:p><text:s text:c="8"/>其他工業製品製造工業</text:p>
          </table:table-cell>
          <table:table-cell table:style-name="ce43"/>
          <table:table-cell table:style-name="ce43" office:value-type="float" office:value="155.324" calcext:value-type="float">
            <text:p><text:s/>155 <text:s/></text:p>
          </table:table-cell>
          <table:table-cell table:style-name="ce43" office:value-type="float" office:value="281875.312492" calcext:value-type="float">
            <text:p><text:s/>281,875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9"/>
          <table:table-cell table:style-name="ce31" office:value-type="string" calcext:value-type="string">
            <text:p><text:s text:c="8"/>用水供應及污染整治業</text:p>
          </table:table-cell>
          <table:table-cell table:style-name="ce43" table:number-columns-repeated="2"/>
          <table:table-cell table:style-name="ce43" office:value-type="float" office:value="452243.715142325" calcext:value-type="float">
            <text:p><text:s/>452,244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9"/>
          <table:table-cell table:style-name="ce31" office:value-type="string" calcext:value-type="string">
            <text:p><text:s text:c="8"/>營造業</text:p>
          </table:table-cell>
          <table:table-cell table:style-name="ce43" table:number-columns-repeated="2"/>
          <table:table-cell table:style-name="ce43" office:value-type="float" office:value="104902.26044882" calcext:value-type="float">
            <text:p><text:s/>104,902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2"/>
          <table:table-cell table:style-name="ce44" office:value-type="float" office:value="3332.4994" calcext:value-type="float">
            <text:p><text:s/>3,332 <text:s/></text:p>
          </table:table-cell>
          <table:table-cell table:style-name="ce44"/>
          <table:table-cell table:style-name="ce71"/>
          <table:table-cell table:style-name="ce13" table:number-columns-repeated="1016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9"/>
          <table:table-cell table:style-name="ce31" office:value-type="string" calcext:value-type="string">
            <text:p><text:s text:c="4"/>運輸部門</text:p>
          </table:table-cell>
          <table:table-cell table:style-name="ce43" table:number-columns-repeated="2"/>
          <table:table-cell table:style-name="ce43" office:value-type="float" office:value="10451687.0708809" calcext:value-type="float">
            <text:p><text:s/>10,451,687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9"/>
          <table:table-cell table:style-name="ce31" office:value-type="string" calcext:value-type="string">
            <text:p><text:s text:c="8"/>國內航空</text:p>
          </table:table-cell>
          <table:table-cell table:style-name="ce43" table:number-columns-repeated="2"/>
          <table:table-cell table:style-name="ce43" office:value-type="float" office:value="46502.7512" calcext:value-type="float">
            <text:p><text:s/>46,503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9"/>
          <table:table-cell table:style-name="ce31" office:value-type="string" calcext:value-type="string">
            <text:p><text:s text:c="8"/>公路</text:p>
          </table:table-cell>
          <table:table-cell table:style-name="ce43" table:number-columns-repeated="2"/>
          <table:table-cell table:style-name="ce43" office:value-type="float" office:value="10203853.3137602" calcext:value-type="float">
            <text:p><text:s/>10,203,853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9"/>
          <table:table-cell table:style-name="ce31" office:value-type="string" calcext:value-type="string">
            <text:p><text:s text:c="8"/>鐵路</text:p>
          </table:table-cell>
          <table:table-cell table:style-name="ce43" table:number-columns-repeated="2"/>
          <table:table-cell table:style-name="ce43" office:value-type="float" office:value="109613.559466" calcext:value-type="float">
            <text:p><text:s/>109,614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9"/>
          <table:table-cell table:style-name="ce31" office:value-type="string" calcext:value-type="string">
            <text:p><text:s text:c="8"/>管線運輸</text:p>
          </table:table-cell>
          <table:table-cell table:style-name="ce43" table:number-columns-repeated="2"/>
          <table:table-cell table:style-name="ce43" office:value-type="float" office:value="2352.63321462" calcext:value-type="float">
            <text:p><text:s/>2,353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9"/>
          <table:table-cell table:style-name="ce31" office:value-type="string" calcext:value-type="string">
            <text:p><text:s text:c="8"/>國內水運 </text:p>
          </table:table-cell>
          <table:table-cell table:style-name="ce43" table:number-columns-repeated="2"/>
          <table:table-cell table:style-name="ce43" office:value-type="float" office:value="89364.81324" calcext:value-type="float">
            <text:p><text:s/>89,365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0"/>
          <table:table-cell table:style-name="ce32" office:value-type="string" calcext:value-type="string">
            <text:p><text:s text:c="8"/>其他</text:p>
          </table:table-cell>
          <table:table-cell table:style-name="ce44" table:number-columns-repeated="4"/>
          <table:table-cell table:style-name="ce71"/>
          <table:table-cell table:style-name="ce13" table:number-columns-repeated="1016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9"/>
          <table:table-cell table:style-name="ce31" office:value-type="string" calcext:value-type="string">
            <text:p><text:s text:c="4"/>農業部門</text:p>
          </table:table-cell>
          <table:table-cell table:style-name="ce43" table:number-columns-repeated="2"/>
          <table:table-cell table:style-name="ce43" office:value-type="float" office:value="625608.96834" calcext:value-type="float">
            <text:p><text:s/>625,609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9"/>
          <table:table-cell table:style-name="ce31" office:value-type="string" calcext:value-type="string">
            <text:p><text:s text:c="8"/>農牧及林業</text:p>
          </table:table-cell>
          <table:table-cell table:style-name="ce43" table:number-columns-repeated="2"/>
          <table:table-cell table:style-name="ce43" office:value-type="float" office:value="245845.869024" calcext:value-type="float">
            <text:p><text:s/>245,846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0"/>
          <table:table-cell table:style-name="ce32" office:value-type="string" calcext:value-type="string">
            <text:p><text:s text:c="8"/>漁業</text:p>
          </table:table-cell>
          <table:table-cell table:style-name="ce44" table:number-columns-repeated="2"/>
          <table:table-cell table:style-name="ce44" office:value-type="float" office:value="379763.099316" calcext:value-type="float">
            <text:p><text:s/>379,763 <text:s/></text:p>
          </table:table-cell>
          <table:table-cell table:style-name="ce44"/>
          <table:table-cell table:style-name="ce71"/>
          <table:table-cell table:style-name="ce13" table:number-columns-repeated="1016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9"/>
          <table:table-cell table:style-name="ce31" office:value-type="string" calcext:value-type="string">
            <text:p><text:s text:c="4"/>服務業部門</text:p>
          </table:table-cell>
          <table:table-cell table:style-name="ce43" office:value-type="float" office:value="2482.164" calcext:value-type="float">
            <text:p><text:s/>2,482 <text:s/></text:p>
          </table:table-cell>
          <table:table-cell table:style-name="ce43" office:value-type="float" office:value="178.152858" calcext:value-type="float">
            <text:p><text:s/>178 <text:s/></text:p>
          </table:table-cell>
          <table:table-cell table:style-name="ce43" office:value-type="float" office:value="4739138.532663" calcext:value-type="float">
            <text:p><text:s/>4,739,139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9"/>
          <table:table-cell table:style-name="ce31" office:value-type="string" calcext:value-type="string">
            <text:p><text:s text:c="8"/>批發及零售業</text:p>
          </table:table-cell>
          <table:table-cell table:style-name="ce43" table:number-columns-repeated="2"/>
          <table:table-cell table:style-name="ce43" office:value-type="float" office:value="1108332.8516825" calcext:value-type="float">
            <text:p><text:s/>1,108,333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9"/>
          <table:table-cell table:style-name="ce31" office:value-type="string" calcext:value-type="string">
            <text:p><text:s text:c="8"/>住宿及餐飲業</text:p>
          </table:table-cell>
          <table:table-cell table:style-name="ce43" table:number-columns-repeated="2"/>
          <table:table-cell table:style-name="ce43" office:value-type="float" office:value="845662.128526914" calcext:value-type="float">
            <text:p><text:s/>845,662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9"/>
          <table:table-cell table:style-name="ce31" office:value-type="string" calcext:value-type="string">
            <text:p><text:s text:c="8"/>運輸服務業</text:p>
          </table:table-cell>
          <table:table-cell table:style-name="ce43" table:number-columns-repeated="2"/>
          <table:table-cell table:style-name="ce43" office:value-type="float" office:value="193593.5742039" calcext:value-type="float">
            <text:p><text:s/>193,594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9"/>
          <table:table-cell table:style-name="ce31" office:value-type="string" calcext:value-type="string">
            <text:p><text:s text:c="8"/>倉儲業</text:p>
          </table:table-cell>
          <table:table-cell table:style-name="ce43" table:number-columns-repeated="2"/>
          <table:table-cell table:style-name="ce43" office:value-type="float" office:value="98951.486148" calcext:value-type="float">
            <text:p><text:s/>98,951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9"/>
          <table:table-cell table:style-name="ce31" office:value-type="string" calcext:value-type="string">
            <text:p><text:s text:c="8"/>通信業</text:p>
          </table:table-cell>
          <table:table-cell table:style-name="ce43" table:number-columns-repeated="2"/>
          <table:table-cell table:style-name="ce43" office:value-type="float" office:value="211415.345442" calcext:value-type="float">
            <text:p><text:s/>211,415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9"/>
          <table:table-cell table:style-name="ce31" office:value-type="string" calcext:value-type="string">
            <text:p><text:s text:c="8"/>金融保險及不動產業</text:p>
          </table:table-cell>
          <table:table-cell table:style-name="ce43" table:number-columns-repeated="2"/>
          <table:table-cell table:style-name="ce43" office:value-type="float" office:value="180583.78761" calcext:value-type="float">
            <text:p><text:s/>180,584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9"/>
          <table:table-cell table:style-name="ce31" office:value-type="string" calcext:value-type="string">
            <text:p><text:s text:c="8"/>工商服務業</text:p>
          </table:table-cell>
          <table:table-cell table:style-name="ce43" table:number-columns-repeated="2"/>
          <table:table-cell table:style-name="ce43" office:value-type="float" office:value="153661.15233449" calcext:value-type="float">
            <text:p><text:s/>153,661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9"/>
          <table:table-cell table:style-name="ce31" office:value-type="string" calcext:value-type="string">
            <text:p><text:s text:c="8"/>社會服務及個人服務業</text:p>
          </table:table-cell>
          <table:table-cell table:style-name="ce43"/>
          <table:table-cell table:style-name="ce43" office:value-type="float" office:value="19.604" calcext:value-type="float">
            <text:p><text:s/>20 <text:s/></text:p>
          </table:table-cell>
          <table:table-cell table:style-name="ce43" office:value-type="float" office:value="766350.148949085" calcext:value-type="float">
            <text:p><text:s/>766,350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9"/>
          <table:table-cell table:style-name="ce31" office:value-type="string" calcext:value-type="string">
            <text:p><text:s text:c="8"/>公共行政業</text:p>
          </table:table-cell>
          <table:table-cell table:style-name="ce43" office:value-type="float" office:value="2482.164" calcext:value-type="float">
            <text:p><text:s/>2,482 <text:s/></text:p>
          </table:table-cell>
          <table:table-cell table:style-name="ce43"/>
          <table:table-cell table:style-name="ce43" office:value-type="float" office:value="712459.354538481" calcext:value-type="float">
            <text:p><text:s/>712,459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0"/>
          <table:table-cell table:style-name="ce32" office:value-type="string" calcext:value-type="string">
            <text:p><text:s text:c="8"/>其他 </text:p>
          </table:table-cell>
          <table:table-cell table:style-name="ce44"/>
          <table:table-cell table:style-name="ce44" office:value-type="float" office:value="158.548858" calcext:value-type="float">
            <text:p><text:s/>159 <text:s/></text:p>
          </table:table-cell>
          <table:table-cell table:style-name="ce44" office:value-type="float" office:value="468128.703227624" calcext:value-type="float">
            <text:p><text:s/>468,129 <text:s/></text:p>
          </table:table-cell>
          <table:table-cell table:style-name="ce44"/>
          <table:table-cell table:style-name="ce71"/>
          <table:table-cell table:style-name="ce13" table:number-columns-repeated="1016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1"/>
          <table:table-cell table:style-name="ce33" office:value-type="string" calcext:value-type="string">
            <text:p><text:s text:c="3"/>住宅部門</text:p>
          </table:table-cell>
          <table:table-cell table:style-name="ce45" office:value-type="float" office:value="80256.636" calcext:value-type="float">
            <text:p><text:s/>80,257 <text:s/></text:p>
          </table:table-cell>
          <table:table-cell table:style-name="ce45"/>
          <table:table-cell table:style-name="ce45" office:value-type="float" office:value="5906266.86343499" calcext:value-type="float">
            <text:p><text:s/>5,906,267 <text:s/></text:p>
          </table:table-cell>
          <table:table-cell table:style-name="ce45"/>
          <table:table-cell table:style-name="ce75"/>
          <table:table-cell table:style-name="ce13" table:number-columns-repeated="1016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9"/>
          <table:table-cell table:style-name="ce31" office:value-type="string" calcext:value-type="string">
            <text:p>非能源消費</text:p>
          </table:table-cell>
          <table:table-cell table:style-name="ce43" table:number-columns-repeated="2"/>
          <table:table-cell table:style-name="ce43" office:value-type="float" office:value="22203837.8122277" calcext:value-type="float">
            <text:p><text:s/>22,203,838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9"/>
          <table:table-cell table:style-name="ce31" office:value-type="string" calcext:value-type="string">
            <text:p><text:s text:c="3"/>工業、轉變及能源部門</text:p>
          </table:table-cell>
          <table:table-cell table:style-name="ce43" table:number-columns-repeated="2"/>
          <table:table-cell table:style-name="ce43" office:value-type="float" office:value="22203837.8122277" calcext:value-type="float">
            <text:p><text:s/>22,203,838 <text:s/></text:p>
          </table:table-cell>
          <table:table-cell table:style-name="ce43"/>
          <table:table-cell table:style-name="ce70"/>
          <table:table-cell table:style-name="ce13" table:number-columns-repeated="1016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9"/>
          <table:table-cell table:style-name="ce31" office:value-type="string" calcext:value-type="string">
            <text:p><text:s text:c="3"/>(石化原料用)</text:p>
          </table:table-cell>
          <table:table-cell table:style-name="ce46" table:number-columns-repeated="2"/>
          <table:table-cell table:style-name="ce46" office:value-type="float" office:value="18886000.2298892" calcext:value-type="float">
            <text:p>( 18,886,000 <text:s/>)</text:p>
          </table:table-cell>
          <table:table-cell table:style-name="ce46"/>
          <table:table-cell table:style-name="ce76"/>
          <table:table-cell table:style-name="ce13" table:number-columns-repeated="1016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9"/>
          <table:table-cell table:style-name="ce31" office:value-type="string" calcext:value-type="string">
            <text:p><text:s text:c="3"/>運輸部門</text:p>
          </table:table-cell>
          <table:table-cell table:style-name="ce43" table:number-columns-repeated="4"/>
          <table:table-cell table:style-name="ce70"/>
          <table:table-cell table:style-name="ce13" table:number-columns-repeated="1016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0"/>
          <table:table-cell table:style-name="ce32" office:value-type="string" calcext:value-type="string">
            <text:p><text:s text:c="3"/>其他</text:p>
          </table:table-cell>
          <table:table-cell table:style-name="ce44" table:number-columns-repeated="4"/>
          <table:table-cell table:style-name="ce71"/>
          <table:table-cell table:style-name="ce13" table:number-columns-repeated="1016"/>
        </table:table-row>
        <table:table-row table:style-name="ro5">
          <table:table-cell table:style-name="ce11"/>
          <table:table-cell table:style-name="ce23"/>
          <table:table-cell table:style-name="ce36" office:value-type="string" calcext:value-type="string">
            <text:p>電能與熱能產出</text:p>
          </table:table-cell>
          <table:table-cell table:style-name="ce49" table:number-columns-repeated="2"/>
          <table:table-cell table:style-name="ce69" table:number-columns-repeated="3"/>
          <table:table-cell table:style-name="ce13" table:number-columns-repeated="1016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9" office:value-type="string" calcext:value-type="string">
            <text:p><text:s/></text:p>
          </table:table-cell>
          <table:table-cell table:style-name="ce31" office:value-type="string" calcext:value-type="string">
            <text:p>發電量 (千度)</text:p>
          </table:table-cell>
          <table:table-cell table:style-name="ce43" table:number-columns-repeated="2"/>
          <table:table-cell table:style-name="ce70" office:value-type="float" office:value="267880228.759726" calcext:value-type="float">
            <text:p><text:s/>267,880,229 <text:s/></text:p>
          </table:table-cell>
          <table:table-cell table:style-name="ce70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<text:s text:c="4"/>公用發電廠</text:p>
          </table:table-cell>
          <table:table-cell table:style-name="ce43" table:number-columns-repeated="2"/>
          <table:table-cell table:style-name="ce70" office:value-type="float" office:value="224171155.20479" calcext:value-type="float">
            <text:p><text:s/>224,171,155 <text:s/></text:p>
          </table:table-cell>
          <table:table-cell table:style-name="ce70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<text:s text:c="4"/>自用發電廠</text:p>
          </table:table-cell>
          <table:table-cell table:style-name="ce43" table:number-columns-repeated="2"/>
          <table:table-cell table:style-name="ce70" office:value-type="float" office:value="8429682.554998" calcext:value-type="float">
            <text:p><text:s/>8,429,683 <text:s/></text:p>
          </table:table-cell>
          <table:table-cell table:style-name="ce70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<text:s text:c="4"/>公用汽電共生廠</text:p>
          </table:table-cell>
          <table:table-cell table:style-name="ce43" table:number-columns-repeated="2"/>
          <table:table-cell table:style-name="ce70" office:value-type="float" office:value="1497779.000003" calcext:value-type="float">
            <text:p><text:s/>1,497,779 <text:s/></text:p>
          </table:table-cell>
          <table:table-cell table:style-name="ce70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table:number-columns-repeated="2"/>
          <table:table-cell table:style-name="ce70" office:value-type="float" office:value="33781611.999935" calcext:value-type="float">
            <text:p><text:s/>33,781,612 <text:s/></text:p>
          </table:table-cell>
          <table:table-cell table:style-name="ce70" table:number-columns-repeated="2"/>
          <table:table-cell table:style-name="ce13" table:number-columns-repeated="1016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熱能(公噸)</text:p>
          </table:table-cell>
          <table:table-cell table:style-name="ce43" table:number-columns-repeated="2"/>
          <table:table-cell table:style-name="ce70" office:value-type="float" office:value="29126826.829928" calcext:value-type="float">
            <text:p><text:s/>29,126,827 <text:s/></text:p>
          </table:table-cell>
          <table:table-cell table:style-name="ce70" table:number-columns-repeated="2"/>
          <table:table-cell table:style-name="ce13" table:number-columns-repeated="1016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20"/>
          <table:table-cell table:style-name="ce32" office:value-type="string" calcext:value-type="string">
            <text:p><text:s text:c="4"/>汽電共生廠</text:p>
          </table:table-cell>
          <table:table-cell table:style-name="ce44" table:number-columns-repeated="2"/>
          <table:table-cell table:style-name="ce71" office:value-type="float" office:value="29126826.829928" calcext:value-type="float">
            <text:p><text:s/>29,126,827 <text:s/></text:p>
          </table:table-cell>
          <table:table-cell table:style-name="ce71" table:number-columns-repeated="2"/>
          <table:table-cell table:style-name="ce13" table:number-columns-repeated="1016"/>
        </table:table-row>
        <table:table-row table:style-name="ro5">
          <table:table-cell table:style-name="ce12" table:number-columns-spanned="8" table:number-rows-spanned="1"/>
          <table:covered-table-cell table:number-columns-repeated="7" table:style-name="ce12"/>
          <table:table-cell table:style-name="ce53" table:number-columns-repeated="1016"/>
        </table:table-row>
        <table:table-row table:style-name="ro5">
          <table:table-cell table:style-name="ce12" table:number-columns-spanned="8" table:number-rows-spanned="1"/>
          <table:covered-table-cell table:number-columns-repeated="7" table:style-name="ce12"/>
          <table:table-cell table:style-name="ce53" table:number-columns-repeated="1016"/>
        </table:table-row>
        <table:table-row table:style-name="ro5">
          <table:table-cell table:style-name="ce12" table:number-columns-spanned="8" table:number-rows-spanned="1"/>
          <table:covered-table-cell table:number-columns-repeated="7" table:style-name="ce12"/>
          <table:table-cell table:style-name="ce53" table:number-columns-repeated="1016"/>
        </table:table-row>
        <table:table-row table:style-name="ro5" table:number-rows-repeated="10">
          <table:table-cell table:style-name="ce13"/>
          <table:table-cell table:style-name="ce4"/>
          <table:table-cell table:style-name="ce13" table:number-columns-repeated="6"/>
          <table:table-cell table:style-name="ce37" table:number-columns-repeated="1016"/>
        </table:table-row>
        <table:table-row table:style-name="ro6">
          <table:table-cell table:style-name="ce13"/>
          <table:table-cell table:style-name="ce4"/>
          <table:table-cell table:style-name="ce13" table:number-columns-repeated="6"/>
          <table:table-cell table:style-name="ce37" table:number-columns-repeated="1016"/>
        </table:table-row>
        <table:table-row table:style-name="ro7" table:number-rows-repeated="96">
          <table:table-cell table:style-name="ce14"/>
          <table:table-cell table:style-name="ce24"/>
          <table:table-cell table:style-name="ce14" table:number-columns-repeated="1022"/>
        </table:table-row>
        <table:table-row table:style-name="ro7" table:number-rows-repeated="104835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Page1.$A$1" table:cell-range-address="$Page7.$A$1:.$AMJ$7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6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69">
      <number:text>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70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70">
      <number:text> </number:text>
      <style:map style:condition="value()&gt;0" style:apply-style-name="N170P0"/>
      <style:map style:condition="value()&lt;0" style:apply-style-name="N17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first-page-number="continue" style:scale-to="100%" style:writing-mode="lr-tb"/>
      <style:header-style>
        <style:header-footer-properties fo:min-height="7.5mm" fo:margin-left="9mm" fo:margin-right="14.01mm" fo:margin-bottom="0mm"/>
      </style:header-style>
      <style:footer-style>
        <style:header-footer-properties fo:min-height="7.5mm" fo:margin-left="9mm" fo:margin-right="14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能源平衡表-OECD能源統計格式(公噸油當量單位)(累計)</dc:title>
    <dc:subject>能源平衡表-OECD能源統計格式(公噸油當量單位)(累計)</dc:subject>
    <meta:keyword>能源統計月報</meta:keyword>
    <dc:description>能源平衡表-OECD能源統計格式(公噸油當量單位)(累計)</dc:description>
    <meta:initial-creator>國際合作與能源統計科</meta:initial-creator>
    <meta:creation-date>2012-04-06T11:47:32</meta:creation-date>
    <dc:creator>方文秀</dc:creator>
    <dc:date>2021-12-29T20:21:25</dc:date>
    <meta:print-date>2018-05-11T10:21:50</meta:print-date>
    <meta:document-statistic meta:table-count="7" meta:cell-count="3080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